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584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7.523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3.831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4.251cm"/>
    </style:style>
    <style:style style:name="co11" style:family="table-column">
      <style:table-column-properties fo:break-before="auto" style:column-width="9.622cm"/>
    </style:style>
    <style:style style:name="co12" style:family="table-column">
      <style:table-column-properties fo:break-before="auto" style:column-width="3.776cm"/>
    </style:style>
    <style:style style:name="co13" style:family="table-column">
      <style:table-column-properties fo:break-before="auto" style:column-width="13.146cm"/>
    </style:style>
    <style:style style:name="co14" style:family="table-column">
      <style:table-column-properties fo:break-before="auto" style:column-width="0.538cm"/>
    </style:style>
    <style:style style:name="co15" style:family="table-column">
      <style:table-column-properties fo:break-before="auto" style:column-width="2.993cm"/>
    </style:style>
    <style:style style:name="co16" style:family="table-column">
      <style:table-column-properties fo:break-before="auto" style:column-width="2.798cm"/>
    </style:style>
    <style:style style:name="co17" style:family="table-column">
      <style:table-column-properties fo:break-before="auto" style:column-width="2.965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0.635cm"/>
    </style:style>
    <style:style style:name="co20" style:family="table-column">
      <style:table-column-properties fo:break-before="auto" style:column-width="4.531cm"/>
    </style:style>
    <style:style style:name="co21" style:family="table-column">
      <style:table-column-properties fo:break-before="auto" style:column-width="3.944cm"/>
    </style:style>
    <style:style style:name="co22" style:family="table-column">
      <style:table-column-properties fo:break-before="auto" style:column-width="3.741cm"/>
    </style:style>
    <style:style style:name="co23" style:family="table-column">
      <style:table-column-properties fo:break-before="auto" style:column-width="2.367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10.0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4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PageStyle_5f_Hoja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00b050"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2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diagonal-bl-tr="none" style:diagonal-tl-br="none" fo:border="0.74pt solid #000000" style:rotation-align="none"/>
    </style:style>
    <style:style style:name="ce3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2f2f2" style:diagonal-bl-tr="none" style:diagonal-tl-br="none" fo:border="0.74pt solid #000000" style:rotation-align="none"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fo:background-color="#00b050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196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ackground-color="#92d050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214" style:family="table-cell" style:parent-style-name="Default">
      <style:table-cell-properties fo:background-color="#ffc000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215" style:family="table-cell" style:parent-style-name="Default">
      <style:table-cell-properties fo:background-color="#ffc000" style:diagonal-bl-tr="none" style:diagonal-tl-br="none" style:text-align-source="fix" style:repeat-content="false" fo:border="none" style:rotation-align="non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fo:margin-left="0cm"/>
    </style:style>
    <style:style style:name="ce5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74pt solid #000000" fo:background-color="#ffc000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able-cell-properties fo:background-color="#ffc000" style:rotation-align="none"/>
    </style:style>
    <style:style style:name="ce7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1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none"/>
    </style:style>
    <style:style style:name="ce58" style:family="table-cell" style:parent-style-name="Default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6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ackground-color="#92d050" style:rotation-align="none"/>
    </style:style>
    <style:style style:name="ce8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7" style:family="table-cell" style:parent-style-name="Excel_20_Built-in_20_Accent6" style:data-style-name="N15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48" style:family="table-cell" style:parent-style-name="Excel_20_Built-in_20_Check_20_Cell" style:data-style-name="N0">
      <style:table-cell-properties fo:background-color="#a5a5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49" style:family="table-cell" style:parent-style-name="Default">
      <style:table-cell-properties fo:background-color="#66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0" style:family="table-cell" style:parent-style-name="Excel_20_Built-in_20_60_25__20_-_20_Accent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1" style:family="table-cell" style:parent-style-name="Default">
      <style:table-cell-properties fo:background-color="#be9b8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fo:background-color="#8a9e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fo:background-color="#d6f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>
      <style:table-cell-properties fo:background-color="#b1e1b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>
      <style:table-cell-properties fo:background-color="#ccff6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>
      <style:table-cell-properties fo:background-color="#ccff66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6" style:family="table-cell" style:parent-style-name="Default">
      <style:table-cell-properties fo:background-color="#cc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fo:background-color="#cc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189" style:family="table-cell" style:parent-style-name="Default">
      <style:table-cell-properties fo:background-color="#54823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ackground-color="#65e53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>
      <style:table-cell-properties fo:background-color="#ff9999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ackground-color="#65e53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4" style:family="table-cell" style:parent-style-name="Default">
      <style:table-cell-properties fo:background-color="#a661d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5" style:family="table-cell" style:parent-style-name="Default">
      <style:table-cell-properties fo:background-color="#a661d1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ackground-color="#ff99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ackground-color="#cc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ackground-color="#99cc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fo:background-color="#00206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2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>
      <style:table-cell-properties fo:background-color="#2402b2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23" style:family="table-cell" style:parent-style-name="Default">
      <style:table-cell-properties fo:background-color="#240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75" style:family="table-cell" style:parent-style-name="Excel_20_Built-in_20_Accent1" style:data-style-name="N0">
      <style:table-cell-properties fo:background-color="#6d71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76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277" style:family="table-cell" style:parent-style-name="Default">
      <style:table-cell-properties fo:background-color="#6d7e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8" style:family="table-cell" style:parent-style-name="Default">
      <style:table-cell-properties fo:background-color="#5da9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9" style:family="table-cell" style:parent-style-name="Default">
      <style:table-cell-properties fo:background-color="#78be7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0" style:family="table-cell" style:parent-style-name="Excel_20_Built-in_20_Accent1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4" style:family="table-cell" style:parent-style-name="Default">
      <style:table-cell-properties fo:background-color="#ccffff" style:text-align-source="fix" style:repeat-content="false" style:rotation-align="none" style:vertical-align="middle"/>
      <style:paragraph-properties fo:text-align="center" fo:margin-left="0cm"/>
    </style:style>
    <style:style style:name="ce285" style:family="table-cell" style:parent-style-name="Default">
      <style:table-cell-properties fo:background-color="#99ccff" style:text-align-source="fix" style:repeat-content="false" style:rotation-align="none" style:vertical-align="middle"/>
      <style:paragraph-properties fo:text-align="center" fo:margin-left="0cm"/>
    </style:style>
    <style:style style:name="ce286" style:family="table-cell" style:parent-style-name="Default">
      <style:table-cell-properties fo:background-color="#2402b2" style:text-align-source="fix" style:repeat-content="false" style:rotation-align="none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a661d1" style:text-align-source="fix" style:repeat-content="false" style:rotation-align="none" style:vertical-align="middle"/>
      <style:paragraph-properties fo:text-align="center" fo:margin-left="0cm"/>
    </style:style>
    <style:style style:name="ce288" style:family="table-cell" style:parent-style-name="Default">
      <style:table-cell-properties fo:background-color="#ff99ff" style:text-align-source="fix" style:repeat-content="false" style:rotation-align="none" style:vertical-align="middle"/>
      <style:paragraph-properties fo:text-align="center" fo:margin-left="0cm"/>
    </style:style>
    <style:style style:name="ce289" style:family="table-cell" style:parent-style-name="Default">
      <style:table-cell-properties fo:background-color="#ff9999" style:text-align-source="fix" style:repeat-content="false" style:rotation-align="none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548235" style:text-align-source="fix" style:repeat-content="false" style:rotation-align="none" style:vertical-align="middle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fo:margin-left="0cm"/>
    </style:style>
    <style:style style:name="ce291" style:family="table-cell" style:parent-style-name="Default">
      <style:table-cell-properties fo:background-color="#65e537" style:text-align-source="fix" style:repeat-content="false" style:rotation-align="none" style:vertical-align="middle"/>
      <style:paragraph-properties fo:text-align="center" fo:margin-left="0cm"/>
    </style:style>
    <style:style style:name="ce292" style:family="table-cell" style:parent-style-name="Default">
      <style:table-cell-properties fo:background-color="#ccff66" style:text-align-source="fix" style:repeat-content="false" style:rotation-align="none" style:vertical-align="middle"/>
      <style:paragraph-properties fo:text-align="center" fo:margin-left="0cm"/>
    </style:style>
    <style:style style:name="ce29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3" style:family="table-cell" style:parent-style-name="Default">
      <style:table-cell-properties fo:background-color="#c978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>
      <style:table-cell-properties fo:background-color="#ccffff" style:diagonal-bl-tr="none" style:diagonal-tl-br="none" fo:border="0.74pt solid #000000" style:rotation-align="none"/>
    </style:style>
    <style:style style:name="ce200" style:family="table-cell" style:parent-style-name="Default">
      <style:table-cell-properties fo:background-color="#99ccff" style:diagonal-bl-tr="none" style:diagonal-tl-br="none" fo:border="0.74pt solid #000000" style:rotation-align="none"/>
    </style:style>
    <style:style style:name="ce201" style:family="table-cell" style:parent-style-name="Default">
      <style:table-cell-properties fo:background-color="#2402b2" style:diagonal-bl-tr="none" style:diagonal-tl-br="none" fo:border="0.74pt solid #000000" style:rotation-align="none"/>
    </style:style>
    <style:style style:name="ce202" style:family="table-cell" style:parent-style-name="Default">
      <style:table-cell-properties fo:background-color="#a661d1" style:diagonal-bl-tr="none" style:diagonal-tl-br="none" fo:border="0.74pt solid #000000" style:rotation-align="none"/>
    </style:style>
    <style:style style:name="ce203" style:family="table-cell" style:parent-style-name="Default">
      <style:table-cell-properties fo:background-color="#ff99ff" style:diagonal-bl-tr="none" style:diagonal-tl-br="none" fo:border="0.74pt solid #000000" style:rotation-align="none"/>
    </style:style>
    <style:style style:name="ce204" style:family="table-cell" style:parent-style-name="Default">
      <style:table-cell-properties fo:background-color="#ff9999" style:diagonal-bl-tr="none" style:diagonal-tl-br="none" fo:border="0.74pt solid #000000" style:rotation-align="none"/>
    </style:style>
    <style:style style:name="ce205" style:family="table-cell" style:parent-style-name="Default">
      <style:table-cell-properties fo:background-color="#548235" style:diagonal-bl-tr="none" style:diagonal-tl-br="none" fo:border="0.74pt solid #000000" style:rotation-align="none">
        <loext:background-complex-color loext:theme-type="accent6" loext:color-type="theme">
          <loext:transformation loext:type="lummod" loext:value="7500"/>
        </loext:background-complex-color>
      </style:table-cell-properties>
    </style:style>
    <style:style style:name="ce206" style:family="table-cell" style:parent-style-name="Default">
      <style:table-cell-properties fo:background-color="#65e537" style:diagonal-bl-tr="none" style:diagonal-tl-br="none" fo:border="0.74pt solid #000000" style:rotation-align="none"/>
    </style:style>
    <style:style style:name="ce207" style:family="table-cell" style:parent-style-name="Default">
      <style:table-cell-properties fo:background-color="#ccff66"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gr1" style:family="graphic" style:parent-style-name="Default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53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solid" svg:stroke-width="0.053cm" svg:stroke-color="#ed7d31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5" style:family="graphic" style:parent-style-name="Default">
      <style:graphic-properties draw:stroke="solid" svg:stroke-width="0.053cm" svg:stroke-color="#ffc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6" style:family="graphic" style:parent-style-name="Default">
      <style:graphic-properties draw:stroke="solid" svg:stroke-width="0.053cm" svg:stroke-color="#70ad47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7" style:family="graphic" style:parent-style-name="Default">
      <style:graphic-properties draw:stroke="solid" svg:stroke-width="0.053cm" svg:stroke-color="#843c0b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8" style:family="graphic" style:parent-style-name="Default">
      <style:graphic-properties draw:stroke="solid" svg:stroke-width="0.053cm" svg:stroke-color="#2f5597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9" style:family="graphic" style:parent-style-name="Default">
      <style:graphic-properties draw:stroke="solid" svg:stroke-width="0.053cm" svg:stroke-color="#a8981e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0" style:family="graphic" style:parent-style-name="Default">
      <style:graphic-properties draw:stroke="solid" svg:stroke-width="0.053cm" svg:stroke-color="#13b376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1" style:family="graphic" style:parent-style-name="Default">
      <style:graphic-properties draw:stroke="solid" svg:stroke-width="0.053cm" svg:stroke-color="#a91d1d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2" style:family="graphic" style:parent-style-name="Default">
      <style:graphic-properties draw:stroke="solid" svg:stroke-width="0.053cm" svg:stroke-color="#1fa77a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3" style:family="graphic" style:parent-style-name="Default">
      <style:graphic-properties draw:stroke="solid" svg:stroke-width="0.053cm" svg:stroke-color="#ba7c0c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4" style:family="graphic" style:parent-style-name="Default">
      <style:graphic-properties draw:stroke="solid" svg:stroke-width="0.053cm" svg:stroke-color="#0cba52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5" style:family="graphic" style:parent-style-name="Default">
      <style:graphic-properties draw:stroke="solid" svg:stroke-width="0.053cm" svg:stroke-color="#222a3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6" style:family="graphic" style:parent-style-name="Default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4" table:number-columns-repeated="1636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vram</text:p>
          </table:table-cell>
          <table:table-cell table:style-name="ce1" office:value-type="string" calcext:value-type="string">
            <text:p>tipomemoria</text:p>
          </table:table-cell>
          <table:table-cell table:style-name="ce1" office:value-type="string" calcext:value-type="string">
            <text:p>consumo</text:p>
          </table:table-cell>
          <table:table-cell table:style-name="ce1" office:value-type="string" calcext:value-type="string">
            <text:p>alimentacion</text:p>
          </table:table-cell>
          <table:table-cell table:style-name="ce1" office:value-type="string" calcext:value-type="string">
            <text:p>alimentacionexterna</text:p>
          </table:table-cell>
          <table:table-cell table:style-name="ce1" office:value-type="string" calcext:value-type="string">
            <text:p>pines</text:p>
          </table:table-cell>
          <table:table-cell table:style-name="ce1" office:value-type="string" calcext:value-type="string">
            <text:p>puerto</text:p>
          </table:table-cell>
          <table:table-cell table:style-name="ce1" office:value-type="string" calcext:value-type="string">
            <text:p>ProcesadoresSombreado</text:p>
          </table:table-cell>
          <table:table-cell table:style-name="ce1" office:value-type="string" calcext:value-type="string">
            <text:p>gam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 710</text:p>
          </table:table-cell>
          <table:table-cell table:style-name="ce2" office:value-type="string" calcext:value-type="string">
            <text:p>2/1 GB</text:p>
          </table:table-cell>
          <table:table-cell table:style-name="ce2" office:value-type="string" calcext:value-type="string">
            <text:p>DDR3</text:p>
          </table:table-cell>
          <table:table-cell table:style-name="ce2" office:value-type="string" calcext:value-type="string">
            <text:p>19 w</text:p>
          </table:table-cell>
          <table:table-cell table:style-name="ce2" office:value-type="string" calcext:value-type="string">
            <text:p>300 w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CI Express 2.0 x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 720</text:p>
          </table:table-cell>
          <table:table-cell table:style-name="ce2" office:value-type="string" calcext:value-type="string">
            <text:p>600w</text:p>
          </table:table-cell>
          <table:table-cell table:style-name="ce2" office:value-type="string" calcext:value-type="string">
            <text:p>DDR3 / GDDR5</text:p>
          </table:table-cell>
          <table:table-cell table:style-name="ce2" office:value-type="string" calcext:value-type="string">
            <text:p>23 w</text:p>
          </table:table-cell>
          <table:table-cell table:style-name="ce2" office:value-type="string" calcext:value-type="string">
            <text:p>300w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CI Express 2.0 x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 730</text:p>
          </table:table-cell>
          <table:table-cell table:style-name="ce2" office:value-type="string" calcext:value-type="string">
            <text:p>2 GB</text:p>
          </table:table-cell>
          <table:table-cell table:style-name="ce2" office:value-type="string" calcext:value-type="string">
            <text:p>GDDR5 </text:p>
          </table:table-cell>
          <table:table-cell table:style-name="ce2" office:value-type="string" calcext:value-type="string">
            <text:p>35 w</text:p>
          </table:table-cell>
          <table:table-cell table:style-name="ce2" office:value-type="string" calcext:value-type="string">
            <text:p>300w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CI Express 2.0 x 1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 740</text:p>
          </table:table-cell>
          <table:table-cell table:style-name="ce6" office:value-type="string" calcext:value-type="string">
            <text:p>1/2 GB</text:p>
          </table:table-cell>
          <table:table-cell table:style-name="ce2" office:value-type="string" calcext:value-type="string">
            <text:p>GDDR5 / DDR3</text:p>
          </table:table-cell>
          <table:table-cell table:style-name="ce2" office:value-type="string" calcext:value-type="string">
            <text:p>64 w</text:p>
          </table:table-cell>
          <table:table-cell table:style-name="ce2" office:value-type="string" calcext:value-type="string">
            <text:p>400 w</text:p>
          </table:table-cell>
          <table:table-cell table:style-name="ce2" office:value-type="string" calcext:value-type="string">
            <text:p>si/no</text:p>
          </table:table-cell>
          <table:table-cell table:style-name="ce2" office:value-type="string" calcext:value-type="string">
            <text:p>0/1x6</text:p>
          </table:table-cell>
          <table:table-cell table:style-name="ce2" office:value-type="string" calcext:value-type="string">
            <text:p>PCI Express 3.0 x 1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50</text:p>
          </table:table-cell>
          <table:table-cell table:style-name="ce2" office:value-type="string" calcext:value-type="string">
            <text:p>1 GB</text:p>
          </table:table-cell>
          <table:table-cell table:style-name="ce2" office:value-type="string" calcext:value-type="string">
            <text:p>GDDR5</text:p>
          </table:table-cell>
          <table:table-cell table:style-name="ce2" office:value-type="string" calcext:value-type="string">
            <text:p>55w</text:p>
          </table:table-cell>
          <table:table-cell table:style-name="ce2" office:value-type="string" calcext:value-type="string">
            <text:p>400 w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CI Express 3.0 x 1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50 ti</text:p>
          </table:table-cell>
          <table:table-cell table:style-name="ce2" office:value-type="string" calcext:value-type="string">
            <text:p>2 GB</text:p>
          </table:table-cell>
          <table:table-cell table:style-name="ce2" office:value-type="string" calcext:value-type="string">
            <text:p>GDDR5</text:p>
          </table:table-cell>
          <table:table-cell table:style-name="ce2" office:value-type="string" calcext:value-type="string">
            <text:p>60 w</text:p>
          </table:table-cell>
          <table:table-cell table:style-name="ce2" office:value-type="string" calcext:value-type="string">
            <text:p>400 w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CI Express 3.0 x 16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60</text:p>
          </table:table-cell>
          <table:table-cell table:style-name="ce2" office:value-type="string" calcext:value-type="string">
            <text:p>2 GB</text:p>
          </table:table-cell>
          <table:table-cell table:style-name="ce2" office:value-type="string" calcext:value-type="string">
            <text:p>GDDR5</text:p>
          </table:table-cell>
          <table:table-cell table:style-name="ce2" office:value-type="string" calcext:value-type="string">
            <text:p>170w</text:p>
          </table:table-cell>
          <table:table-cell table:style-name="ce2" office:value-type="string" calcext:value-type="string">
            <text:p>500 w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2x6</text:p>
          </table:table-cell>
          <table:table-cell table:style-name="ce2" office:value-type="string" calcext:value-type="string">
            <text:p>PCI Express 3.0 x 16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60 ti</text:p>
          </table:table-cell>
          <table:table-cell table:style-name="ce2" table:number-columns-repeated="3"/>
          <table:table-cell table:style-name="ce2" office:value-type="string" calcext:value-type="string">
            <text:p>300w</text:p>
          </table:table-cell>
          <table:table-cell table:style-name="ce2" table:number-columns-repeated="2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70</text:p>
          </table:table-cell>
          <table:table-cell table:style-name="ce2" table:number-columns-repeated="3"/>
          <table:table-cell table:style-name="ce2" office:value-type="string" calcext:value-type="string">
            <text:p>300w</text:p>
          </table:table-cell>
          <table:table-cell table:style-name="ce2" table:number-columns-repeated="2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80</text:p>
          </table:table-cell>
          <table:table-cell table:style-name="ce2" table:number-columns-repeated="3"/>
          <table:table-cell table:style-name="ce2" office:value-type="string" calcext:value-type="string">
            <text:p>300w</text:p>
          </table:table-cell>
          <table:table-cell table:style-name="ce2" table:number-columns-repeated="2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780 ti</text:p>
          </table:table-cell>
          <table:table-cell table:style-name="ce2" table:number-columns-repeated="3"/>
          <table:table-cell table:style-name="ce2" office:value-type="string" calcext:value-type="string">
            <text:p>300w</text:p>
          </table:table-cell>
          <table:table-cell table:style-name="ce2" table:number-columns-repeated="2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table:number-columns-repeated="7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1050T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DDR5</text:p>
          </table:table-cell>
          <table:table-cell table:style-name="ce2" office:value-type="string" calcext:value-type="string">
            <text:p>75W</text:p>
          </table:table-cell>
          <table:table-cell table:style-name="ce2" office:value-type="string" calcext:value-type="string">
            <text:p>400W</text:p>
          </table:table-cell>
          <table:table-cell table:style-name="ce2" table:number-columns-repeated="2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DDR5</text:p>
          </table:table-cell>
          <table:table-cell table:style-name="ce2" office:value-type="string" calcext:value-type="string">
            <text:p>75W</text:p>
          </table:table-cell>
          <table:table-cell table:style-name="ce2" office:value-type="string" calcext:value-type="string">
            <text:p>300w</text:p>
          </table:table-cell>
          <table:table-cell table:style-name="ce2" table:number-columns-repeated="2"/>
          <table:table-cell table:style-name="ce2" office:value-type="string" calcext:value-type="string">
            <text:p>PCI Express 3.0 x 16</text:p>
          </table:table-cell>
          <table:table-cell table:style-name="ce2"/>
          <table:table-cell table:style-name="ce2" office:value-type="string" calcext:value-type="string">
            <text:p>baj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2" office:value-type="string" calcext:value-type="string">
            <text:p>GTX 1650</text:p>
          </table:table-cell>
          <table:table-cell table:style-name="ce85" office:value-type="string" calcext:value-type="string">
            <text:p>4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75 W</text:p>
          </table:table-cell>
          <table:table-cell table:style-name="ce2" office:value-type="string" calcext:value-type="string">
            <text:p>40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 table:number-columns-repeated="2"/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4" office:value-type="string" calcext:value-type="string">
            <text:p>GTC 1660 SUPER</text:p>
          </table:table-cell>
          <table:table-cell table:style-name="ce84" office:value-type="string" calcext:value-type="string">
            <text:p>6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25 W</text:p>
          </table:table-cell>
          <table:table-cell table:style-name="ce85" office:value-type="string" calcext:value-type="string">
            <text:p>50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650 SUPER</text:p>
          </table:table-cell>
          <table:table-cell table:style-name="ce84" office:value-type="string" calcext:value-type="string">
            <text:p>4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00 W</text:p>
          </table:table-cell>
          <table:table-cell table:style-name="ce85" office:value-type="string" calcext:value-type="string">
            <text:p>60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660</text:p>
          </table:table-cell>
          <table:table-cell table:style-name="ce84" office:value-type="string" calcext:value-type="string">
            <text:p>4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20 W</text:p>
          </table:table-cell>
          <table:table-cell table:style-name="ce2" office:value-type="string" calcext:value-type="string">
            <text:p>40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660 TI</text:p>
          </table:table-cell>
          <table:table-cell table:style-name="ce84" office:value-type="string" calcext:value-type="string">
            <text:p>6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20 W</text:p>
          </table:table-cell>
          <table:table-cell table:style-name="ce2" office:value-type="string" calcext:value-type="string">
            <text:p>40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070</text:p>
          </table:table-cell>
          <table:table-cell table:style-name="ce84" office:value-type="float" office:value="8" calcext:value-type="float">
            <text:p>8</text:p>
          </table:table-cell>
          <table:table-cell table:style-name="ce85" office:value-type="string" calcext:value-type="string">
            <text:p>GDDR5</text:p>
          </table:table-cell>
          <table:table-cell table:style-name="ce85" office:value-type="string" calcext:value-type="string">
            <text:p>180 w</text:p>
          </table:table-cell>
          <table:table-cell table:style-name="ce85" office:value-type="string" calcext:value-type="string">
            <text:p>600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070 TI</text:p>
          </table:table-cell>
          <table:table-cell table:style-name="ce84" office:value-type="float" office:value="8" calcext:value-type="float">
            <text:p>8</text:p>
          </table:table-cell>
          <table:table-cell table:style-name="ce85" office:value-type="string" calcext:value-type="string">
            <text:p>GDDR5</text:p>
          </table:table-cell>
          <table:table-cell table:style-name="ce85" office:value-type="string" calcext:value-type="string">
            <text:p>150 W</text:p>
          </table:table-cell>
          <table:table-cell table:style-name="ce85" office:value-type="string" calcext:value-type="string">
            <text:p>600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080</text:p>
          </table:table-cell>
          <table:table-cell table:style-name="ce85"/>
          <table:table-cell table:style-name="ce85" office:value-type="string" calcext:value-type="string">
            <text:p>GDDR5X</text:p>
          </table:table-cell>
          <table:table-cell table:style-name="ce85" office:value-type="string" calcext:value-type="string">
            <text:p>180 w</text:p>
          </table:table-cell>
          <table:table-cell table:style-name="ce85" office:value-type="string" calcext:value-type="string">
            <text:p>600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GTX 1080 TI</text:p>
          </table:table-cell>
          <table:table-cell table:style-name="ce85" office:value-type="string" calcext:value-type="string">
            <text:p>11 GB</text:p>
          </table:table-cell>
          <table:table-cell table:style-name="ce85" office:value-type="string" calcext:value-type="string">
            <text:p>GDDR5X</text:p>
          </table:table-cell>
          <table:table-cell table:style-name="ce85" office:value-type="string" calcext:value-type="string">
            <text:p>250 W</text:p>
          </table:table-cell>
          <table:table-cell table:style-name="ce85" office:value-type="string" calcext:value-type="string">
            <text:p>600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-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60</text:p>
          </table:table-cell>
          <table:table-cell table:style-name="ce85" office:value-type="string" calcext:value-type="string">
            <text:p>6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60 W</text:p>
          </table:table-cell>
          <table:table-cell table:style-name="ce85" office:value-type="string" calcext:value-type="string">
            <text:p>600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-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70</text:p>
          </table:table-cell>
          <table:table-cell table:style-name="ce85" office:value-type="string" calcext:value-type="string">
            <text:p>8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75 W</text:p>
          </table:table-cell>
          <table:table-cell table:style-name="ce85" office:value-type="string" calcext:value-type="string">
            <text:p>600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-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80</text:p>
          </table:table-cell>
          <table:table-cell table:style-name="ce85" office:value-type="string" calcext:value-type="string">
            <text:p>8 GB 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215 W</text:p>
          </table:table-cell>
          <table:table-cell table:style-name="ce85" office:value-type="string" calcext:value-type="string">
            <text:p>85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media-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80 TI</text:p>
          </table:table-cell>
          <table:table-cell table:style-name="ce85" office:value-type="string" calcext:value-type="string">
            <text:p>8 GB 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250 W</text:p>
          </table:table-cell>
          <table:table-cell table:style-name="ce85" office:value-type="string" calcext:value-type="string">
            <text:p>850 W</text:p>
          </table:table-cell>
          <table:table-cell table:style-name="ce85" table:number-columns-repeated="2"/>
          <table:table-cell table:style-name="ce2" office:value-type="string" calcext:value-type="string">
            <text:p>PCI Express 3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60 SUPER</text:p>
          </table:table-cell>
          <table:table-cell table:style-name="ce85" office:value-type="string" calcext:value-type="string">
            <text:p>8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175 W</text:p>
          </table:table-cell>
          <table:table-cell table:style-name="ce85" office:value-type="string" calcext:value-type="string">
            <text:p>850 W</text:p>
          </table:table-cell>
          <table:table-cell table:style-name="ce85" table:number-columns-repeated="2"/>
          <table:table-cell table:style-name="ce2" office:value-type="string" calcext:value-type="string">
            <text:p>PCI Express 4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70 SUPER</text:p>
          </table:table-cell>
          <table:table-cell table:style-name="ce85" office:value-type="string" calcext:value-type="string">
            <text:p>8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215 W</text:p>
          </table:table-cell>
          <table:table-cell table:style-name="ce85" office:value-type="string" calcext:value-type="string">
            <text:p>850 W</text:p>
          </table:table-cell>
          <table:table-cell table:style-name="ce85" office:value-type="string" calcext:value-type="string">
            <text:p>SI</text:p>
          </table:table-cell>
          <table:table-cell table:style-name="ce85"/>
          <table:table-cell table:style-name="ce2" office:value-type="string" calcext:value-type="string">
            <text:p>PCI Express 4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2080 SUPER</text:p>
          </table:table-cell>
          <table:table-cell table:style-name="ce85" office:value-type="string" calcext:value-type="string">
            <text:p>8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250 W</text:p>
          </table:table-cell>
          <table:table-cell table:style-name="ce85" office:value-type="string" calcext:value-type="string">
            <text:p>1000 W</text:p>
          </table:table-cell>
          <table:table-cell table:style-name="ce85" office:value-type="string" calcext:value-type="string">
            <text:p>SI</text:p>
          </table:table-cell>
          <table:table-cell table:style-name="ce85"/>
          <table:table-cell table:style-name="ce2" office:value-type="string" calcext:value-type="string">
            <text:p>PCI Express 4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3070</text:p>
          </table:table-cell>
          <table:table-cell table:style-name="ce85" office:value-type="string" calcext:value-type="string">
            <text:p>8 GB</text:p>
          </table:table-cell>
          <table:table-cell table:style-name="ce85" office:value-type="string" calcext:value-type="string">
            <text:p>GDDR6</text:p>
          </table:table-cell>
          <table:table-cell table:style-name="ce85" office:value-type="string" calcext:value-type="string">
            <text:p>220 W</text:p>
          </table:table-cell>
          <table:table-cell table:style-name="ce85" office:value-type="string" calcext:value-type="string">
            <text:p>1000 W</text:p>
          </table:table-cell>
          <table:table-cell table:style-name="ce85" office:value-type="string" calcext:value-type="string">
            <text:p>SI</text:p>
          </table:table-cell>
          <table:table-cell table:style-name="ce85"/>
          <table:table-cell table:style-name="ce2" office:value-type="string" calcext:value-type="string">
            <text:p>PCI Express 4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3080</text:p>
          </table:table-cell>
          <table:table-cell table:style-name="ce85" office:value-type="string" calcext:value-type="string">
            <text:p>10 GB</text:p>
          </table:table-cell>
          <table:table-cell table:style-name="ce85" office:value-type="string" calcext:value-type="string">
            <text:p>GDDR6X</text:p>
          </table:table-cell>
          <table:table-cell table:style-name="ce85" office:value-type="string" calcext:value-type="string">
            <text:p>320 W</text:p>
          </table:table-cell>
          <table:table-cell table:style-name="ce85" office:value-type="string" calcext:value-type="string">
            <text:p>1000 W</text:p>
          </table:table-cell>
          <table:table-cell table:style-name="ce85" office:value-type="string" calcext:value-type="string">
            <text:p>SI</text:p>
          </table:table-cell>
          <table:table-cell table:style-name="ce85"/>
          <table:table-cell table:style-name="ce2" office:value-type="string" calcext:value-type="string">
            <text:p>PCI Express 4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85" office:value-type="string" calcext:value-type="string">
            <text:p>RTX 3090</text:p>
          </table:table-cell>
          <table:table-cell table:style-name="ce85" office:value-type="string" calcext:value-type="string">
            <text:p>24 GB </text:p>
          </table:table-cell>
          <table:table-cell table:style-name="ce85" office:value-type="string" calcext:value-type="string">
            <text:p>GDDR6X</text:p>
          </table:table-cell>
          <table:table-cell table:style-name="ce85" office:value-type="string" calcext:value-type="string">
            <text:p>350 W</text:p>
          </table:table-cell>
          <table:table-cell table:style-name="ce85" office:value-type="string" calcext:value-type="string">
            <text:p>1000 W</text:p>
          </table:table-cell>
          <table:table-cell table:style-name="ce85" office:value-type="string" calcext:value-type="string">
            <text:p>SI</text:p>
          </table:table-cell>
          <table:table-cell table:style-name="ce85"/>
          <table:table-cell table:style-name="ce2" office:value-type="string" calcext:value-type="string">
            <text:p>PCI Express 4.0 x 16</text:p>
          </table:table-cell>
          <table:table-cell table:style-name="ce85"/>
          <table:table-cell table:style-name="ce85" office:value-type="string" calcext:value-type="string">
            <text:p>Alta</text:p>
          </table:table-cell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10"/>
          <table:table-cell table:number-columns-repeated="16372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vidia Geforce</text:p>
          </table:table-cell>
          <table:table-cell table:style-name="ce3" table:number-columns-repeated="2"/>
          <table:table-cell table:number-columns-repeated="16380"/>
        </table:table-row>
        <table:table-row table:style-name="ro1" table:number-rows-repeated="5">
          <table:table-cell/>
          <table:table-cell table:style-name="ce3" table:number-columns-repeated="3"/>
          <table:table-cell table:number-columns-repeated="16380"/>
        </table:table-row>
        <table:table-row table:style-name="ro1" table:number-rows-repeated="62">
          <table:table-cell table:number-columns-repeated="16384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2" table:number-rows-spanned="1">
            <text:p>Procesadores</text:p>
          </table:table-cell>
          <table:covered-table-cell table:style-name="ce8"/>
          <table:table-cell/>
          <table:table-cell table:style-name="ce20" office:value-type="string" calcext:value-type="string" table:number-columns-spanned="1" table:number-rows-spanned="5">
            <text:p>Socket AM3+</text:p>
          </table:table-cell>
          <table:table-cell table:style-name="ce36" office:value-type="float" office:value="2011" calcext:value-type="float">
            <text:p>2011</text:p>
          </table:table-cell>
          <table:table-cell table:style-name="ce36" office:value-type="string" calcext:value-type="string">
            <text:p>?</text:p>
          </table:table-cell>
          <table:table-cell table:style-name="ce47" office:value-type="string" calcext:value-type="string">
            <text:p>AMD FX Zambezi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PGA</text:p>
          </table:table-cell>
          <table:table-cell table:style-name="ce36" office:value-type="string" calcext:value-type="string">
            <text:p>942 (CPU 71pin)</text:p>
          </table:table-cell>
          <table:table-cell table:style-name="ce36" office:value-type="string" calcext:value-type="string">
            <text:p>1.27mm</text:p>
          </table:table-cell>
          <table:table-cell table:style-name="ce36" table:number-columns-repeated="2"/>
          <table:table-cell table:number-columns-repeated="16367"/>
        </table:table-row>
        <table:table-row table:style-name="ro1">
          <table:table-cell table:number-columns-repeated="4"/>
          <table:table-cell table:style-name="ce5"/>
          <table:table-cell table:style-name="ce9" office:value-type="string" calcext:value-type="string">
            <text:p>4ta generacion intel</text:p>
          </table:table-cell>
          <table:table-cell/>
          <table:covered-table-cell table:style-name="ce21"/>
          <table:table-cell table:style-name="ce36" office:value-type="float" office:value="2012" calcext:value-type="float">
            <text:p>2012</text:p>
          </table:table-cell>
          <table:table-cell table:style-name="ce36"/>
          <table:table-cell table:style-name="ce47" office:value-type="string" calcext:value-type="string">
            <text:p>AMD FX Vishera</text:p>
          </table:table-cell>
          <table:table-cell table:style-name="ce36" office:value-type="string" calcext:value-type="string">
            <text:p>Notebook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5"/>
          <table:table-cell table:style-name="ce10" office:value-type="string" calcext:value-type="string">
            <text:p>5ta Generacion intel</text:p>
          </table:table-cell>
          <table:table-cell/>
          <table:covered-table-cell table:style-name="ce21"/>
          <table:table-cell table:style-name="ce36" table:number-columns-repeated="2"/>
          <table:table-cell table:style-name="ce48" office:value-type="string" calcext:value-type="string">
            <text:p>AMD Phenom II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5"/>
          <table:table-cell table:style-name="ce11" office:value-type="string" calcext:value-type="string">
            <text:p>6ta generacion intel</text:p>
          </table:table-cell>
          <table:table-cell/>
          <table:covered-table-cell table:style-name="ce21"/>
          <table:table-cell table:style-name="ce36" office:value-type="float" office:value="2014" calcext:value-type="float">
            <text:p>2014</text:p>
          </table:table-cell>
          <table:table-cell table:style-name="ce36"/>
          <table:table-cell table:style-name="ce48" office:value-type="string" calcext:value-type="string">
            <text:p>AMD Athlon II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5"/>
          <table:table-cell table:style-name="ce12" office:value-type="string" calcext:value-type="string">
            <text:p>7tima generacion intel</text:p>
          </table:table-cell>
          <table:table-cell/>
          <table:covered-table-cell table:style-name="ce22"/>
          <table:table-cell table:style-name="ce36" table:number-columns-repeated="2"/>
          <table:table-cell table:style-name="ce48" office:value-type="string" calcext:value-type="string">
            <text:p>AMD Sempron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5"/>
          <table:table-cell table:style-name="ce13" office:value-type="string" calcext:value-type="string">
            <text:p>8tava generacion intel</text:p>
          </table:table-cell>
          <table:table-cell/>
          <table:table-cell table:style-name="ce23" office:value-type="string" calcext:value-type="string">
            <text:p>Socket FM2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AMD Trinity Processors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PGA</text:p>
          </table:table-cell>
          <table:table-cell table:style-name="ce36" office:value-type="float" office:value="904" calcext:value-type="float">
            <text:p>904</text:p>
          </table:table-cell>
          <table:table-cell table:style-name="ce36" office:value-type="string" calcext:value-type="string">
            <text:p>1.27mm</text:p>
          </table:table-cell>
          <table:table-cell table:style-name="ce36"/>
          <table:table-cell table:style-name="ce36" office:value-type="string" calcext:value-type="string">
            <text:p>Usado para APUs de 2.ª generación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5"/>
          <table:table-cell table:style-name="ce14" office:value-type="string" calcext:value-type="string">
            <text:p>9na generacion intel</text:p>
          </table:table-cell>
          <table:table-cell/>
          <table:table-cell table:style-name="ce24" office:value-type="string" calcext:value-type="string" table:number-columns-spanned="1" table:number-rows-spanned="3">
            <text:p>LGA 1150/Socket H3</text:p>
          </table:table-cell>
          <table:table-cell table:style-name="ce36" office:value-type="string" calcext:value-type="string">
            <text:p>2013.06.03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Haswell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LGA</text:p>
          </table:table-cell>
          <table:table-cell table:style-name="ce36" office:value-type="float" office:value="1150" calcext:value-type="float">
            <text:p>1150</text:p>
          </table:table-cell>
          <table:table-cell table:style-name="ce36" office:value-type="string" calcext:value-type="string">
            <text:p>?</text:p>
          </table:table-cell>
          <table:table-cell table:style-name="ce36"/>
          <table:table-cell table:style-name="ce36" office:value-type="string" calcext:value-type="string">
            <text:p>Utilizado para la 4.ª generación de CPUs de Intel (Haswell/Haswell Refresh)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5"/>
          <table:table-cell/>
          <table:covered-table-cell table:style-name="ce25"/>
          <table:table-cell table:style-name="ce36" office:value-type="string" calcext:value-type="string">
            <text:p>2014.05.11</text:p>
          </table:table-cell>
          <table:table-cell table:style-name="ce36"/>
          <table:table-cell table:style-name="ce36" office:value-type="string" calcext:value-type="string">
            <text:p>Intel Haswell Refresh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6"/>
          <table:table-cell/>
          <table:covered-table-cell table:style-name="ce26"/>
          <table:table-cell table:style-name="ce36" office:value-type="string" calcext:value-type="string">
            <text:p>(2015.06.02)</text:p>
          </table:table-cell>
          <table:table-cell table:style-name="ce36"/>
          <table:table-cell table:style-name="ce36" office:value-type="string" calcext:value-type="string">
            <text:p>Intel Broadwell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table-cell table:style-name="ce27" office:value-type="string" calcext:value-type="string">
            <text:p>Socket FM2+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/>
          <table:table-cell table:style-name="ce36" office:value-type="string" calcext:value-type="string">
            <text:p>AMD Godavari (Kaveri para Escritorio)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table-cell table:style-name="ce28" office:value-type="string" calcext:value-type="string" table:number-columns-spanned="1" table:number-rows-spanned="2">
            <text:p>Socket AM1</text:p>
          </table:table-cell>
          <table:table-cell table:style-name="ce2" office:value-type="float" office:value="2014" calcext:value-type="float" table:number-columns-spanned="1" table:number-rows-spanned="2">
            <text:p>2014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AMD Athlon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PGA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string" calcext:value-type="string">
            <text:p>1.27mm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Compatible con APUs AMD tales como "Kabini"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covered-table-cell table:style-name="ce29"/>
          <table:covered-table-cell table:style-name="ce46"/>
          <table:table-cell table:style-name="ce36"/>
          <table:table-cell table:style-name="ce36" office:value-type="string" calcext:value-type="string">
            <text:p>AMD Sempron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table-cell table:style-name="ce30" office:value-type="string" calcext:value-type="string" table:number-columns-spanned="1" table:number-rows-spanned="7">
            <text:p>LGA 1151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/>
          <table:table-cell table:style-name="ce36" office:value-type="string" calcext:value-type="string">
            <text:p>Intel Celeron (series G3900;G3920)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covered-table-cell table:style-name="ce31"/>
          <table:table-cell table:style-name="ce36" table:number-columns-repeated="2"/>
          <table:table-cell table:style-name="ce36" office:value-type="string" calcext:value-type="string">
            <text:p>Intel Pentium (series G4400-G4500;G4520))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covered-table-cell table:style-name="ce31"/>
          <table:table-cell table:style-name="ce36" table:number-columns-repeated="2"/>
          <table:table-cell table:style-name="ce36" office:value-type="string" calcext:value-type="string">
            <text:p>Intel Core i3 (series 6098P;6100;6300;6320)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covered-table-cell table:style-name="ce31"/>
          <table:table-cell table:style-name="ce36" table:number-columns-repeated="2"/>
          <table:table-cell table:style-name="ce36" office:value-type="string" calcext:value-type="string">
            <text:p>Intel Core i5 (series 6400;6500;6600;6600K;6685R)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7"/>
          <table:table-cell/>
          <table:covered-table-cell table:style-name="ce31"/>
          <table:table-cell table:style-name="ce36" table:number-columns-repeated="2"/>
          <table:table-cell table:style-name="ce36" office:value-type="string" calcext:value-type="string">
            <text:p>Intel Core i7 (series 6700;6700K;6785R) 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8"/>
          <table:table-cell/>
          <table:covered-table-cell table:style-name="ce31"/>
          <table:table-cell table:style-name="ce36" office:value-type="string" calcext:value-type="string">
            <text:p>(Q1.2017)[17]​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Kabylake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4"/>
          <table:table-cell table:style-name="ce36" office:value-type="string" calcext:value-type="string">
            <text:p>Utilizado para las CPUs de 7.ª generación (Kabylake) de Intel.[18]​[19]​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8"/>
          <table:table-cell/>
          <table:covered-table-cell table:style-name="ce32"/>
          <table:table-cell table:style-name="ce36" table:number-columns-repeated="2"/>
          <table:table-cell table:style-name="ce36" office:value-type="string" calcext:value-type="string">
            <text:p>Core i5/i7-7xxx, -7Yxx</text:p>
          </table:table-cell>
          <table:table-cell table:style-name="ce36" office:value-type="string" calcext:value-type="string">
            <text:p>Notebooks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8"/>
          <table:table-cell/>
          <table:table-cell table:style-name="ce33" office:value-type="string" calcext:value-type="string" table:number-columns-spanned="1" table:number-rows-spanned="3">
            <text:p>Socket AM4</text:p>
          </table:table-cell>
          <table:table-cell table:style-name="ce36" office:value-type="string" calcext:value-type="string">
            <text:p>(05.Sep.2016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AMD Ryzen 7</text:p>
          </table:table-cell>
          <table:table-cell table:style-name="ce36" office:value-type="string" calcext:value-type="string">
            <text:p>Servidores</text:p>
          </table:table-cell>
          <table:table-cell table:style-name="ce36" office:value-type="string" calcext:value-type="string">
            <text:p>PGA</text:p>
          </table:table-cell>
          <table:table-cell table:style-name="ce36" office:value-type="float" office:value="1331" calcext:value-type="float">
            <text:p>1331</text:p>
          </table:table-cell>
          <table:table-cell table:style-name="ce36" office:value-type="string" calcext:value-type="string">
            <text:p>1.27mm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Compatible con procesadores basados arquitectura Zen AMD Ryzen 7, Ryzen 5 y Ryzen 3[20]​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8"/>
          <table:table-cell/>
          <table:covered-table-cell table:style-name="ce34"/>
          <table:table-cell table:style-name="ce36" table:number-columns-repeated="2"/>
          <table:table-cell table:style-name="ce36" office:value-type="string" calcext:value-type="string">
            <text:p>AMD Ryzen 5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8"/>
          <table:table-cell/>
          <table:covered-table-cell table:style-name="ce35"/>
          <table:table-cell table:style-name="ce36" table:number-columns-repeated="2"/>
          <table:table-cell table:style-name="ce36" office:value-type="string" calcext:value-type="string">
            <text:p>AMD Ryzen 3</text:p>
          </table:table-cell>
          <table:table-cell table:style-name="ce36" office:value-type="string" calcext:value-type="string">
            <text:p>Notebook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8"/>
          <table:table-cell/>
          <table:table-cell table:style-name="ce36" office:value-type="string" calcext:value-type="string">
            <text:p>Socket TR4</text:p>
          </table:table-cell>
          <table:table-cell table:style-name="ce36" table:number-columns-repeated="2"/>
          <table:table-cell table:style-name="ce36" office:value-type="string" calcext:value-type="string">
            <text:p>AMD Ryzen Threadripper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/>
          <table:table-cell table:style-name="ce19"/>
          <table:table-cell/>
          <table:table-cell table:style-name="ce37" office:value-type="string" calcext:value-type="string" table:number-columns-spanned="1" table:number-rows-spanned="2">
            <text:p>LGA 2066/Socket R4</text:p>
          </table:table-cell>
          <table:table-cell table:style-name="ce36" office:value-type="string" calcext:value-type="string">
            <text:p>(Jun.2017)[25]​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Intel Skylake-X</text:p>
          </table:table-cell>
          <table:table-cell table:style-name="ce36" office:value-type="string" calcext:value-type="string">
            <text:p>Servidores</text:p>
          </table:table-cell>
          <table:table-cell table:style-name="ce36" office:value-type="string" calcext:value-type="string">
            <text:p>LGA</text:p>
          </table:table-cell>
          <table:table-cell table:style-name="ce36" office:value-type="float" office:value="2066" calcext:value-type="float">
            <text:p>2066</text:p>
          </table:table-cell>
          <table:table-cell table:style-name="ce36" office:value-type="string" calcext:value-type="string">
            <text:p>?</text:p>
          </table:table-cell>
          <table:table-cell table:style-name="ce36"/>
          <table:table-cell table:style-name="ce36" office:value-type="string" calcext:value-type="string">
            <text:p>Usado para procesadores Intel de 7.ª generación (Skylake-X y Kaby Lake-X) de processors.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38"/>
          <table:table-cell table:style-name="ce36" table:number-columns-repeated="2"/>
          <table:table-cell table:style-name="ce36" office:value-type="string" calcext:value-type="string">
            <text:p>Intel Kaby Lake-X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ce39" office:value-type="string" calcext:value-type="string" table:number-columns-spanned="1" table:number-rows-spanned="8">
            <text:p>LGA 1151 rev2</text:p>
          </table:table-cell>
          <table:table-cell table:style-name="ce36" office:value-type="string" calcext:value-type="string">
            <text:p>(21.Ago.2017)[26]​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Coffelake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LGA</text:p>
          </table:table-cell>
          <table:table-cell table:style-name="ce36" office:value-type="float" office:value="1151" calcext:value-type="float">
            <text:p>1151</text:p>
          </table:table-cell>
          <table:table-cell table:style-name="ce36" office:value-type="string" calcext:value-type="string">
            <text:p>?</text:p>
          </table:table-cell>
          <table:table-cell table:style-name="ce36"/>
          <table:table-cell table:style-name="ce36" office:value-type="string" calcext:value-type="string">
            <text:p>Utilizado para las CPUs de 8.ª generación (Coffelake) de Intel.[27]​[28]​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40"/>
          <table:table-cell table:style-name="ce36" table:number-columns-repeated="3"/>
          <table:table-cell table:style-name="ce36" office:value-type="string" calcext:value-type="string">
            <text:p>Notebooks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40"/>
          <table:table-cell table:style-name="ce36" table:number-columns-repeated="9"/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40"/>
          <table:table-cell table:style-name="ce36" office:value-type="float" office:value="2018" calcext:value-type="float">
            <text:p>2018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Cannonlake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4"/>
          <table:table-cell table:style-name="ce36" office:value-type="string" calcext:value-type="string">
            <text:p>Utilizado para las CPUs de 9.ª generación (Cannonlake) de Intel.[29]​[30]​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40"/>
          <table:table-cell table:style-name="ce36" table:number-columns-repeated="3"/>
          <table:table-cell table:style-name="ce36" office:value-type="string" calcext:value-type="string">
            <text:p>Notebooks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40"/>
          <table:table-cell table:style-name="ce36"/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Icelake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4"/>
          <table:table-cell table:style-name="ce36" office:value-type="string" calcext:value-type="string">
            <text:p>Utilizado para las CPUs Icelake de Intel.[31]​[32]​</text:p>
          </table:table-cell>
          <table:table-cell table:number-columns-repeated="16367"/>
        </table:table-row>
        <table:table-row table:style-name="ro1">
          <table:table-cell table:number-columns-repeated="4"/>
          <table:table-cell table:style-name="ce3" table:number-columns-repeated="2"/>
          <table:table-cell/>
          <table:covered-table-cell table:style-name="ce40"/>
          <table:table-cell table:style-name="ce36" table:number-columns-repeated="3"/>
          <table:table-cell table:style-name="ce36" office:value-type="string" calcext:value-type="string">
            <text:p>Notebooks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7"/>
          <table:covered-table-cell table:style-name="ce41"/>
          <table:table-cell table:style-name="ce36" office:value-type="float" office:value="2019" calcext:value-type="float">
            <text:p>2019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Intel Tigerlake</text:p>
          </table:table-cell>
          <table:table-cell table:style-name="ce36" office:value-type="string" calcext:value-type="string">
            <text:p>Escritorio</text:p>
          </table:table-cell>
          <table:table-cell table:style-name="ce36" table:number-columns-repeated="4"/>
          <table:table-cell table:style-name="ce36" office:value-type="string" calcext:value-type="string">
            <text:p>Utilizado para las CPUs (Tigerlake) de Intel basados en nodos de 10nm.[33]​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42" office:value-type="string" calcext:value-type="string" table:number-columns-spanned="1" table:number-rows-spanned="3">
            <text:p>LGA 1200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string" calcext:value-type="string">
            <text:p>2T 2020</text:p>
          </table:table-cell>
          <table:table-cell table:style-name="ce36" office:value-type="string" calcext:value-type="string">
            <text:p>Intel Comet Lake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LGA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2600 MHz - 5300 MHz</text:p>
          </table:table-cell>
          <table:table-cell table:style-name="ce36" office:value-type="string" calcext:value-type="string">
            <text:p>Utilizado para las CPUs (Comet Lake y Rocket Lake) de Intel basados en nodos de 10nm.</text:p>
          </table:table-cell>
          <table:table-cell table:number-columns-repeated="16367"/>
        </table:table-row>
        <table:table-row table:style-name="ro1">
          <table:table-cell table:number-columns-repeated="7"/>
          <table:covered-table-cell table:style-name="ce43"/>
          <table:table-cell table:style-name="ce36" table:number-columns-repeated="3"/>
          <table:table-cell table:style-name="ce36" office:value-type="string" calcext:value-type="string">
            <text:p>Notebooks</text:p>
          </table:table-cell>
          <table:table-cell table:style-name="ce36" table:number-columns-repeated="5"/>
          <table:table-cell table:number-columns-repeated="16367"/>
        </table:table-row>
        <table:table-row table:style-name="ro1">
          <table:table-cell table:number-columns-repeated="7"/>
          <table:covered-table-cell table:style-name="ce44"/>
          <table:table-cell table:style-name="ce36" table:number-columns-repeated="2"/>
          <table:table-cell table:style-name="ce36" office:value-type="string" calcext:value-type="string">
            <text:p>Intel Rocket Lake</text:p>
          </table:table-cell>
          <table:table-cell table:style-name="ce36" table:number-columns-repeated="6"/>
          <table:table-cell table:number-columns-repeated="16367"/>
        </table:table-row>
        <table:table-row table:style-name="ro1">
          <table:table-cell table:number-columns-repeated="7"/>
          <table:table-cell table:style-name="ce45" office:value-type="string" calcext:value-type="string">
            <text:p>LGA 1700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Q4 2021</text:p>
          </table:table-cell>
          <table:table-cell table:style-name="ce36" office:value-type="string" calcext:value-type="string">
            <text:p>Intel Alder Lake</text:p>
          </table:table-cell>
          <table:table-cell table:style-name="ce36" office:value-type="string" calcext:value-type="string">
            <text:p>Escritorio</text:p>
          </table:table-cell>
          <table:table-cell table:style-name="ce36" office:value-type="string" calcext:value-type="string">
            <text:p>LGA</text:p>
          </table:table-cell>
          <table:table-cell table:style-name="ce36" office:value-type="float" office:value="1700" calcext:value-type="float">
            <text:p>1700</text:p>
          </table:table-cell>
          <table:table-cell table:style-name="ce36" office:value-type="string" calcext:value-type="string">
            <text:p>?</text:p>
          </table:table-cell>
          <table:table-cell table:style-name="ce36"/>
          <table:table-cell table:style-name="ce36" office:value-type="string" calcext:value-type="string">
            <text:p>Utilizado para las CPU Alder Lake de Intel (12.ª Generación) basado en nodos de 10 nm.</text:p>
          </table:table-cell>
          <table:table-cell table:number-columns-repeated="16367"/>
        </table:table-row>
        <table:table-row table:style-name="ro2" table:number-rows-repeated="10484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ja2" table:style-name="ta2">
        <table:table-column table:style-name="co4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6" table:default-cell-style-name="Default"/>
        <table:table-column table:style-name="co18" table:default-cell-style-name="Default"/>
        <table:table-column table:style-name="co4" table:number-columns-repeated="16366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FX-4100</text:p>
          </table:table-cell>
          <table:table-cell table:style-name="ce49" office:value-type="string" calcext:value-type="string">
            <text:p>FX-Series</text:p>
          </table:table-cell>
          <table:table-cell table:style-name="ce49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float" office:value="830" calcext:value-type="float">
            <text:p>830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float" office:value="240" calcext:value-type="float">
            <text:p>240</text:p>
          </table:table-cell>
          <table:table-cell table:style-name="ce213" office:value-type="string" calcext:value-type="string">
            <text:p>Sempron X2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530" calcext:value-type="float">
            <text:p>530</text:p>
          </table:table-cell>
          <table:table-cell table:style-name="ce214" office:value-type="string" calcext:value-type="string">
            <text:p>Athlon X4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200GE</text:p>
          </table:table-cell>
          <table:table-cell table:style-name="ce57" office:value-type="string" calcext:value-type="string">
            <text:p>Athlon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 table:number-columns-spanned="1" table:number-rows-spanned="2">
            <text:p>FX-4110</text:p>
          </table:table-cell>
          <table:table-cell table:style-name="ce131" office:value-type="string" calcext:value-type="string" table:number-columns-spanned="1" table:number-rows-spanned="2">
            <text:p>FX-Series</text:p>
          </table:table-cell>
          <table:table-cell table:style-name="ce131" office:value-type="string" calcext:value-type="string" table:number-columns-spanned="1" table:number-rows-spanned="2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float" office:value="835" calcext:value-type="float">
            <text:p>835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float" office:value="250" calcext:value-type="float">
            <text:p>250</text:p>
          </table:table-cell>
          <table:table-cell table:style-name="ce213" office:value-type="string" calcext:value-type="string">
            <text:p>Sempron X2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550" calcext:value-type="float">
            <text:p>550</text:p>
          </table:table-cell>
          <table:table-cell table:style-name="ce214" office:value-type="string" calcext:value-type="string">
            <text:p>Athlon X4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200GE</text:p>
          </table:table-cell>
          <table:table-cell table:style-name="ce57" office:value-type="string" calcext:value-type="string">
            <text:p>Athlon PRO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covered-table-cell table:number-columns-repeated="3" table:style-name="ce131"/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float" office:value="840" calcext:value-type="float">
            <text:p>840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float" office:value="340" calcext:value-type="float">
            <text:p>340</text:p>
          </table:table-cell>
          <table:table-cell table:style-name="ce213" office:value-type="string" calcext:value-type="string">
            <text:p>Athlon X2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2650" calcext:value-type="float">
            <text:p>2650</text:p>
          </table:table-cell>
          <table:table-cell table:style-name="ce214" office:value-type="string" calcext:value-type="string">
            <text:p>Sempron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220GE</text:p>
          </table:table-cell>
          <table:table-cell table:style-name="ce57" office:value-type="string" calcext:value-type="string">
            <text:p>Athlon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 table:number-columns-spanned="1" table:number-rows-spanned="2">
            <text:p>FX-4120</text:p>
          </table:table-cell>
          <table:table-cell table:style-name="ce131" office:value-type="string" calcext:value-type="string" table:number-columns-spanned="1" table:number-rows-spanned="2">
            <text:p>FX-Series</text:p>
          </table:table-cell>
          <table:table-cell table:style-name="ce131" office:value-type="string" calcext:value-type="string" table:number-columns-spanned="1" table:number-rows-spanned="2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float" office:value="845" calcext:value-type="float">
            <text:p>845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float" office:value="350" calcext:value-type="float">
            <text:p>350</text:p>
          </table:table-cell>
          <table:table-cell table:style-name="ce213" office:value-type="string" calcext:value-type="string">
            <text:p>Athlon X2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3850" calcext:value-type="float">
            <text:p>3850</text:p>
          </table:table-cell>
          <table:table-cell table:style-name="ce214" office:value-type="string" calcext:value-type="string">
            <text:p>Sempron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240GE</text:p>
          </table:table-cell>
          <table:table-cell table:style-name="ce57" office:value-type="string" calcext:value-type="string">
            <text:p>Athlon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covered-table-cell table:number-columns-repeated="3" table:style-name="ce131"/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float" office:value="850" calcext:value-type="float">
            <text:p>850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string" calcext:value-type="string">
            <text:p>370K</text:p>
          </table:table-cell>
          <table:table-cell table:style-name="ce213" office:value-type="string" calcext:value-type="string">
            <text:p>Athlon X2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5150" calcext:value-type="float">
            <text:p>5150</text:p>
          </table:table-cell>
          <table:table-cell table:style-name="ce214" office:value-type="string" calcext:value-type="string">
            <text:p>Athlon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300GE</text:p>
          </table:table-cell>
          <table:table-cell table:style-name="ce57" office:value-type="string" calcext:value-type="string">
            <text:p>Athlon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>
            <text:p>FX-413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860K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float" office:value="730" calcext:value-type="float">
            <text:p>730</text:p>
          </table:table-cell>
          <table:table-cell table:style-name="ce213" office:value-type="string" calcext:value-type="string">
            <text:p>Athlon X4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5350" calcext:value-type="float">
            <text:p>5350</text:p>
          </table:table-cell>
          <table:table-cell table:style-name="ce214" office:value-type="string" calcext:value-type="string">
            <text:p>Athlon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300GE</text:p>
          </table:table-cell>
          <table:table-cell table:style-name="ce57" office:value-type="string" calcext:value-type="string">
            <text:p>Athlon PRO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3">
          <table:table-cell table:style-name="ce131" office:value-type="string" calcext:value-type="string">
            <text:p>FX-415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870K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54" office:value-type="float" office:value="740" calcext:value-type="float">
            <text:p>740</text:p>
          </table:table-cell>
          <table:table-cell table:style-name="ce213" office:value-type="string" calcext:value-type="string">
            <text:p>Athlon X4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/>
          <table:table-cell table:style-name="ce214" office:value-type="float" office:value="5370" calcext:value-type="float">
            <text:p>5370</text:p>
          </table:table-cell>
          <table:table-cell table:style-name="ce214" office:value-type="string" calcext:value-type="string">
            <text:p>Athlon</text:p>
          </table:table-cell>
          <table:table-cell table:style-name="ce214" office:value-type="string" calcext:value-type="string">
            <text:p>Socket AM1</text:p>
          </table:table-cell>
          <table:table-cell table:style-name="ce215" office:value-type="string" calcext:value-type="string">
            <text:p>2.0x8</text:p>
          </table:table-cell>
          <table:table-cell table:style-name="ce177"/>
          <table:table-cell table:style-name="ce57" office:value-type="string" calcext:value-type="string">
            <text:p>320GE</text:p>
          </table:table-cell>
          <table:table-cell table:style-name="ce57" office:value-type="string" calcext:value-type="string">
            <text:p>Athlon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3">
          <table:table-cell table:style-name="ce131" office:value-type="string" calcext:value-type="string">
            <text:p>FX-415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880K</text:p>
          </table:table-cell>
          <table:table-cell table:style-name="ce180" office:value-type="string" calcext:value-type="string">
            <text:p>Athlon X4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float" office:value="750" calcext:value-type="float">
            <text:p>750</text:p>
          </table:table-cell>
          <table:table-cell table:style-name="ce213" office:value-type="string" calcext:value-type="string">
            <text:p>Athlon X4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940" calcext:value-type="float">
            <text:p>940</text:p>
          </table:table-cell>
          <table:table-cell table:style-name="ce57" office:value-type="string" calcext:value-type="string">
            <text:p>Athlon X4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>
            <text:p>FX-417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4-7300</text:p>
          </table:table-cell>
          <table:table-cell table:style-name="ce180" office:value-type="string" calcext:value-type="string">
            <text:p>A4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750K</text:p>
          </table:table-cell>
          <table:table-cell table:style-name="ce213" office:value-type="string" calcext:value-type="string">
            <text:p>Athlon X4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950" calcext:value-type="float">
            <text:p>950</text:p>
          </table:table-cell>
          <table:table-cell table:style-name="ce57" office:value-type="string" calcext:value-type="string">
            <text:p>Athlon X4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>
            <text:p>FX-420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4 PRO-7350B</text:p>
          </table:table-cell>
          <table:table-cell table:style-name="ce180" office:value-type="string" calcext:value-type="string">
            <text:p>A4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760K</text:p>
          </table:table-cell>
          <table:table-cell table:style-name="ce213" office:value-type="string" calcext:value-type="string">
            <text:p>Athlon X4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970" calcext:value-type="float">
            <text:p>970</text:p>
          </table:table-cell>
          <table:table-cell table:style-name="ce57" office:value-type="string" calcext:value-type="string">
            <text:p>Athlon X4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3">
          <table:table-cell table:style-name="ce131" office:value-type="string" calcext:value-type="string">
            <text:p>FX-430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6 PRO-7400B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300</text:p>
          </table:table-cell>
          <table:table-cell table:style-name="ce213" office:value-type="string" calcext:value-type="string">
            <text:p>FirePro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1200" calcext:value-type="float">
            <text:p>1200</text:p>
          </table:table-cell>
          <table:table-cell table:style-name="ce57" office:value-type="string" calcext:value-type="string">
            <text:p>Ryzen 3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>
            <text:p>FX-432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6-7400K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320</text:p>
          </table:table-cell>
          <table:table-cell table:style-name="ce213" office:value-type="string" calcext:value-type="string">
            <text:p>FirePro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1200" calcext:value-type="float">
            <text:p>1200</text:p>
          </table:table-cell>
          <table:table-cell table:style-name="ce57" office:value-type="string" calcext:value-type="string">
            <text:p>Ryzen 3 PRO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3">
          <table:table-cell table:style-name="ce131" office:value-type="string" calcext:value-type="string">
            <text:p>FX-433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6-7470K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4000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1300" calcext:value-type="float">
            <text:p>1300</text:p>
          </table:table-cell>
          <table:table-cell table:style-name="ce57" office:value-type="string" calcext:value-type="string">
            <text:p>Ryzen 3 PRO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31" office:value-type="string" calcext:value-type="string">
            <text:p>FX-4350</text:p>
          </table:table-cell>
          <table:table-cell table:style-name="ce131" office:value-type="string" calcext:value-type="string">
            <text:p>FX-Series</text:p>
          </table:table-cell>
          <table:table-cell table:style-name="ce131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6-7480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4020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string" calcext:value-type="string">
            <text:p>1300X</text:p>
          </table:table-cell>
          <table:table-cell table:style-name="ce57" office:value-type="string" calcext:value-type="string">
            <text:p>Ryzen 3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10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6-8550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5300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1400" calcext:value-type="float">
            <text:p>1400</text:p>
          </table:table-cell>
          <table:table-cell table:style-name="ce57" office:value-type="string" calcext:value-type="string">
            <text:p>Ryzen 5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11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6-8550K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5300B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57" office:value-type="float" office:value="1500" calcext:value-type="float">
            <text:p>1500</text:p>
          </table:table-cell>
          <table:table-cell table:style-name="ce57" office:value-type="string" calcext:value-type="string">
            <text:p>Ryzen 5 PRO</text:p>
          </table:table-cell>
          <table:table-cell table:style-name="ce5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12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8 PRO-7600B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6300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15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13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52" office:value-type="string" calcext:value-type="string">
            <text:p>A8-7500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6300B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1600" calcext:value-type="float">
            <text:p>16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20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7600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6320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1600" calcext:value-type="float">
            <text:p>1600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30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7650K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6320B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16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33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7670K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-7300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1700" calcext:value-type="float">
            <text:p>1700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635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7680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4 PRO-7300B</text:p>
          </table:table-cell>
          <table:table-cell table:style-name="ce213" office:value-type="string" calcext:value-type="string">
            <text:p>A4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1700" calcext:value-type="float">
            <text:p>1700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0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7690K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6-5400B</text:p>
          </table:table-cell>
          <table:table-cell table:style-name="ce213" office:value-type="string" calcext:value-type="string">
            <text:p>A6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17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1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8650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6-5400K</text:p>
          </table:table-cell>
          <table:table-cell table:style-name="ce213" office:value-type="string" calcext:value-type="string">
            <text:p>A6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1700X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2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8-8650K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6-6400B</text:p>
          </table:table-cell>
          <table:table-cell table:style-name="ce213" office:value-type="string" calcext:value-type="string">
            <text:p>A6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18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30P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 PRO-7800B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6-6400K</text:p>
          </table:table-cell>
          <table:table-cell table:style-name="ce213" office:value-type="string" calcext:value-type="string">
            <text:p>A6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200G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4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 PRO-7850B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6-6420B</text:p>
          </table:table-cell>
          <table:table-cell table:style-name="ce213" office:value-type="string" calcext:value-type="string">
            <text:p>A6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200G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5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7700K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6-6420K</text:p>
          </table:table-cell>
          <table:table-cell table:style-name="ce213" office:value-type="string" calcext:value-type="string">
            <text:p>A6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200GE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17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7800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5500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200GE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0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7850K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5500B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300X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1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7860K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5600K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400G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2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7870K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6500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400G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20E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7890K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6500B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400GE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5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8750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6500T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400GE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7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A10-8850K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8-6600K</text:p>
          </table:table-cell>
          <table:table-cell table:style-name="ce213" office:value-type="string" calcext:value-type="string">
            <text:p>A8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5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8370E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FX-770K</text:p>
          </table:table-cell>
          <table:table-cell table:style-name="ce180" office:value-type="string" calcext:value-type="string">
            <text:p>FX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5700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2600" calcext:value-type="float">
            <text:p>26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937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FX-870K</text:p>
          </table:table-cell>
          <table:table-cell table:style-name="ce180" office:value-type="string" calcext:value-type="string">
            <text:p>FX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5800B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2600" calcext:value-type="float">
            <text:p>2600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959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PRO A10-8750B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5800K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600E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6" office:value-type="string" calcext:value-type="string">
            <text:p>FX-B4150</text:p>
          </table:table-cell>
          <table:table-cell table:style-name="ce176" office:value-type="string" calcext:value-type="string">
            <text:p>FX-Series</text:p>
          </table:table-cell>
          <table:table-cell table:style-name="ce176" office:value-type="string" calcext:value-type="string">
            <text:p>Socket AM3+</text:p>
          </table:table-cell>
          <table:table-cell table:style-name="ce177"/>
          <table:table-cell table:style-name="ce176" office:value-type="string" calcext:value-type="string">
            <text:p>PCI 2.0x8</text:p>
          </table:table-cell>
          <table:table-cell table:style-name="ce177"/>
          <table:table-cell table:style-name="ce180" office:value-type="string" calcext:value-type="string">
            <text:p>PRO A10-8850B</text:p>
          </table:table-cell>
          <table:table-cell table:style-name="ce180" office:value-type="string" calcext:value-type="string">
            <text:p>A10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6700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6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6"/>
          <table:table-cell table:style-name="ce180" office:value-type="string" calcext:value-type="string">
            <text:p>PRO A4-8350B</text:p>
          </table:table-cell>
          <table:table-cell table:style-name="ce180" office:value-type="string" calcext:value-type="string">
            <text:p>A4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6700T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2700" calcext:value-type="float">
            <text:p>2700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6"/>
          <table:table-cell table:style-name="ce180" office:value-type="string" calcext:value-type="string">
            <text:p>PRO A6-8550B</text:p>
          </table:table-cell>
          <table:table-cell table:style-name="ce180" office:value-type="string" calcext:value-type="string">
            <text:p>A6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6790B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float" office:value="2700" calcext:value-type="float">
            <text:p>2700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6"/>
          <table:table-cell table:style-name="ce180" office:value-type="string" calcext:value-type="string">
            <text:p>PRO A8-8650B</text:p>
          </table:table-cell>
          <table:table-cell table:style-name="ce180" office:value-type="string" calcext:value-type="string">
            <text:p>A8-Series</text:p>
          </table:table-cell>
          <table:table-cell table:style-name="ce180" office:value-type="string" calcext:value-type="string">
            <text:p>Socket FM2+</text:p>
          </table:table-cell>
          <table:table-cell table:style-name="ce196" office:value-type="string" calcext:value-type="string">
            <text:p>PCI 2.0x8</text:p>
          </table:table-cell>
          <table:table-cell table:style-name="ce177"/>
          <table:table-cell table:style-name="ce213" office:value-type="string" calcext:value-type="string">
            <text:p>A10-6790K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700E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11"/>
          <table:table-cell table:style-name="ce213" office:value-type="string" calcext:value-type="string">
            <text:p>A10-6800B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7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11"/>
          <table:table-cell table:style-name="ce213" office:value-type="string" calcext:value-type="string">
            <text:p>A10-6800K</text:p>
          </table:table-cell>
          <table:table-cell table:style-name="ce213" office:value-type="string" calcext:value-type="string">
            <text:p>A10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2700X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11"/>
          <table:table-cell table:style-name="ce213" office:value-type="string" calcext:value-type="string">
            <text:p>FX-670K</text:p>
          </table:table-cell>
          <table:table-cell table:style-name="ce213" office:value-type="string" calcext:value-type="string">
            <text:p>FX-Series</text:p>
          </table:table-cell>
          <table:table-cell table:style-name="ce213" office:value-type="string" calcext:value-type="string">
            <text:p>Socket FM2</text:p>
          </table:table-cell>
          <table:table-cell table:style-name="ce177" office:value-type="string" calcext:value-type="string">
            <text:p>2.0x8</text:p>
          </table:table-cell>
          <table:table-cell table:style-name="ce177" table:number-columns-repeated="6"/>
          <table:table-cell table:style-name="ce217" office:value-type="string" calcext:value-type="string">
            <text:p>3000G</text:p>
          </table:table-cell>
          <table:table-cell table:style-name="ce217" office:value-type="string" calcext:value-type="string">
            <text:p>Athlon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050GE</text:p>
          </table:table-cell>
          <table:table-cell table:style-name="ce217" office:value-type="string" calcext:value-type="string">
            <text:p>Athlon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100" calcext:value-type="float">
            <text:p>3100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125GE</text:p>
          </table:table-cell>
          <table:table-cell table:style-name="ce217" office:value-type="string" calcext:value-type="string">
            <text:p>Athlon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150G</text:p>
          </table:table-cell>
          <table:table-cell table:style-name="ce217" office:value-type="string" calcext:value-type="string">
            <text:p>Athlon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150G</text:p>
          </table:table-cell>
          <table:table-cell table:style-name="ce217" office:value-type="string" calcext:value-type="string">
            <text:p>Athlon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150GE</text:p>
          </table:table-cell>
          <table:table-cell table:style-name="ce217" office:value-type="string" calcext:value-type="string">
            <text:p>Athlon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150GE</text:p>
          </table:table-cell>
          <table:table-cell table:style-name="ce217" office:value-type="string" calcext:value-type="string">
            <text:p>Athlon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200G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200G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200GE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200GE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300X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350G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350G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350GE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400G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400G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400GE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400GE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500" calcext:value-type="float">
            <text:p>35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5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600" calcext:value-type="float">
            <text:p>36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600" calcext:value-type="float">
            <text:p>3600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6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600XT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700" calcext:value-type="float">
            <text:p>3700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7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8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800XT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900" calcext:value-type="float">
            <text:p>3900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3900" calcext:value-type="float">
            <text:p>3900</text:p>
          </table:table-cell>
          <table:table-cell table:style-name="ce217" office:value-type="string" calcext:value-type="string">
            <text:p>Ryzen 9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900X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900XT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3950X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4100" calcext:value-type="float">
            <text:p>4100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300G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300GE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350G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350GE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355G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355GE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4500" calcext:value-type="float">
            <text:p>45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600G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600GE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650G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650GE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655G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655GE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700G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700GE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750G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4750GE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300G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300GE</text:p>
          </table:table-cell>
          <table:table-cell table:style-name="ce217" office:value-type="string" calcext:value-type="string">
            <text:p>Ryzen 3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350G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350GE</text:p>
          </table:table-cell>
          <table:table-cell table:style-name="ce217" office:value-type="string" calcext:value-type="string">
            <text:p>Ryzen 3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500" calcext:value-type="float">
            <text:p>55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600" calcext:value-type="float">
            <text:p>5600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600G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600GE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600X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600X3D</text:p>
          </table:table-cell>
          <table:table-cell table:style-name="ce217" office:value-type="string" calcext:value-type="string">
            <text:p>Ryzen 5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645" calcext:value-type="float">
            <text:p>5645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650G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650GE</text:p>
          </table:table-cell>
          <table:table-cell table:style-name="ce217" office:value-type="string" calcext:value-type="string">
            <text:p>Ryzen 5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700" calcext:value-type="float">
            <text:p>5700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700G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700GE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7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750G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750GE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800" calcext:value-type="float">
            <text:p>5800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800X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800X3D</text:p>
          </table:table-cell>
          <table:table-cell table:style-name="ce217" office:value-type="string" calcext:value-type="string">
            <text:p>Ryzen 7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845" calcext:value-type="float">
            <text:p>5845</text:p>
          </table:table-cell>
          <table:table-cell table:style-name="ce217" office:value-type="string" calcext:value-type="string">
            <text:p>Ryzen 7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900" calcext:value-type="float">
            <text:p>5900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900X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float" office:value="5945" calcext:value-type="float">
            <text:p>5945</text:p>
          </table:table-cell>
          <table:table-cell table:style-name="ce217" office:value-type="string" calcext:value-type="string">
            <text:p>Ryzen 9 PRO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5950X</text:p>
          </table:table-cell>
          <table:table-cell table:style-name="ce217" office:value-type="string" calcext:value-type="string">
            <text:p>Ryzen 9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6-9400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6-9500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6-9500E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6-9550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8-9600</text:p>
          </table:table-cell>
          <table:table-cell table:style-name="ce217" office:value-type="string" calcext:value-type="string">
            <text:p>A8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10-9700</text:p>
          </table:table-cell>
          <table:table-cell table:style-name="ce217" office:value-type="string" calcext:value-type="string">
            <text:p>A10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10-9700E</text:p>
          </table:table-cell>
          <table:table-cell table:style-name="ce217" office:value-type="string" calcext:value-type="string">
            <text:p>A10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12-9800</text:p>
          </table:table-cell>
          <table:table-cell table:style-name="ce217" office:value-type="string" calcext:value-type="string">
            <text:p>A12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A12-9800E</text:p>
          </table:table-cell>
          <table:table-cell table:style-name="ce217" office:value-type="string" calcext:value-type="string">
            <text:p>A12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0-8770</text:p>
          </table:table-cell>
          <table:table-cell table:style-name="ce217" office:value-type="string" calcext:value-type="string">
            <text:p>A10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0-8770E</text:p>
          </table:table-cell>
          <table:table-cell table:style-name="ce217" office:value-type="string" calcext:value-type="string">
            <text:p>A10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2-8870</text:p>
          </table:table-cell>
          <table:table-cell table:style-name="ce217" office:value-type="string" calcext:value-type="string">
            <text:p>A12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2-8870E</text:p>
          </table:table-cell>
          <table:table-cell table:style-name="ce217" office:value-type="string" calcext:value-type="string">
            <text:p>A12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6-8570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6-8570E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6-8580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8-9600</text:p>
          </table:table-cell>
          <table:table-cell table:style-name="ce217" office:value-type="string" calcext:value-type="string">
            <text:p>A8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6-9500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6-9500E</text:p>
          </table:table-cell>
          <table:table-cell table:style-name="ce217" office:value-type="string" calcext:value-type="string">
            <text:p>A6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0-9700</text:p>
          </table:table-cell>
          <table:table-cell table:style-name="ce217" office:value-type="string" calcext:value-type="string">
            <text:p>A10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0-9700E</text:p>
          </table:table-cell>
          <table:table-cell table:style-name="ce217" office:value-type="string" calcext:value-type="string">
            <text:p>A10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2-9800</text:p>
          </table:table-cell>
          <table:table-cell table:style-name="ce217" office:value-type="string" calcext:value-type="string">
            <text:p>A12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>
          <table:table-cell table:style-name="ce177" table:number-columns-repeated="21"/>
          <table:table-cell table:style-name="ce217" office:value-type="string" calcext:value-type="string">
            <text:p>PRO A12-9800E</text:p>
          </table:table-cell>
          <table:table-cell table:style-name="ce217" office:value-type="string" calcext:value-type="string">
            <text:p>A12-Series</text:p>
          </table:table-cell>
          <table:table-cell table:style-name="ce217" office:value-type="string" calcext:value-type="string">
            <text:p>Socket AM4</text:p>
          </table:table-cell>
          <table:table-cell table:style-name="ce59" office:value-type="string" calcext:value-type="string">
            <text:p>PCI 3.0 x16</text:p>
          </table:table-cell>
          <table:table-cell table:number-columns-repeated="16359"/>
        </table:table-row>
        <table:table-row table:style-name="ro1" table:number-rows-repeated="10484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4" table:style-name="ta3">
        <table:table-column table:style-name="co4" table:number-columns-repeated="16384" table:default-cell-style-name="Default"/>
        <table:table-row table:style-name="ro1">
          <table:table-cell>
            <draw:connector table:end-cell-address="Hoja4.A1" table:end-x="0.1cm" table:end-y="0.1cm" draw:z-index="0" draw:name="Conector recto 2" draw:style-name="gr1" draw:text-style-name="P1" draw:type="line" svg:x1="8.361cm" svg:y1="1.931cm" svg:x2="10.451cm" svg:y2="1.879cm" svg:d="M8361 1931l2090-52" svg:viewBox="0 0 2091 53">
              <text:p/>
            </draw:connector>
            <draw:connector table:end-cell-address="Hoja4.A1" table:end-x="0.1cm" table:end-y="0.1cm" draw:z-index="1" draw:name="Conector recto 3" draw:style-name="gr1" draw:text-style-name="P1" draw:type="line" svg:x1="8.334cm" svg:y1="2.46cm" svg:x2="10.451cm" svg:y2="2.408cm" svg:d="M8334 2460l2117-52" svg:viewBox="0 0 2118 53">
              <text:p/>
            </draw:connector>
            <draw:connector table:end-cell-address="Hoja4.A1" table:end-x="0.1cm" table:end-y="0.1cm" draw:z-index="2" draw:name="Conector recto 4" draw:style-name="gr1" draw:text-style-name="P1" draw:type="line" svg:x1="8.361cm" svg:y1="2.963cm" svg:x2="10.477cm" svg:y2="2.91cm" svg:d="M8361 2963l2116-53" svg:viewBox="0 0 2117 54">
              <text:p/>
            </draw:connector>
            <draw:connector table:end-cell-address="Hoja4.A1" table:end-x="0.1cm" table:end-y="0.1cm" draw:z-index="3" draw:name="Conector recto de flecha 8" draw:style-name="gr2" draw:text-style-name="P1" draw:type="line" svg:x1="12.541cm" svg:y1="1.905cm" svg:x2="18.812cm" svg:y2="2.011cm" svg:d="M12541 1905l6271 106" svg:viewBox="0 0 6272 107">
              <text:p/>
            </draw:connector>
            <draw:connector table:end-cell-address="Hoja4.A1" table:end-x="0.1cm" table:end-y="0.1cm" draw:z-index="4" draw:name="Conector recto de flecha 9" draw:style-name="gr2" draw:text-style-name="P1" draw:type="line" svg:x1="12.514cm" svg:y1="1.905cm" svg:x2="18.845cm" svg:y2="2.365cm" svg:d="M12514 1905l6331 460" svg:viewBox="0 0 6332 461">
              <text:p/>
            </draw:connector>
            <draw:connector table:end-cell-address="Hoja4.A1" table:end-x="0.1cm" table:end-y="0.1cm" draw:z-index="5" draw:name="Conector recto de flecha 16" draw:style-name="gr3" draw:text-style-name="P1" draw:type="line" svg:x1="12.488cm" svg:y1="2.623cm" svg:x2="18.825cm" svg:y2="2.256cm" svg:d="M12488 2623l6337-367" svg:viewBox="0 0 6338 368">
              <text:p/>
            </draw:connector>
            <draw:connector table:end-cell-address="Hoja4.A1" table:end-x="0.1cm" table:end-y="0.1cm" draw:z-index="6" draw:name="Conector recto de flecha 17" draw:style-name="gr3" draw:text-style-name="P1" draw:type="line" svg:x1="12.49cm" svg:y1="2.735cm" svg:x2="18.828cm" svg:y2="2.001cm" svg:d="M12490 2735l6338-734" svg:viewBox="0 0 6339 735">
              <text:p/>
            </draw:connector>
            <draw:connector table:end-cell-address="Hoja4.A1" table:end-x="0.1cm" table:end-y="0.1cm" draw:z-index="7" draw:name="Conector recto de flecha 18" draw:style-name="gr4" draw:text-style-name="P1" draw:type="line" svg:x1="12.581cm" svg:y1="3.439cm" svg:x2="18.822cm" svg:y2="2.86cm" svg:d="M12581 3439l6241-579" svg:viewBox="0 0 6242 580">
              <text:p/>
            </draw:connector>
            <draw:connector table:end-cell-address="Hoja4.A1" table:end-x="0.1cm" table:end-y="0.1cm" draw:z-index="8" draw:name="Conector recto de flecha 25" draw:style-name="gr5" draw:text-style-name="P1" draw:type="line" svg:x1="12.547cm" svg:y1="3.968cm" svg:x2="18.845cm" svg:y2="2.894cm" svg:d="M12547 3968l6298-1074" svg:viewBox="0 0 6299 1075">
              <text:p/>
            </draw:connector>
            <draw:connector table:end-cell-address="Hoja4.A1" table:end-x="0.1cm" table:end-y="0.1cm" draw:z-index="9" draw:name="Conector recto de flecha 30" draw:style-name="gr6" draw:text-style-name="P1" draw:type="line" svg:x1="12.547cm" svg:y1="4.538cm" svg:x2="18.822cm" svg:y2="3.439cm" svg:d="M12547 4538l6275-1099" svg:viewBox="0 0 6276 1100">
              <text:p/>
            </draw:connector>
            <draw:connector table:end-cell-address="Hoja4.A1" table:end-x="0.1cm" table:end-y="0.1cm" draw:z-index="10" draw:name="Conector recto de flecha 33" draw:style-name="gr6" draw:text-style-name="P1" draw:type="line" svg:x1="12.566cm" svg:y1="5.555cm" svg:x2="18.812cm" svg:y2="4.547cm" svg:d="M12566 5555l6246-1008" svg:viewBox="0 0 6247 1009">
              <text:p/>
            </draw:connector>
            <draw:connector table:end-cell-address="Hoja4.A1" table:end-x="0.1cm" table:end-y="0.1cm" draw:z-index="11" draw:name="Conector recto de flecha 36" draw:style-name="gr7" draw:text-style-name="P1" draw:type="line" svg:x1="12.534cm" svg:y1="5.011cm" svg:x2="18.845cm" svg:y2="3.952cm" svg:d="M12534 5011l6311-1059" svg:viewBox="0 0 6312 1060">
              <text:p/>
            </draw:connector>
            <draw:connector table:end-cell-address="Hoja4.A1" table:end-x="0.1cm" table:end-y="0.1cm" draw:z-index="12" draw:name="Conector recto de flecha 37" draw:style-name="gr7" draw:text-style-name="P1" draw:type="line" svg:x1="12.547cm" svg:y1="5.231cm" svg:x2="18.845cm" svg:y2="4.563cm" svg:d="M12547 5231l6298-668" svg:viewBox="0 0 6299 669">
              <text:p/>
            </draw:connector>
            <draw:connector table:end-cell-address="Hoja4.A1" table:end-x="0.1cm" table:end-y="0.1cm" draw:z-index="13" draw:name="Conector recto de flecha 55" draw:style-name="gr3" draw:text-style-name="P1" draw:type="line" svg:x1="12.59cm" svg:y1="7.712cm" svg:x2="18.789cm" svg:y2="4.58cm" svg:d="M12590 7712l6199-3132" svg:viewBox="0 0 6200 3133">
              <text:p/>
            </draw:connector>
            <draw:connector table:end-cell-address="Hoja4.A1" table:end-x="0.1cm" table:end-y="0.1cm" draw:z-index="14" draw:name="Conector recto de flecha 57" draw:style-name="gr4" draw:text-style-name="P1" draw:type="line" svg:x1="12.608cm" svg:y1="8.245cm" svg:x2="18.812cm" svg:y2="4.613cm" svg:d="M12608 8245l6204-3632" svg:viewBox="0 0 6205 3633">
              <text:p/>
            </draw:connector>
            <draw:connector table:end-cell-address="Hoja4.A1" table:end-x="0.1cm" table:end-y="0.1cm" draw:z-index="15" draw:name="Conector recto de flecha 59" draw:style-name="gr5" draw:text-style-name="P1" draw:type="line" svg:x1="12.607cm" svg:y1="6.069cm" svg:x2="18.772cm" svg:y2="4.613cm" svg:d="M12607 6069l6165-1456" svg:viewBox="0 0 6166 1457">
              <text:p/>
            </draw:connector>
            <draw:connector table:end-cell-address="Hoja4.A1" table:end-x="0.1cm" table:end-y="0.1cm" draw:z-index="16" draw:name="Conector recto de flecha 62" draw:style-name="gr6" draw:text-style-name="P1" draw:type="line" svg:x1="12.59cm" svg:y1="6.631cm" svg:x2="18.739cm" svg:y2="4.662cm" svg:d="M12590 6631l6149-1969" svg:viewBox="0 0 6150 1970">
              <text:p/>
            </draw:connector>
            <draw:connector table:end-cell-address="Hoja4.A1" table:end-x="0.1cm" table:end-y="0.1cm" draw:z-index="17" draw:name="Conector recto de flecha 67" draw:style-name="gr2" draw:text-style-name="P1" draw:type="line" svg:x1="12.574cm" svg:y1="8.748cm" svg:x2="18.822cm" svg:y2="7.639cm" svg:d="M12574 8748l6248-1109" svg:viewBox="0 0 6249 1110">
              <text:p/>
            </draw:connector>
            <draw:connector table:end-cell-address="Hoja4.A1" table:end-x="0.1cm" table:end-y="0.1cm" draw:z-index="18" draw:name="Conector recto de flecha 68" draw:style-name="gr8" draw:text-style-name="P1" draw:type="line" svg:x1="12.541cm" svg:y1="9.326cm" svg:x2="18.861cm" svg:y2="7.738cm" svg:d="M12541 9326l6320-1588" svg:viewBox="0 0 6321 1589">
              <text:p/>
            </draw:connector>
            <draw:connector table:end-cell-address="Hoja4.A1" table:end-x="0.1cm" table:end-y="0.1cm" draw:z-index="19" draw:name="Conector recto de flecha 71" draw:style-name="gr8" draw:text-style-name="P1" draw:type="line" svg:x1="12.64cm" svg:y1="8.285cm" svg:x2="18.911cm" svg:y2="7.143cm" svg:d="M12640 8285l6271-1142" svg:viewBox="0 0 6272 1143">
              <text:p/>
            </draw:connector>
            <draw:connector table:end-cell-address="Hoja4.A1" table:end-x="0.1cm" table:end-y="0.1cm" draw:z-index="20" draw:name="Conector recto de flecha 75" draw:style-name="gr8" draw:text-style-name="P1" draw:type="line" svg:x1="12.527cm" svg:y1="7.715cm" svg:x2="18.845cm" svg:y2="7.06cm" svg:d="M12527 7715l6318-655" svg:viewBox="0 0 6319 656">
              <text:p/>
            </draw:connector>
            <draw:connector table:end-cell-address="Hoja4.A1" table:end-x="0.1cm" table:end-y="0.1cm" draw:z-index="21" draw:name="Conector recto de flecha 77" draw:style-name="gr9" draw:text-style-name="P1" draw:type="line" svg:x1="12.551cm" svg:y1="9.974cm" svg:x2="18.845cm" svg:y2="7.821cm" svg:d="M12551 9974l6294-2153" svg:viewBox="0 0 6295 2154">
              <text:p/>
            </draw:connector>
            <draw:connector table:end-cell-address="Hoja4.A1" table:end-x="0.1cm" table:end-y="0.1cm" draw:z-index="22" draw:name="Conector recto de flecha 79" draw:style-name="gr10" draw:text-style-name="P1" draw:type="line" svg:x1="12.607cm" svg:y1="10.388cm" svg:x2="18.845cm" svg:y2="7.722cm" svg:d="M12607 10388l6238-2666" svg:viewBox="0 0 6239 2667">
              <text:p/>
            </draw:connector>
            <draw:connector table:end-cell-address="Hoja4.A1" table:end-x="0.1cm" table:end-y="0.1cm" draw:z-index="23" draw:name="Conector recto de flecha 83" draw:style-name="gr11" draw:text-style-name="P1" draw:type="line" svg:x1="12.59cm" svg:y1="10.95cm" svg:x2="18.828cm" svg:y2="7.093cm" svg:d="M12590 10950l6238-3857" svg:viewBox="0 0 6239 3858">
              <text:p/>
            </draw:connector>
            <draw:connector table:end-cell-address="Hoja4.A1" table:end-x="0.1cm" table:end-y="0.1cm" draw:z-index="24" draw:name="Conector recto de flecha 86" draw:style-name="gr12" draw:text-style-name="P1" draw:type="line" svg:x1="12.541cm" svg:y1="11.512cm" svg:x2="18.822cm" svg:y2="8.748cm" svg:d="M12541 11512l6281-2764" svg:viewBox="0 0 6282 2765">
              <text:p/>
            </draw:connector>
            <draw:connector table:end-cell-address="Hoja4.A1" table:end-x="0.1cm" table:end-y="0.1cm" draw:z-index="25" draw:name="Conector recto de flecha 92" draw:style-name="gr12" draw:text-style-name="P1" draw:type="line" svg:x1="12.607cm" svg:y1="11.429cm" svg:x2="18.828cm" svg:y2="8.285cm" svg:d="M12607 11429l6221-3144" svg:viewBox="0 0 6222 3145">
              <text:p/>
            </draw:connector>
            <draw:connector table:end-cell-address="Hoja4.A1" table:end-x="0.1cm" table:end-y="0.1cm" draw:z-index="26" draw:name="Conector recto de flecha 95" draw:style-name="gr13" draw:text-style-name="P1" draw:type="line" svg:x1="12.557cm" svg:y1="12.538cm" svg:x2="18.789cm" svg:y2="7.771cm" svg:d="M12557 12538l6232-4767" svg:viewBox="0 0 6233 4768">
              <text:p/>
            </draw:connector>
            <draw:connector table:end-cell-address="Hoja4.A1" table:end-x="0.1cm" table:end-y="0.1cm" draw:z-index="27" draw:name="Conector recto de flecha 98" draw:style-name="gr14" draw:text-style-name="P1" draw:type="line" svg:x1="12.561cm" svg:y1="12.581cm" svg:x2="18.755cm" svg:y2="11.396cm" svg:d="M12561 12581l6194-1185" svg:viewBox="0 0 6195 1186">
              <text:p/>
            </draw:connector>
            <draw:connector table:end-cell-address="Hoja4.A1" table:end-x="0.1cm" table:end-y="0.1cm" draw:z-index="28" draw:name="Conector recto de flecha 100" draw:style-name="gr14" draw:text-style-name="P1" draw:type="line" svg:x1="12.521cm" svg:y1="13.103cm" svg:x2="18.772cm" svg:y2="11.495cm" svg:d="M12521 13103l6251-1608" svg:viewBox="0 0 6252 1609">
              <text:p/>
            </draw:connector>
            <draw:connector table:end-cell-address="Hoja4.A1" table:end-x="0.1cm" table:end-y="0.1cm" draw:z-index="29" draw:name="Conector recto de flecha 102" draw:style-name="gr14" draw:text-style-name="P1" draw:type="line" svg:x1="12.514cm" svg:y1="13.609cm" svg:x2="18.812cm" svg:y2="11.495cm" svg:d="M12514 13609l6298-2114" svg:viewBox="0 0 6299 2115">
              <text:p/>
            </draw:connector>
            <draw:connector table:end-cell-address="Hoja4.A1" table:end-x="0.1cm" table:end-y="0.1cm" draw:z-index="30" draw:name="Conector recto de flecha 103" draw:style-name="gr14" draw:text-style-name="P1" draw:type="line" svg:x1="12.564cm" svg:y1="14.131cm" svg:x2="18.656cm" svg:y2="11.379cm" svg:d="M12564 14131l6092-2752" svg:viewBox="0 0 6093 2753">
              <text:p/>
            </draw:connector>
            <draw:connector table:end-cell-address="Hoja4.A1" table:end-x="0.1cm" table:end-y="0.1cm" draw:z-index="31" draw:name="Conector recto de flecha 104" draw:style-name="gr14" draw:text-style-name="P1" draw:type="line" svg:x1="12.551cm" svg:y1="17.267cm" svg:x2="18.911cm" svg:y2="9.859cm" svg:d="M12551 17267l6360-7408" svg:viewBox="0 0 6361 7409">
              <text:p/>
            </draw:connector>
            <draw:connector table:end-cell-address="Hoja4.A1" table:end-x="0.1cm" table:end-y="0.1cm" draw:z-index="32" draw:name="Conector recto de flecha 105" draw:style-name="gr14" draw:text-style-name="P1" draw:type="line" svg:x1="12.544cm" svg:y1="15.194cm" svg:x2="18.805cm" svg:y2="12.505cm" svg:d="M12544 15194l6261-2689" svg:viewBox="0 0 6262 2690">
              <text:p/>
            </draw:connector>
            <draw:connector table:end-cell-address="Hoja4.A1" table:end-x="0.1cm" table:end-y="0.1cm" draw:z-index="33" draw:name="Conector recto de flecha 111" draw:style-name="gr14" draw:text-style-name="P1" draw:type="line" svg:x1="12.537cm" svg:y1="15.766cm" svg:x2="18.805cm" svg:y2="12.521cm" svg:d="M12537 15766l6268-3245" svg:viewBox="0 0 6269 3246">
              <text:p/>
            </draw:connector>
            <draw:connector table:end-cell-address="Hoja4.A1" table:end-x="0.1cm" table:end-y="0.1cm" draw:z-index="34" draw:name="Conector recto de flecha 112" draw:style-name="gr14" draw:text-style-name="P1" draw:type="line" svg:x1="12.541cm" svg:y1="16.159cm" svg:x2="18.947cm" svg:y2="12.954cm" svg:d="M12541 16159l6406-3205" svg:viewBox="0 0 6407 3206">
              <text:p/>
            </draw:connector>
            <draw:connector table:end-cell-address="Hoja4.A1" table:end-x="0.1cm" table:end-y="0.1cm" draw:z-index="35" draw:name="Conector recto de flecha 113" draw:style-name="gr15" draw:text-style-name="P1" draw:type="line" svg:x1="12.547cm" svg:y1="16.794cm" svg:x2="18.828cm" svg:y2="9.26cm" svg:d="M12547 16794l6281-7534" svg:viewBox="0 0 6282 7535">
              <text:p/>
            </draw:connector>
            <draw:connector table:end-cell-address="Hoja4.A1" table:end-x="0.1cm" table:end-y="0.1cm" draw:z-index="36" draw:name="Conector recto de flecha 117" draw:style-name="gr15" draw:text-style-name="P1" draw:type="line" svg:x1="12.64cm" svg:y1="14.654cm" svg:x2="18.901cm" svg:y2="11.966cm" svg:d="M12640 14654l6261-2688" svg:viewBox="0 0 6262 2689">
              <text:p/>
            </draw:connector>
            <draw:connector table:end-cell-address="Hoja4.A1" table:end-x="0.1cm" table:end-y="0.1cm" draw:z-index="37" draw:name="Conector recto de flecha 121" draw:style-name="gr15" draw:text-style-name="P1" draw:type="line" svg:x1="12.541cm" svg:y1="17.796cm" svg:x2="18.845cm" svg:y2="12.984cm" svg:d="M12541 17796l6304-4812" svg:viewBox="0 0 6305 4813">
              <text:p/>
            </draw:connector>
            <draw:connector table:end-cell-address="Hoja4.A1" table:end-x="0.1cm" table:end-y="0.1cm" draw:z-index="38" draw:name="Conector recto de flecha 123" draw:style-name="gr15" draw:text-style-name="P1" draw:type="line" svg:x1="12.541cm" svg:y1="17.819cm" svg:x2="18.894cm" svg:y2="9.974cm" svg:d="M12541 17819l6353-7845" svg:viewBox="0 0 6354 7846">
              <text:p/>
            </draw:connector>
            <draw:connector table:end-cell-address="Hoja4.A1" table:end-x="0.1cm" table:end-y="0.1cm" draw:z-index="39" draw:name="Conector recto de flecha 124" draw:style-name="gr15" draw:text-style-name="P1" draw:type="line" svg:x1="12.544cm" svg:y1="18.425cm" svg:x2="18.878cm" svg:y2="13.579cm" svg:d="M12544 18425l6334-4846" svg:viewBox="0 0 6335 4847">
              <text:p/>
            </draw:connector>
            <draw:connector table:end-cell-address="Hoja4.A1" table:end-x="0.1cm" table:end-y="0.1cm" draw:z-index="40" draw:name="Conector recto de flecha 126" draw:style-name="gr15" draw:text-style-name="P1" draw:type="line" svg:x1="12.551cm" svg:y1="18.921cm" svg:x2="18.878cm" svg:y2="15.663cm" svg:d="M12551 18921l6327-3258" svg:viewBox="0 0 6328 3259">
              <text:p/>
            </draw:connector>
            <draw:connector table:end-cell-address="Hoja4.A1" table:end-x="0.1cm" table:end-y="0.1cm" draw:z-index="41" draw:name="Conector recto de flecha 2053" draw:style-name="gr15" draw:text-style-name="P1" draw:type="line" svg:x1="12.527cm" svg:y1="19.443cm" svg:x2="18.805cm" svg:y2="18.375cm" svg:d="M12527 19443l6278-1068" svg:viewBox="0 0 6279 1069">
              <text:p/>
            </draw:connector>
            <draw:connector table:end-cell-address="Hoja4.A1" table:end-x="0.1cm" table:end-y="0.1cm" draw:z-index="42" draw:name="Conector recto de flecha 2055" draw:style-name="gr15" draw:text-style-name="P1" draw:type="line" svg:x1="12.593cm" svg:y1="19.337cm" svg:x2="18.828cm" svg:y2="17.779cm" svg:d="M12593 19337l6235-1558" svg:viewBox="0 0 6236 1559">
              <text:p/>
            </draw:connector>
            <draw:connector table:end-cell-address="Hoja4.A1" table:end-x="0.1cm" table:end-y="0.1cm" draw:z-index="43" draw:name="Conector recto de flecha 2057" draw:style-name="gr15" draw:text-style-name="P1" draw:type="line" svg:x1="12.547cm" svg:y1="19.347cm" svg:x2="18.812cm" svg:y2="17.134cm" svg:d="M12547 19347l6265-2213" svg:viewBox="0 0 6266 2214">
              <text:p/>
            </draw:connector>
            <draw:connector table:end-cell-address="Hoja4.A1" table:end-x="0.1cm" table:end-y="0.1cm" draw:z-index="44" draw:name="Conector recto de flecha 2062" draw:style-name="gr6" draw:text-style-name="P1" draw:type="line" svg:x1="27.173cm" svg:y1="1.931cm" svg:x2="22.992cm" svg:y2="1.879cm" svg:d="M27173 1931l-4181-52" svg:viewBox="0 0 4182 53">
              <text:p/>
            </draw:connector>
            <draw:connector table:end-cell-address="Hoja4.A1" table:end-x="0.1cm" table:end-y="0.1cm" draw:z-index="45" draw:name="Conector recto de flecha 2065" draw:style-name="gr6" draw:text-style-name="P1" draw:type="line" svg:x1="27.173cm" svg:y1="9.974cm" svg:x2="22.992cm" svg:y2="16.668cm" svg:d="M27173 9974l-4181 6694" svg:viewBox="0 0 4182 6695">
              <text:p/>
            </draw:connector>
            <draw:connector table:end-cell-address="Hoja4.A1" table:end-x="0.1cm" table:end-y="0.1cm" draw:z-index="46" draw:name="Conector recto de flecha 2068" draw:style-name="gr6" draw:text-style-name="P1" draw:type="line" svg:x1="27.199cm" svg:y1="6.112cm" svg:x2="23.061cm" svg:y2="11.971cm" svg:d="M27199 6112l-4138 5859" svg:viewBox="0 0 4139 5860">
              <text:p/>
            </draw:connector>
            <draw:connector table:end-cell-address="Hoja4.A1" table:end-x="0.1cm" table:end-y="0.1cm" draw:z-index="47" draw:name="Conector recto de flecha 2071" draw:style-name="gr11" draw:text-style-name="P1" draw:type="line" svg:x1="27.173cm" svg:y1="2.408cm" svg:x2="22.992cm" svg:y2="4.55cm" svg:d="M27173 2408l-4181 2142" svg:viewBox="0 0 4182 2143">
              <text:p/>
            </draw:connector>
            <draw:connector table:end-cell-address="Hoja4.A1" table:end-x="0.1cm" table:end-y="0.1cm" draw:z-index="48" draw:name="Conector recto de flecha 2074" draw:style-name="gr11" draw:text-style-name="P1" draw:type="line" svg:x1="27.173cm" svg:y1="2.884cm" svg:x2="22.992cm" svg:y2="5.609cm" svg:d="M27173 2884l-4181 2725" svg:viewBox="0 0 4182 2726">
              <text:p/>
            </draw:connector>
            <draw:connector table:end-cell-address="Hoja4.A1" table:end-x="0.1cm" table:end-y="0.1cm" draw:z-index="49" draw:name="Conector recto de flecha 2077" draw:style-name="gr11" draw:text-style-name="P1" draw:type="line" svg:x1="27.199cm" svg:y1="3.518cm" svg:x2="23.018cm" svg:y2="7.117cm" svg:d="M27199 3518l-4181 3599" svg:viewBox="0 0 4182 3600">
              <text:p/>
            </draw:connector>
            <draw:connector table:end-cell-address="Hoja4.A1" table:end-x="0.1cm" table:end-y="0.1cm" draw:z-index="50" draw:name="Conector recto de flecha 2081" draw:style-name="gr13" draw:text-style-name="P1" draw:type="line" svg:x1="27.278cm" svg:y1="9.366cm" svg:x2="23.044cm" svg:y2="13.044cm" svg:d="M27278 9366l-4234 3678" svg:viewBox="0 0 4235 3679">
              <text:p/>
            </draw:connector>
            <draw:connector table:end-cell-address="Hoja4.A1" table:end-x="0.1cm" table:end-y="0.1cm" draw:z-index="51" draw:name="Conector recto de flecha 2084" draw:style-name="gr12" draw:text-style-name="P1" draw:type="line" svg:x1="27.305cm" svg:y1="7.17cm" svg:x2="23.015cm" svg:y2="15.698cm" svg:d="M27305 7170l-4290 8528" svg:viewBox="0 0 4291 8529">
              <text:p/>
            </draw:connector>
            <draw:connector table:end-cell-address="Hoja4.A1" table:end-x="0.1cm" table:end-y="0.1cm" draw:z-index="52" draw:name="Conector recto de flecha 2088" draw:style-name="gr6" draw:text-style-name="P1" draw:type="line" svg:x1="27.173cm" svg:y1="10.027cm" svg:x2="23.018cm" svg:y2="17.356cm" svg:d="M27173 10027l-4155 7329" svg:viewBox="0 0 4156 7330">
              <text:p/>
            </draw:connector>
            <draw:connector table:end-cell-address="Hoja4.A1" table:end-x="0.1cm" table:end-y="0.1cm" draw:z-index="53" draw:name="Conector recto de flecha 2092" draw:style-name="gr6" draw:text-style-name="P1" draw:type="line" svg:x1="27.225cm" svg:y1="8.837cm" svg:x2="23.044cm" svg:y2="7.778cm" svg:d="M27225 8837l-4181-1059" svg:viewBox="0 0 4182 1060">
              <text:p/>
            </draw:connector>
            <draw:connector table:end-cell-address="Hoja4.A1" table:end-x="0.1cm" table:end-y="0.1cm" draw:z-index="54" draw:name="Conector recto de flecha 2097" draw:style-name="gr3" draw:text-style-name="P1" draw:type="line" svg:x1="27.225cm" svg:y1="8.229cm" svg:x2="22.972cm" svg:y2="7.178cm" svg:d="M27225 8229l-4253-1051" svg:viewBox="0 0 4254 1052">
              <text:p/>
            </draw:connector>
            <draw:connector table:end-cell-address="Hoja4.A1" table:end-x="0.1cm" table:end-y="0.1cm" draw:z-index="55" draw:name="Conector recto de flecha 2102" draw:style-name="gr3" draw:text-style-name="P1" draw:type="line" svg:x1="27.146cm" svg:y1="4.418cm" svg:x2="23.044cm" svg:y2="8.229cm" svg:d="M27146 4418l-4102 3811" svg:viewBox="0 0 4103 3812">
              <text:p/>
            </draw:connector>
            <draw:connector table:end-cell-address="Hoja4.A1" table:end-x="0.1cm" table:end-y="0.1cm" draw:z-index="56" draw:name="Conector recto de flecha 2105" draw:style-name="gr15" draw:text-style-name="P1" draw:type="line" svg:x1="27.219cm" svg:y1="5.016cm" svg:x2="22.995cm" svg:y2="8.237cm" svg:d="M27219 5016l-4224 3221" svg:viewBox="0 0 4225 3222">
              <text:p/>
            </draw:connector>
            <draw:connector table:end-cell-address="Hoja4.A1" table:end-x="0.1cm" table:end-y="0.1cm" draw:z-index="57" draw:name="Conector recto de flecha 2114" draw:style-name="gr14" draw:text-style-name="P1" draw:type="line" svg:x1="27.173cm" svg:y1="6.614cm" svg:x2="23.044cm" svg:y2="9.763cm" svg:d="M27173 6614l-4129 3149" svg:viewBox="0 0 4130 3150">
              <text:p/>
            </draw:connector>
            <draw:connector table:end-cell-address="Hoja4.A1" table:end-x="0.1cm" table:end-y="0.1cm" draw:z-index="58" draw:name="Conector recto de flecha 2117" draw:style-name="gr13" draw:text-style-name="P1" draw:type="line" svg:x1="27.199cm" svg:y1="7.778cm" svg:x2="23.097cm" svg:y2="13.017cm" svg:d="M27199 7778l-4102 5239" svg:viewBox="0 0 4103 5240">
              <text:p/>
            </draw:connector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ocket</text:p>
          </table:table-cell>
          <table:table-cell/>
          <table:table-cell office:value-type="string" calcext:value-type="string">
            <text:p>Familia</text:p>
          </table:table-cell>
          <table:table-cell/>
          <table:table-cell office:value-type="string" calcext:value-type="string">
            <text:p>GEN´S</text:p>
          </table:table-cell>
          <table:table-cell table:number-columns-repeated="3"/>
          <table:table-cell table:style-name="ce75" office:value-type="string" calcext:value-type="string" table:number-columns-spanned="2" table:number-rows-spanned="1">
            <text:p>Tarjetas Graficas</text:p>
          </table:table-cell>
          <table:covered-table-cell table:style-name="ce78"/>
          <table:table-cell table:number-columns-repeated="2"/>
          <table:table-cell office:value-type="string" calcext:value-type="string">
            <text:p>GEN´S</text:p>
          </table:table-cell>
          <table:table-cell/>
          <table:table-cell office:value-type="string" calcext:value-type="string">
            <text:p>Familia</text:p>
          </table:table-cell>
          <table:table-cell/>
          <table:table-cell office:value-type="string" calcext:value-type="string">
            <text:p>Socket</text:p>
          </table:table-cell>
          <table:table-cell table:number-columns-repeated="16366"/>
        </table:table-row>
        <table:table-row table:style-name="ro1">
          <table:table-cell/>
          <table:table-cell table:style-name="ce60" office:value-type="string" calcext:value-type="string" table:number-columns-spanned="1" table:number-rows-spanned="3">
            <text:p>Socket AM1</text:p>
          </table:table-cell>
          <table:table-cell/>
          <table:table-cell table:style-name="ce55" office:value-type="string" calcext:value-type="string">
            <text:p>Athlon</text:p>
          </table:table-cell>
          <table:table-cell/>
          <table:table-cell table:style-name="ce71" office:value-type="float" office:value="5000" calcext:value-type="float">
            <text:p>50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 710</text:p>
          </table:table-cell>
          <table:covered-table-cell table:style-name="ce76"/>
          <table:table-cell table:number-columns-repeated="2"/>
          <table:table-cell table:style-name="ce57" office:value-type="string" calcext:value-type="string">
            <text:p>G3000</text:p>
          </table:table-cell>
          <table:table-cell/>
          <table:table-cell table:style-name="ce58" office:value-type="string" calcext:value-type="string">
            <text:p>Pentium</text:p>
          </table:table-cell>
          <table:table-cell/>
          <table:table-cell table:style-name="ce57" office:value-type="string" calcext:value-type="string" table:number-columns-spanned="1" table:number-rows-spanned="4">
            <text:p>LGA 1150</text:p>
          </table:table-cell>
          <table:table-cell table:number-columns-repeated="16366"/>
        </table:table-row>
        <table:table-row table:style-name="ro1">
          <table:table-cell/>
          <table:covered-table-cell table:style-name="ce61"/>
          <table:table-cell/>
          <table:table-cell table:style-name="ce55" office:value-type="string" calcext:value-type="string">
            <text:p>Sempron</text:p>
          </table:table-cell>
          <table:table-cell/>
          <table:table-cell table:style-name="ce72" office:value-type="string" calcext:value-type="string">
            <text:p>2000/30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 720</text:p>
          </table:table-cell>
          <table:covered-table-cell table:style-name="ce76"/>
          <table:table-cell table:number-columns-repeated="2"/>
          <table:table-cell table:style-name="ce57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i3</text:p>
          </table:table-cell>
          <table:table-cell/>
          <table:covered-table-cell table:style-name="ce57"/>
          <table:table-cell table:number-columns-repeated="16366"/>
        </table:table-row>
        <table:table-row table:style-name="ro1">
          <table:table-cell/>
          <table:covered-table-cell table:style-name="ce61"/>
          <table:table-cell/>
          <table:table-cell table:style-name="ce55" office:value-type="string" calcext:value-type="string">
            <text:p>Athlon X4</text:p>
          </table:table-cell>
          <table:table-cell/>
          <table:table-cell table:style-name="ce72" office:value-type="float" office:value="500" calcext:value-type="float">
            <text:p>5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 730</text:p>
          </table:table-cell>
          <table:covered-table-cell table:style-name="ce76"/>
          <table:table-cell table:number-columns-repeated="2"/>
          <table:table-cell table:style-name="ce57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i5</text:p>
          </table:table-cell>
          <table:table-cell/>
          <table:covered-table-cell table:style-name="ce57"/>
          <table:table-cell table:number-columns-repeated="16366"/>
        </table:table-row>
        <table:table-row table:style-name="ro1">
          <table:table-cell/>
          <table:table-cell table:style-name="ce62" office:value-type="string" calcext:value-type="string" table:number-columns-spanned="1" table:number-rows-spanned="8">
            <text:p>Socket FM2</text:p>
          </table:table-cell>
          <table:table-cell/>
          <table:table-cell table:style-name="ce27" office:value-type="string" calcext:value-type="string">
            <text:p>Sempron X2</text:p>
          </table:table-cell>
          <table:table-cell/>
          <table:table-cell table:style-name="ce73" office:value-type="float" office:value="200" calcext:value-type="float">
            <text:p>2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 740</text:p>
          </table:table-cell>
          <table:covered-table-cell table:style-name="ce76"/>
          <table:table-cell table:number-columns-repeated="2"/>
          <table:table-cell table:style-name="ce57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i7</text:p>
          </table:table-cell>
          <table:table-cell/>
          <table:covered-table-cell table:style-name="ce57"/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Athlon X4</text:p>
          </table:table-cell>
          <table:table-cell/>
          <table:table-cell table:style-name="ce73" office:value-type="float" office:value="700" calcext:value-type="float">
            <text:p>7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50</text:p>
          </table:table-cell>
          <table:covered-table-cell table:style-name="ce76"/>
          <table:table-cell table:number-columns-repeated="2"/>
          <table:table-cell table:style-name="ce23" office:value-type="float" office:value="3.4" calcext:value-type="float">
            <text:p>3,4</text:p>
          </table:table-cell>
          <table:table-cell/>
          <table:table-cell table:style-name="ce23" office:value-type="string" calcext:value-type="string">
            <text:p>Celeron</text:p>
          </table:table-cell>
          <table:table-cell/>
          <table:table-cell table:style-name="ce52" office:value-type="string" calcext:value-type="string" table:number-columns-spanned="1" table:number-rows-spanned="7">
            <text:p>LGA 1151</text:p>
          </table:table-cell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FirePro</text:p>
          </table:table-cell>
          <table:table-cell/>
          <table:table-cell table:style-name="ce73" office:value-type="string" calcext:value-type="string">
            <text:p>A3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50 ti</text:p>
          </table:table-cell>
          <table:covered-table-cell table:style-name="ce76"/>
          <table:table-cell table:number-columns-repeated="2"/>
          <table:table-cell table:style-name="ce23" office:value-type="string" calcext:value-type="string">
            <text:p>6,7,8</text:p>
          </table:table-cell>
          <table:table-cell/>
          <table:table-cell table:style-name="ce167" office:value-type="string" calcext:value-type="string" table:number-columns-spanned="1" table:number-rows-spanned="2">
            <text:p>i3</text:p>
          </table:table-cell>
          <table:table-cell/>
          <table:covered-table-cell table:style-name="ce52"/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A4-Series</text:p>
          </table:table-cell>
          <table:table-cell/>
          <table:table-cell table:style-name="ce73" office:value-type="string" calcext:value-type="string">
            <text:p>4K,5K,6,7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60</text:p>
          </table:table-cell>
          <table:covered-table-cell table:style-name="ce7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/>
          <table:covered-table-cell table:style-name="ce167"/>
          <table:table-cell/>
          <table:covered-table-cell table:style-name="ce52"/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A6-Series</text:p>
          </table:table-cell>
          <table:table-cell/>
          <table:table-cell table:style-name="ce73" office:value-type="string" calcext:value-type="string">
            <text:p>5K,6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60 ti</text:p>
          </table:table-cell>
          <table:covered-table-cell table:style-name="ce76"/>
          <table:table-cell table:number-columns-repeated="2"/>
          <table:table-cell table:style-name="ce23" office:value-type="string" calcext:value-type="string">
            <text:p>6,7,8</text:p>
          </table:table-cell>
          <table:table-cell/>
          <table:table-cell table:style-name="ce52" office:value-type="string" calcext:value-type="string" table:number-columns-spanned="1" table:number-rows-spanned="2">
            <text:p>i5</text:p>
          </table:table-cell>
          <table:table-cell/>
          <table:covered-table-cell table:style-name="ce52"/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A8-Series</text:p>
          </table:table-cell>
          <table:table-cell/>
          <table:table-cell table:style-name="ce73" office:value-type="string" calcext:value-type="string">
            <text:p>5K,6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70</text:p>
          </table:table-cell>
          <table:covered-table-cell table:style-name="ce7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/>
          <table:covered-table-cell table:style-name="ce52"/>
          <table:table-cell/>
          <table:covered-table-cell table:style-name="ce52"/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A10-Series</text:p>
          </table:table-cell>
          <table:table-cell/>
          <table:table-cell table:style-name="ce73" office:value-type="string" calcext:value-type="string">
            <text:p>5K,6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80</text:p>
          </table:table-cell>
          <table:covered-table-cell table:style-name="ce76"/>
          <table:table-cell table:number-columns-repeated="2"/>
          <table:table-cell table:style-name="ce23" office:value-type="string" calcext:value-type="string">
            <text:p>6,7,8</text:p>
          </table:table-cell>
          <table:table-cell/>
          <table:table-cell table:style-name="ce52" office:value-type="string" calcext:value-type="string" table:number-columns-spanned="1" table:number-rows-spanned="2">
            <text:p>i7</text:p>
          </table:table-cell>
          <table:table-cell/>
          <table:covered-table-cell table:style-name="ce52"/>
          <table:table-cell table:number-columns-repeated="16366"/>
        </table:table-row>
        <table:table-row table:style-name="ro1">
          <table:table-cell/>
          <table:covered-table-cell table:style-name="ce63"/>
          <table:table-cell/>
          <table:table-cell table:style-name="ce27" office:value-type="string" calcext:value-type="string">
            <text:p>FX-Series</text:p>
          </table:table-cell>
          <table:table-cell/>
          <table:table-cell table:style-name="ce73" office:value-type="float" office:value="600" calcext:value-type="float">
            <text:p>6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780 ti</text:p>
          </table:table-cell>
          <table:covered-table-cell table:style-name="ce7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/>
          <table:covered-table-cell table:style-name="ce81"/>
          <table:table-cell/>
          <table:covered-table-cell table:style-name="ce52"/>
          <table:table-cell table:number-columns-repeated="16366"/>
        </table:table-row>
        <table:table-row table:style-name="ro1">
          <table:table-cell/>
          <table:table-cell table:style-name="ce64" office:value-type="string" calcext:value-type="string" table:number-columns-spanned="1" table:number-rows-spanned="6">
            <text:p>Socket FM2+</text:p>
          </table:table-cell>
          <table:table-cell/>
          <table:table-cell table:style-name="ce23" office:value-type="string" calcext:value-type="string">
            <text:p>Athlon X4</text:p>
          </table:table-cell>
          <table:table-cell/>
          <table:table-cell table:style-name="ce23" office:value-type="float" office:value="800" calcext:value-type="float">
            <text:p>8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1050Ti</text:p>
          </table:table-cell>
          <table:covered-table-cell table:style-name="ce76"/>
          <table:table-cell table:number-columns-repeated="2"/>
          <table:table-cell table:style-name="ce79" office:value-type="float" office:value="3.4" calcext:value-type="float">
            <text:p>3,4</text:p>
          </table:table-cell>
          <table:table-cell/>
          <table:table-cell table:style-name="ce72" office:value-type="string" calcext:value-type="string">
            <text:p>i7</text:p>
          </table:table-cell>
          <table:table-cell/>
          <table:table-cell table:style-name="ce83" office:value-type="string" calcext:value-type="string">
            <text:p>LGA 2011</text:p>
          </table:table-cell>
          <table:table-cell table:number-columns-repeated="16366"/>
        </table:table-row>
        <table:table-row table:style-name="ro1">
          <table:table-cell/>
          <table:covered-table-cell table:style-name="ce65"/>
          <table:table-cell/>
          <table:table-cell table:style-name="ce23" office:value-type="string" calcext:value-type="string">
            <text:p>A4-Series</text:p>
          </table:table-cell>
          <table:table-cell/>
          <table:table-cell table:style-name="ce23" office:value-type="float" office:value="800" calcext:value-type="float">
            <text:p>800</text:p>
          </table:table-cell>
          <table:table-cell table:number-columns-repeated="3"/>
          <table:table-cell table:style-name="ce76" office:value-type="float" office:value="1050" calcext:value-type="float" table:number-columns-spanned="2" table:number-rows-spanned="1">
            <text:p>1050</text:p>
          </table:table-cell>
          <table:covered-table-cell table:style-name="ce76"/>
          <table:table-cell table:number-columns-repeated="2"/>
          <table:table-cell table:style-name="ce73"/>
          <table:table-cell/>
          <table:table-cell table:style-name="ce82" office:value-type="string" calcext:value-type="string">
            <text:p>Pentium</text:p>
          </table:table-cell>
          <table:table-cell/>
          <table:table-cell table:style-name="ce54" office:value-type="string" calcext:value-type="string" table:number-columns-spanned="1" table:number-rows-spanned="4">
            <text:p>LGA 1200</text:p>
          </table:table-cell>
          <table:table-cell table:number-columns-repeated="16366"/>
        </table:table-row>
        <table:table-row table:style-name="ro1">
          <table:table-cell/>
          <table:covered-table-cell table:style-name="ce65"/>
          <table:table-cell/>
          <table:table-cell table:style-name="ce23" office:value-type="string" calcext:value-type="string">
            <text:p>A6-Series</text:p>
          </table:table-cell>
          <table:table-cell/>
          <table:table-cell table:style-name="ce23" office:value-type="string" calcext:value-type="string">
            <text:p>7K,8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650</text:p>
          </table:table-cell>
          <table:covered-table-cell table:style-name="ce76"/>
          <table:table-cell table:number-columns-repeated="2"/>
          <table:table-cell table:style-name="ce73" office:value-type="float" office:value="10.11" calcext:value-type="float">
            <text:p>10,11</text:p>
          </table:table-cell>
          <table:table-cell/>
          <table:table-cell table:style-name="ce82" office:value-type="string" calcext:value-type="string">
            <text:p>i3</text:p>
          </table:table-cell>
          <table:table-cell/>
          <table:covered-table-cell table:style-name="ce54"/>
          <table:table-cell table:number-columns-repeated="16366"/>
        </table:table-row>
        <table:table-row table:style-name="ro4">
          <table:table-cell/>
          <table:covered-table-cell table:style-name="ce65"/>
          <table:table-cell/>
          <table:table-cell table:style-name="ce23" office:value-type="string" calcext:value-type="string">
            <text:p>A8-Series</text:p>
          </table:table-cell>
          <table:table-cell/>
          <table:table-cell table:style-name="ce23" office:value-type="string" calcext:value-type="string">
            <text:p>7K,8K</text:p>
          </table:table-cell>
          <table:table-cell table:number-columns-repeated="3"/>
          <table:table-cell table:style-name="ce163" office:value-type="string" calcext:value-type="string" table:number-columns-spanned="2" table:number-rows-spanned="1">
            <text:p>GTX 1660 SUPER</text:p>
          </table:table-cell>
          <table:covered-table-cell table:style-name="ce163"/>
          <table:table-cell table:number-columns-repeated="2"/>
          <table:table-cell table:style-name="ce73" office:value-type="float" office:value="10.11" calcext:value-type="float">
            <text:p>10,11</text:p>
          </table:table-cell>
          <table:table-cell/>
          <table:table-cell table:style-name="ce82" office:value-type="string" calcext:value-type="string">
            <text:p>i5</text:p>
          </table:table-cell>
          <table:table-cell/>
          <table:covered-table-cell table:style-name="ce54"/>
          <table:table-cell table:number-columns-repeated="16366"/>
        </table:table-row>
        <table:table-row table:style-name="ro1">
          <table:table-cell/>
          <table:covered-table-cell table:style-name="ce65"/>
          <table:table-cell/>
          <table:table-cell table:style-name="ce23" office:value-type="string" calcext:value-type="string">
            <text:p>A10-Series</text:p>
          </table:table-cell>
          <table:table-cell/>
          <table:table-cell table:style-name="ce23" office:value-type="string" calcext:value-type="string">
            <text:p>7K,8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650 SUPER</text:p>
          </table:table-cell>
          <table:covered-table-cell table:style-name="ce76"/>
          <table:table-cell table:number-columns-repeated="2"/>
          <table:table-cell table:style-name="ce73" office:value-type="float" office:value="10.11" calcext:value-type="float">
            <text:p>10,11</text:p>
          </table:table-cell>
          <table:table-cell/>
          <table:table-cell table:style-name="ce82" office:value-type="string" calcext:value-type="string">
            <text:p>i7</text:p>
          </table:table-cell>
          <table:table-cell/>
          <table:covered-table-cell table:style-name="ce54"/>
          <table:table-cell table:number-columns-repeated="16366"/>
        </table:table-row>
        <table:table-row table:style-name="ro1">
          <table:table-cell/>
          <table:covered-table-cell table:style-name="ce65"/>
          <table:table-cell/>
          <table:table-cell table:style-name="ce23" office:value-type="string" calcext:value-type="string">
            <text:p>FX-Series</text:p>
          </table:table-cell>
          <table:table-cell/>
          <table:table-cell table:style-name="ce23" office:value-type="string" calcext:value-type="string">
            <text:p>700, 8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66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table-cell table:style-name="ce66" office:value-type="string" calcext:value-type="string" table:number-columns-spanned="1" table:number-rows-spanned="3">
            <text:p>AM3+</text:p>
          </table:table-cell>
          <table:table-cell/>
          <table:table-cell table:style-name="ce69" office:value-type="string" calcext:value-type="string" table:number-columns-spanned="1" table:number-rows-spanned="3">
            <text:p>FX-Series</text:p>
          </table:table-cell>
          <table:table-cell/>
          <table:table-cell table:style-name="ce51" office:value-type="float" office:value="4.6" calcext:value-type="float">
            <text:p>4,6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660 TI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67"/>
          <table:table-cell/>
          <table:covered-table-cell table:style-name="ce70"/>
          <table:table-cell/>
          <table:table-cell table:style-name="ce51" office:value-type="float" office:value="8" calcext:value-type="float">
            <text:p>8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07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67"/>
          <table:table-cell/>
          <table:covered-table-cell table:style-name="ce70"/>
          <table:table-cell table:number-columns-repeated="5"/>
          <table:table-cell table:style-name="ce76" office:value-type="string" calcext:value-type="string" table:number-columns-spanned="2" table:number-rows-spanned="1">
            <text:p>GTX 1070 TI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table-cell table:style-name="ce68" office:value-type="string" calcext:value-type="string" table:number-columns-spanned="1" table:number-rows-spanned="18">
            <text:p>Socket AM4</text:p>
          </table:table-cell>
          <table:table-cell/>
          <table:table-cell table:style-name="ce57" office:value-type="string" calcext:value-type="string">
            <text:p>Athlon</text:p>
          </table:table-cell>
          <table:table-cell/>
          <table:table-cell table:style-name="ce57" office:value-type="string" calcext:value-type="string">
            <text:p>200,300GE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08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table-cell table:style-name="ce57" office:value-type="string" calcext:value-type="string">
            <text:p>Athlon X4</text:p>
          </table:table-cell>
          <table:table-cell/>
          <table:table-cell table:style-name="ce57" office:value-type="float" office:value="900" calcext:value-type="float">
            <text:p>900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GTX 1080 TI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table-cell table:style-name="ce57" office:value-type="string" calcext:value-type="string" table:number-columns-spanned="1" table:number-rows-spanned="3">
            <text:p>Ryzen 3</text:p>
          </table:table-cell>
          <table:table-cell/>
          <table:table-cell table:style-name="ce57" office:value-type="string" calcext:value-type="string">
            <text:p>1k,2k,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6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3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7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4k,5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8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table-cell table:style-name="ce57" office:value-type="string" calcext:value-type="string" table:number-columns-spanned="1" table:number-rows-spanned="3">
            <text:p>Ryzen 5</text:p>
          </table:table-cell>
          <table:table-cell/>
          <table:table-cell table:style-name="ce57" office:value-type="string" calcext:value-type="string">
            <text:p>1k,2k,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80 TI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3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60 SUPER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4k,5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70 SUPER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table-cell table:style-name="ce57" office:value-type="string" calcext:value-type="string" table:number-columns-spanned="1" table:number-rows-spanned="3">
            <text:p>Ryzen 7</text:p>
          </table:table-cell>
          <table:table-cell/>
          <table:table-cell table:style-name="ce57" office:value-type="string" calcext:value-type="string">
            <text:p>1k,2k,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2080 SUPER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3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307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4k,5k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308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table-cell table:style-name="ce57" office:value-type="string" calcext:value-type="string" table:number-columns-spanned="1" table:number-rows-spanned="3">
            <text:p>Ryzen 9</text:p>
          </table:table-cell>
          <table:table-cell/>
          <table:table-cell table:style-name="ce57" office:value-type="string" calcext:value-type="string">
            <text:p>1k,2k,</text:p>
          </table:table-cell>
          <table:table-cell table:number-columns-repeated="3"/>
          <table:table-cell table:style-name="ce76" office:value-type="string" calcext:value-type="string" table:number-columns-spanned="2" table:number-rows-spanned="1">
            <text:p>RTX 3090</text:p>
          </table:table-cell>
          <table:covered-table-cell table:style-name="ce76"/>
          <table:table-cell table:number-columns-repeated="16373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3k</text:p>
          </table:table-cell>
          <table:table-cell table:number-columns-repeated="16378"/>
        </table:table-row>
        <table:table-row table:style-name="ro1">
          <table:table-cell/>
          <table:covered-table-cell table:style-name="ce59"/>
          <table:table-cell/>
          <table:covered-table-cell table:style-name="ce57"/>
          <table:table-cell/>
          <table:table-cell table:style-name="ce57" office:value-type="string" calcext:value-type="string">
            <text:p>4k,5k</text:p>
          </table:table-cell>
          <table:table-cell table:number-columns-repeated="16378"/>
        </table:table-row>
        <table:table-row table:style-name="ro1">
          <table:table-cell/>
          <table:covered-table-cell table:style-name="ce59"/>
          <table:table-cell table:number-columns-repeated="16382"/>
        </table:table-row>
        <table:table-row table:style-name="ro1">
          <table:table-cell/>
          <table:covered-table-cell table:style-name="ce59"/>
          <table:table-cell table:number-columns-repeated="16382"/>
        </table:table-row>
        <table:table-row table:style-name="ro1">
          <table:table-cell/>
          <table:covered-table-cell table:style-name="ce59"/>
          <table:table-cell table:number-columns-repeated="16382"/>
        </table:table-row>
        <table:table-row table:style-name="ro1">
          <table:table-cell/>
          <table:covered-table-cell table:style-name="ce59"/>
          <table:table-cell table:number-columns-repeated="16382"/>
        </table:table-row>
        <table:table-row table:style-name="ro1">
          <table:table-cell table:number-columns-repeated="6"/>
          <table:table-cell table:style-name="ce74"/>
          <table:table-cell table:number-columns-repeated="16377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ja3" table:style-name="ta4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4" table:number-columns-repeated="16374" table:default-cell-style-name="Default"/>
        <table:table-row table:style-name="ro5">
          <table:table-cell table:number-columns-repeated="16382"/>
        </table:table-row>
        <table:table-row table:style-name="ro6">
          <table:table-cell/>
          <table:table-cell table:style-name="ce171" office:value-type="string" calcext:value-type="string">
            <text:p>Socket &lt;&lt; 2010</text:p>
          </table:table-cell>
          <table:table-cell table:style-name="ce171" office:value-type="string" calcext:value-type="string" table:number-columns-spanned="2" table:number-rows-spanned="1">
            <text:p>Nombre Procesador</text:p>
          </table:table-cell>
          <table:covered-table-cell table:style-name="ce171"/>
          <table:table-cell table:style-name="ce171" office:value-type="string" calcext:value-type="string">
            <text:p>Familia</text:p>
          </table:table-cell>
          <table:table-cell table:style-name="ce171" office:value-type="string" calcext:value-type="string">
            <text:p><text:s/>Nucleos</text:p>
          </table:table-cell>
          <table:table-cell table:style-name="ce171" office:value-type="string" calcext:value-type="string">
            <text:p>Hilos</text:p>
          </table:table-cell>
          <table:table-cell table:style-name="ce171" office:value-type="string" calcext:value-type="string">
            <text:p>Velocidad</text:p>
          </table:table-cell>
          <table:table-cell table:style-name="ce171" office:value-type="string" calcext:value-type="string">
            <text:p>Puerto</text:p>
          </table:table-cell>
          <table:table-cell table:style-name="ce171" office:value-type="string" calcext:value-type="string">
            <text:p>Gamma</text:p>
          </table:table-cell>
          <table:table-cell/>
          <table:table-cell table:style-name="ce177" table:number-columns-repeated="2"/>
          <table:table-cell table:number-columns-repeated="16369"/>
        </table:table-row>
        <table:table-row table:style-name="ro7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183" office:value-type="string" calcext:value-type="string" table:number-columns-spanned="2" table:number-rows-spanned="1">
            <text:p>Intel Pentium E680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,3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85" office:value-type="string" calcext:value-type="string" table:number-columns-spanned="2" table:number-rows-spanned="1">
            <text:p>Gama</text:p>
          </table:table-cell>
          <table:covered-table-cell table:style-name="ce3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184" office:value-type="string" calcext:value-type="string" table:number-columns-spanned="2" table:number-rows-spanned="1">
            <text:p>Intel Pentium E6700</text:p>
          </table:table-cell>
          <table:covered-table-cell table:style-name="ce184"/>
          <table:table-cell table:style-name="ce275" office:value-type="string" calcext:value-type="string">
            <text:p>Pentium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<text:s/>2,80 GHz 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Alta</text:p>
          </table:table-cell>
          <table:table-cell table:style-name="ce284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6" calcext:value-type="string">
            <text:p><text:s/>LGA776 </text:p>
          </table:table-cell>
          <table:table-cell table:style-name="ce184" office:value-type="string" calcext:value-type="string" table:number-columns-spanned="2" table:number-rows-spanned="1">
            <text:p>Intel Pentium E5400</text:p>
          </table:table-cell>
          <table:covered-table-cell table:style-name="ce184"/>
          <table:table-cell table:style-name="ce275" office:value-type="string" calcext:value-type="string">
            <text:p>Pentium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.7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Alta-Media</text:p>
          </table:table-cell>
          <table:table-cell table:style-name="ce285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6" calcext:value-type="string">
            <text:p><text:s/>LGA776 </text:p>
          </table:table-cell>
          <table:table-cell table:style-name="ce184" office:value-type="string" calcext:value-type="string" table:number-columns-spanned="2" table:number-rows-spanned="1">
            <text:p>Intel Pentium E5300</text:p>
          </table:table-cell>
          <table:covered-table-cell table:style-name="ce184"/>
          <table:table-cell table:style-name="ce275" office:value-type="string" calcext:value-type="string">
            <text:p>Pentium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.6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Alta-Baja</text:p>
          </table:table-cell>
          <table:table-cell table:style-name="ce286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7" calcext:value-type="string">
            <text:p><text:s/>LGA777 </text:p>
          </table:table-cell>
          <table:table-cell table:style-name="ce184" office:value-type="string" calcext:value-type="string" table:number-columns-spanned="2" table:number-rows-spanned="1">
            <text:p>Intel Pentium E5200</text:p>
          </table:table-cell>
          <table:covered-table-cell table:style-name="ce184"/>
          <table:table-cell table:style-name="ce275" office:value-type="string" calcext:value-type="string">
            <text:p>Pentium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5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media-alta</text:p>
          </table:table-cell>
          <table:table-cell table:style-name="ce287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7" calcext:value-type="string">
            <text:p><text:s/>LGA777 </text:p>
          </table:table-cell>
          <table:table-cell table:style-name="ce186" office:value-type="string" calcext:value-type="string" table:number-columns-spanned="2" table:number-rows-spanned="1">
            <text:p>Intel Pentium E2210</text:p>
          </table:table-cell>
          <table:covered-table-cell table:style-name="ce186"/>
          <table:table-cell table:style-name="ce275" office:value-type="string" calcext:value-type="string">
            <text:p>Pentium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<text:s/>2,20 GH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media</text:p>
          </table:table-cell>
          <table:table-cell table:style-name="ce288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8" calcext:value-type="string">
            <text:p><text:s/>LGA778 </text:p>
          </table:table-cell>
          <table:table-cell table:style-name="ce186" office:value-type="string" calcext:value-type="string" table:number-columns-spanned="2" table:number-rows-spanned="1">
            <text:p>Intel Core2 Duo E8700</text:p>
          </table:table-cell>
          <table:covered-table-cell table:style-name="ce186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.5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media-baja</text:p>
          </table:table-cell>
          <table:table-cell table:style-name="ce289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8" calcext:value-type="string">
            <text:p><text:s/>LGA778 </text:p>
          </table:table-cell>
          <table:table-cell table:style-name="ce184" office:value-type="string" calcext:value-type="string" table:number-columns-spanned="2" table:number-rows-spanned="1">
            <text:p>Intel Core 2 Duo E6600</text:p>
          </table:table-cell>
          <table:covered-table-cell table:style-name="ce184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4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baja-alta</text:p>
          </table:table-cell>
          <table:table-cell table:style-name="ce290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9" calcext:value-type="string">
            <text:p><text:s/>LGA779 </text:p>
          </table:table-cell>
          <table:table-cell table:style-name="ce184" office:value-type="string" calcext:value-type="string" table:number-columns-spanned="2" table:number-rows-spanned="1">
            <text:p>Intel Core2 Duo E6550</text:p>
          </table:table-cell>
          <table:covered-table-cell table:style-name="ce184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.3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Baja-Media</text:p>
          </table:table-cell>
          <table:table-cell table:style-name="ce291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9" calcext:value-type="string">
            <text:p><text:s/>LGA779 </text:p>
          </table:table-cell>
          <table:table-cell table:style-name="ce184" office:value-type="string" calcext:value-type="string" table:number-columns-spanned="2" table:number-rows-spanned="1">
            <text:p><text:s/>Intel Core 2 Duo E6540</text:p>
          </table:table-cell>
          <table:covered-table-cell table:style-name="ce184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3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baja</text:p>
          </table:table-cell>
          <table:table-cell table:style-name="ce292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0" calcext:value-type="string">
            <text:p><text:s/>LGA780 </text:p>
          </table:table-cell>
          <table:table-cell table:style-name="ce184" office:value-type="string" calcext:value-type="string" table:number-columns-spanned="2" table:number-rows-spanned="1">
            <text:p>Intel Core2 Duo E6420</text:p>
          </table:table-cell>
          <table:covered-table-cell table:style-name="ce184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1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0" calcext:value-type="string">
            <text:p><text:s/>LGA780 </text:p>
          </table:table-cell>
          <table:table-cell table:style-name="ce184" office:value-type="string" calcext:value-type="string" table:number-columns-spanned="2" table:number-rows-spanned="1">
            <text:p><text:s/>Intel Core 2 Duo E6400</text:p>
          </table:table-cell>
          <table:covered-table-cell table:style-name="ce184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1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81" calcext:value-type="string">
            <text:p><text:s/>LGA781 </text:p>
          </table:table-cell>
          <table:table-cell table:style-name="ce183" office:value-type="string" calcext:value-type="string" table:number-columns-spanned="2" table:number-rows-spanned="1">
            <text:p><text:s/>Intel Core2 Duo E632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1.8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1" calcext:value-type="string">
            <text:p><text:s/>LGA781 </text:p>
          </table:table-cell>
          <table:table-cell table:style-name="ce183" office:value-type="string" calcext:value-type="string" table:number-columns-spanned="2" table:number-rows-spanned="1">
            <text:p>Intel Core 2 Duo E63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1.8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2" calcext:value-type="string">
            <text:p><text:s/>LGA782 </text:p>
          </table:table-cell>
          <table:table-cell table:style-name="ce183" office:value-type="string" calcext:value-type="string" table:number-columns-spanned="2" table:number-rows-spanned="1">
            <text:p>Intel Core2 Duo E47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6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82" calcext:value-type="string">
            <text:p><text:s/>LGA782 </text:p>
          </table:table-cell>
          <table:table-cell table:style-name="ce183" office:value-type="string" calcext:value-type="string" table:number-columns-spanned="2" table:number-rows-spanned="1">
            <text:p>Intel Core 2 Duo E46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<text:s/>2,4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3" calcext:value-type="string">
            <text:p><text:s/>LGA783 </text:p>
          </table:table-cell>
          <table:table-cell table:style-name="ce183" office:value-type="string" calcext:value-type="string" table:number-columns-spanned="2" table:number-rows-spanned="1">
            <text:p>Intel Core2 Duo E45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,2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3" calcext:value-type="string">
            <text:p><text:s/>LGA783 </text:p>
          </table:table-cell>
          <table:table-cell table:style-name="ce183" office:value-type="string" calcext:value-type="string" table:number-columns-spanned="2" table:number-rows-spanned="1">
            <text:p>Intel Core 2 Duo E44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2.0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84" calcext:value-type="string">
            <text:p><text:s/>LGA784 </text:p>
          </table:table-cell>
          <table:table-cell table:style-name="ce183" office:value-type="string" calcext:value-type="string" table:number-columns-spanned="2" table:number-rows-spanned="1">
            <text:p><text:s/>Intel Core2 Duo E43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1,8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4" calcext:value-type="string">
            <text:p><text:s/>LGA784 </text:p>
          </table:table-cell>
          <table:table-cell table:style-name="ce183" office:value-type="string" calcext:value-type="string" table:number-columns-spanned="2" table:number-rows-spanned="1">
            <text:p>Intel Core 2 Quad Q67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<text:s/>2.6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85" calcext:value-type="string">
            <text:p><text:s/>LGA785 </text:p>
          </table:table-cell>
          <table:table-cell table:style-name="ce183" office:value-type="string" calcext:value-type="string" table:number-columns-spanned="2" table:number-rows-spanned="1">
            <text:p>Intel Core 2 Quad Q6600</text:p>
          </table:table-cell>
          <table:covered-table-cell table:style-name="ce183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<text:s/>2,4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85" calcext:value-type="string">
            <text:p><text:s/>LGA785 </text:p>
          </table:table-cell>
          <table:table-cell table:style-name="ce187" office:value-type="string" calcext:value-type="string" table:number-columns-spanned="2" table:number-rows-spanned="1">
            <text:p>Intel Core 2 Quad Q6400</text:p>
          </table:table-cell>
          <table:covered-table-cell table:style-name="ce187"/>
          <table:table-cell table:style-name="ce276" office:value-type="string" calcext:value-type="string">
            <text:p>Core 2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2,1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8" office:value-type="string" calcext:value-type="string" table:number-columns-spanned="2" table:number-rows-spanned="1">
            <text:p>Intel Core i7-880</text:p>
          </table:table-cell>
          <table:covered-table-cell table:style-name="ce18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<text:s/>3.0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9" office:value-type="string" calcext:value-type="string" table:number-columns-spanned="2" table:number-rows-spanned="1">
            <text:p><text:s/>Intel Core i7-875K</text:p>
          </table:table-cell>
          <table:covered-table-cell table:style-name="ce189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,9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8">
          <table:table-cell/>
          <table:table-cell table:style-name="ce248" office:value-type="string" calcext:value-type="string">
            <text:p>LGA1567</text:p>
          </table:table-cell>
          <table:table-cell table:style-name="ce189" office:value-type="string" calcext:value-type="string" table:number-columns-spanned="2" table:number-rows-spanned="1">
            <text:p><text:s/>Intel Core i7-870S</text:p>
          </table:table-cell>
          <table:covered-table-cell table:style-name="ce189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6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9" office:value-type="string" calcext:value-type="string" table:number-columns-spanned="2" table:number-rows-spanned="1">
            <text:p>Intel Core i7-870</text:p>
          </table:table-cell>
          <table:covered-table-cell table:style-name="ce189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9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9" office:value-type="string" calcext:value-type="string" table:number-columns-spanned="2" table:number-rows-spanned="1">
            <text:p>Intel Core i7-860S</text:p>
          </table:table-cell>
          <table:covered-table-cell table:style-name="ce189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,5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177" office:value-type="string" calcext:value-type="string">
            <text:p>LGA 1700</text:p>
          </table:table-cell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9" office:value-type="string" calcext:value-type="string" table:number-columns-spanned="2" table:number-rows-spanned="1">
            <text:p>Intel Core i7-860</text:p>
          </table:table-cell>
          <table:covered-table-cell table:style-name="ce189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,8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<text:s/>Intel Core i5-760</text:p>
          </table:table-cell>
          <table:covered-table-cell table:style-name="ce190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2.8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Intel Core i5-75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2.66 GHz 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Intel Core i5-68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6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Intel Core i5-67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4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Intel Core i5-661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3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Intel Core i5-660 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3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<text:s/>Intel Core i5-655K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2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90" office:value-type="string" calcext:value-type="string" table:number-columns-spanned="2" table:number-rows-spanned="1">
            <text:p>Intel Core i5-650</text:p>
          </table:table-cell>
          <table:covered-table-cell table:style-name="ce190"/>
          <table:table-cell table:style-name="ce278" office:value-type="string" calcext:value-type="string">
            <text:p>Core i5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<text:s/>3.2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7" office:value-type="string" calcext:value-type="string" table:number-columns-spanned="2" table:number-rows-spanned="1">
            <text:p>Intel Core i3-560</text:p>
          </table:table-cell>
          <table:covered-table-cell table:style-name="ce187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3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7" office:value-type="string" calcext:value-type="string" table:number-columns-spanned="2" table:number-rows-spanned="1">
            <text:p><text:s/>Intel Core i3-55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20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7" office:value-type="string" calcext:value-type="string" table:number-columns-spanned="2" table:number-rows-spanned="1">
            <text:p><text:s/>Intel Core i3-54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06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187" office:value-type="string" calcext:value-type="string" table:number-columns-spanned="2" table:number-rows-spanned="1">
            <text:p>Intel Core i3-530</text:p>
          </table:table-cell>
          <table:covered-table-cell table:style-name="ce187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2,93 GHz</text:p>
          </table:table-cell>
          <table:table-cell table:style-name="ce281" office:value-type="string" calcext:value-type="string">
            <text:p>PCI 2.0 x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9">
          <table:table-cell/>
          <table:table-cell table:style-name="ce249" office:value-type="string" calcext:value-type="string">
            <text:p>LGA1155</text:p>
          </table:table-cell>
          <table:table-cell table:style-name="ce191" office:value-type="string" calcext:value-type="string" table:number-columns-spanned="2" table:number-rows-spanned="1">
            <text:p>Core i7-3770K</text:p>
          </table:table-cell>
          <table:covered-table-cell table:style-name="ce191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2" office:value-type="string" calcext:value-type="string" table:number-columns-spanned="2" table:number-rows-spanned="1">
            <text:p>Core i7-3770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2" office:value-type="string" calcext:value-type="string" table:number-columns-spanned="2" table:number-rows-spanned="1">
            <text:p>Core i7-3770S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2" office:value-type="string" calcext:value-type="string" table:number-columns-spanned="2" table:number-rows-spanned="1">
            <text:p>Core i7-2700K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2" office:value-type="string" calcext:value-type="string" table:number-columns-spanned="2" table:number-rows-spanned="1">
            <text:p>Core i7-2600K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1" office:value-type="string" calcext:value-type="string" table:number-columns-spanned="2" table:number-rows-spanned="1">
            <text:p><text:s text:c="2"/>Core i7-3770T</text:p>
          </table:table-cell>
          <table:covered-table-cell table:style-name="ce191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0" office:value-type="string" calcext:value-type="string" table:number-columns-spanned="2" table:number-rows-spanned="1">
            <text:p><text:s/>Core i5-3570K</text:p>
          </table:table-cell>
          <table:covered-table-cell table:style-name="ce190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7-260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3570 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355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55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550K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57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347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500K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3450 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475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 text:c="2"/>Core i5-250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470S 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450P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 text:c="2"/>Core i5-3350P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45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 text:c="2"/>Core i5-334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33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40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3570T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380P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34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34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0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320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50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24055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2400S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<text:s/>Core i5-2500T 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93" office:value-type="string" calcext:value-type="string" table:number-columns-spanned="2" table:number-rows-spanned="1">
            <text:p>Core i5-3470T</text:p>
          </table:table-cell>
          <table:covered-table-cell table:style-name="ce193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7" office:value-type="string" calcext:value-type="string" table:number-columns-spanned="2" table:number-rows-spanned="1">
            <text:p>Core i3-3250</text:p>
          </table:table-cell>
          <table:covered-table-cell table:style-name="ce187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ore i3-3225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 text:c="2"/>Core i5-239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ore i3-324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 text:c="2"/>Core i3-3245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ore i3-322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 text:c="2"/>Core i3-213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ore i3-2125 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ore i3-321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ore i3-2120 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ore i3-2102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ore i3-2105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ore i3-324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ore i3-322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7" office:value-type="string" calcext:value-type="string" table:number-columns-spanned="2" table:number-rows-spanned="1">
            <text:p>Core i3-2100</text:p>
          </table:table-cell>
          <table:covered-table-cell table:style-name="ce187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7" office:value-type="string" calcext:value-type="string" table:number-columns-spanned="2" table:number-rows-spanned="1">
            <text:p>Pentium G2140</text:p>
          </table:table-cell>
          <table:covered-table-cell table:style-name="ce187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Pentium G213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Pentium G63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Pentium G645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Pentium G62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Pentium G630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0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Pentium G620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Pentium G640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7" office:value-type="string" calcext:value-type="string" table:number-columns-spanned="2" table:number-rows-spanned="1">
            <text:p>Celeron G1610T</text:p>
          </table:table-cell>
          <table:covered-table-cell table:style-name="ce187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55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eleron G162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54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53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55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54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47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465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<text:s/>Celeron G46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183" office:value-type="string" calcext:value-type="string" table:number-columns-spanned="2" table:number-rows-spanned="1">
            <text:p>Celeron G44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style-name="ce281" table:number-columns-repeated="3"/>
          <table:table-cell table:style-name="ce281" office:value-type="string" calcext:value-type="string">
            <text:p>PCI 2.0 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4" office:value-type="string" calcext:value-type="string" table:number-columns-spanned="2" table:number-rows-spanned="1">
            <text:p>Intel Core i7-4960X</text:p>
          </table:table-cell>
          <table:covered-table-cell table:style-name="ce194"/>
          <table:table-cell table:style-name="ce277" office:value-type="string" calcext:value-type="string">
            <text:p>Core i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6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5" office:value-type="string" calcext:value-type="string" table:number-columns-spanned="2" table:number-rows-spanned="1">
            <text:p>Intel Core i7-4930K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4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5" office:value-type="string" calcext:value-type="string" table:number-columns-spanned="2" table:number-rows-spanned="1">
            <text:p>Intel Core i7-4820K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7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5" office:value-type="string" calcext:value-type="string" table:number-columns-spanned="2" table:number-rows-spanned="1">
            <text:p>Intel Core i7-3970X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5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5" office:value-type="string" calcext:value-type="string" table:number-columns-spanned="2" table:number-rows-spanned="1">
            <text:p>Intel Core i7-3960X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3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5" office:value-type="string" calcext:value-type="string" table:number-columns-spanned="2" table:number-rows-spanned="1">
            <text:p>Intel Core i7-3930K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2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195" office:value-type="string" calcext:value-type="string" table:number-columns-spanned="2" table:number-rows-spanned="1">
            <text:p>Intel Core i7-3820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6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7" office:value-type="string" calcext:value-type="string" table:number-columns-spanned="2" table:number-rows-spanned="1">
            <text:p>Core i3-2308M</text:p>
          </table:table-cell>
          <table:covered-table-cell table:style-name="ce187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2310M 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<text:s/>Core i3-2312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/>
          <table:table-cell table:style-name="ce282"/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2328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<text:s/>Core i3-2330E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2330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2332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<text:s/>Core i3-2348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2350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2370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3110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3120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3120ME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3" office:value-type="string" calcext:value-type="string" table:number-columns-spanned="2" table:number-rows-spanned="1">
            <text:p>Core i3-3130M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41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43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45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45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510E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510E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52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254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321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323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89" office:value-type="string" calcext:value-type="string" table:number-columns-spanned="2" table:number-rows-spanned="1">
            <text:p>Core i5-3320M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<text:s/>Core i5-3340M</text:p>
          </table:table-cell>
          <table:covered-table-cell table:style-name="ce191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Core i5-3360M</text:p>
          </table:table-cell>
          <table:covered-table-cell table:style-name="ce191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Core i5-3380M</text:p>
          </table:table-cell>
          <table:covered-table-cell table:style-name="ce191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Core i5-3610ME</text:p>
          </table:table-cell>
          <table:covered-table-cell table:style-name="ce191"/>
          <table:table-cell table:style-name="ce278" office:value-type="string" calcext:value-type="string">
            <text:p>Core i5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Core i7-2620M</text:p>
          </table:table-cell>
          <table:covered-table-cell table:style-name="ce191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Core i7-26300M</text:p>
          </table:table-cell>
          <table:covered-table-cell table:style-name="ce191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1" office:value-type="string" calcext:value-type="string" table:number-columns-spanned="2" table:number-rows-spanned="1">
            <text:p>Core i7-2640M</text:p>
          </table:table-cell>
          <table:covered-table-cell table:style-name="ce191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26700M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27100E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2720QM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27600M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2820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28600M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3520M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2" office:value-type="string" calcext:value-type="string" table:number-columns-spanned="2" table:number-rows-spanned="1">
            <text:p>Core i7-3540M</text:p>
          </table:table-cell>
          <table:covered-table-cell table:style-name="ce192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1">
          <table:table-cell/>
          <table:table-cell table:style-name="ce251" office:value-type="string" calcext:value-type="string">
            <text:p>G2 / rPBGA 988B</text:p>
          </table:table-cell>
          <table:table-cell table:style-name="ce195" office:value-type="string" calcext:value-type="string" table:number-columns-spanned="2" table:number-rows-spanned="1">
            <text:p>Core i7-36100E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table:number-columns-repeated="2"/>
          <table:table-cell table:style-name="ce282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195" office:value-type="string" calcext:value-type="string" table:number-columns-spanned="2" table:number-rows-spanned="1">
            <text:p>Core i7-36100M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table:number-columns-repeated="3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4" office:value-type="string" calcext:value-type="string" table:number-columns-spanned="2" table:number-rows-spanned="1">
            <text:p>Core i7-4790K</text:p>
          </table:table-cell>
          <table:covered-table-cell table:style-name="ce194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4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5" office:value-type="string" calcext:value-type="string" table:number-columns-spanned="2" table:number-rows-spanned="1">
            <text:p>Core i7-4790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6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5" office:value-type="string" calcext:value-type="string" table:number-columns-spanned="2" table:number-rows-spanned="1">
            <text:p>Core i7-4771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5" office:value-type="string" calcext:value-type="string" table:number-columns-spanned="2" table:number-rows-spanned="1">
            <text:p>Core i7-4770K</text:p>
          </table:table-cell>
          <table:covered-table-cell table:style-name="ce195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70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5775C 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90S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70S 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90T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7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70T 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70TE 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85T 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11" office:value-type="string" calcext:value-type="string" table:number-columns-spanned="2" table:number-rows-spanned="1">
            <text:p>Core i7-4765T</text:p>
          </table:table-cell>
          <table:covered-table-cell table:style-name="ce211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2" office:value-type="string" calcext:value-type="string" table:number-columns-spanned="2" table:number-rows-spanned="1">
            <text:p>Core i5-4690K</text:p>
          </table:table-cell>
          <table:covered-table-cell table:style-name="ce192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9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2" office:value-type="string" calcext:value-type="string" table:number-columns-spanned="2" table:number-rows-spanned="1">
            <text:p>Core i5-4670</text:p>
          </table:table-cell>
          <table:covered-table-cell table:style-name="ce192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<text:s/>3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2" office:value-type="string" calcext:value-type="string" table:number-columns-spanned="2" table:number-rows-spanned="1">
            <text:p>Core i5-4670K</text:p>
          </table:table-cell>
          <table:covered-table-cell table:style-name="ce192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92" office:value-type="string" calcext:value-type="string" table:number-columns-spanned="2" table:number-rows-spanned="1">
            <text:p>Core i5-4590</text:p>
          </table:table-cell>
          <table:covered-table-cell table:style-name="ce192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<text:s/>3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1">
          <table:table-cell/>
          <table:table-cell table:style-name="ce252" office:value-type="string" calcext:value-type="string">
            <text:p>LGA 1150</text:p>
          </table:table-cell>
          <table:table-cell table:style-name="ce192" office:value-type="string" calcext:value-type="string" table:number-columns-spanned="2" table:number-rows-spanned="1">
            <text:p>Core i5-4690S</text:p>
          </table:table-cell>
          <table:covered-table-cell table:style-name="ce192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2" office:value-type="string" calcext:value-type="string">
            <text:p><text:s text:c="5"/></text:p>
          </table:table-cell>
          <table:table-cell table:style-name="ce281" office:value-type="string" calcext:value-type="string">
            <text:p>3.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570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<text:s/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460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670S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5675C 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440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590S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430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<text:s/>3.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570S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3.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460S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2.9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440S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2.8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9" office:value-type="string" calcext:value-type="string" table:number-columns-spanned="2" table:number-rows-spanned="1">
            <text:p>Core i5-4430S</text:p>
          </table:table-cell>
          <table:covered-table-cell table:style-name="ce189"/>
          <table:table-cell table:style-name="ce278" office:value-type="string" calcext:value-type="string">
            <text:p>Core i5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2.7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7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8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6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7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170 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7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5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6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4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6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16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6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3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15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130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7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,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6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17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5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16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30T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3.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0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Core i3-4330TE</text:p>
          </table:table-cell>
          <table:covered-table-cell table:style-name="ce183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2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7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6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6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5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5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4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4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3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26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3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2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258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25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2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24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1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60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220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3.0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450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2.9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183" office:value-type="string" calcext:value-type="string" table:number-columns-spanned="2" table:number-rows-spanned="1">
            <text:p>Pentium G3260T</text:p>
          </table:table-cell>
          <table:covered-table-cell table:style-name="ce183"/>
          <table:table-cell table:style-name="ce275" office:value-type="string" calcext:value-type="string">
            <text:p>Pentium</text:p>
          </table:table-cell>
          <table:table-cell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2.9 GHz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6" office:value-type="string" calcext:value-type="string" table:number-columns-spanned="2" table:number-rows-spanned="1">
            <text:p>Core i7-9700T </text:p>
          </table:table-cell>
          <table:covered-table-cell table:style-name="ce216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9700KF 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9700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<text:s/>Core i7-9700F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<text:s/>Core i7-9700E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<text:s/>Core i7-9700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8700T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table:number-columns-repeated="2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8700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8700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8086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7700T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7700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7700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6700TE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6700T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6700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8" office:value-type="string" calcext:value-type="string" table:number-columns-spanned="2" table:number-rows-spanned="1">
            <text:p>Core i7-6700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6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600K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6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500TE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500F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500E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5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4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400F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94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6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600K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6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5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5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4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84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76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7600K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76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75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75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74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<text:s/>Core i5-66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600K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2" office:value-type="string" calcext:value-type="string">
            <text:p><text:s text:c="7"/></text:p>
          </table:table-cell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6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500TE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5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5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402P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<text:s/>Core i5-64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19" office:value-type="string" calcext:value-type="string" table:number-columns-spanned="2" table:number-rows-spanned="1">
            <text:p>Core i5-64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350KF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350K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<text:s/>Core i3-9320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300T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300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100TE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100T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100F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<text:s/>Core i3-9100E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9100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8350K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8300T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<text:s/>Core i3-8300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8100T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8100F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8100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7350K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7320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20" office:value-type="string" calcext:value-type="string" table:number-columns-spanned="2" table:number-rows-spanned="1">
            <text:p>Core i3-7300T</text:p>
          </table:table-cell>
          <table:covered-table-cell table:style-name="ce220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7300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7101TE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7101E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7100T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7100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320T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320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300T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300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100TE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100T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100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8">
          <table:table-cell/>
          <table:table-cell table:style-name="ce253" office:value-type="float" office:value="1151" calcext:value-type="float">
            <text:p>1151</text:p>
          </table:table-cell>
          <table:table-cell table:style-name="ce192" office:value-type="string" calcext:value-type="string" table:number-columns-spanned="2" table:number-rows-spanned="1">
            <text:p>Core i3-6098P</text:p>
          </table:table-cell>
          <table:covered-table-cell table:style-name="ce192"/>
          <table:table-cell table:style-name="ce279" office:value-type="string" calcext:value-type="string">
            <text:p>Core i3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4" calcext:value-type="float">
            <text:p>4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3"/>
          <table:table-cell table:number-columns-repeated="16369"/>
        </table:table-row>
        <table:table-row table:style-name="ro12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495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493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493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<text:s/>Celeron G492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490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<text:s/>Celeron G490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50 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30TE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3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30E 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3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2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00TE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00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183" office:value-type="string" calcext:value-type="string" table:number-columns-spanned="2" table:number-rows-spanned="1">
            <text:p>Celeron G390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/>
          <table:table-cell table:style-name="ce281" office:value-type="string" calcext:value-type="string">
            <text:p>PCI 3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6" office:value-type="string" calcext:value-type="string" table:number-columns-spanned="2" table:number-rows-spanned="1">
            <text:p>Intel Core i7-11700T</text:p>
          </table:table-cell>
          <table:covered-table-cell table:style-name="ce216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1.4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1700KF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3.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1700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3.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1700F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,5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1700B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3.2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1700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,5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0700TE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0700T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0700KF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3,8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0700K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3,8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0700F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,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7-10700E</text:p>
          </table:table-cell>
          <table:covered-table-cell table:style-name="ce218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,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6" office:value-type="string" calcext:value-type="string" table:number-columns-spanned="2" table:number-rows-spanned="1">
            <text:p>Intel Core i7-10700</text:p>
          </table:table-cell>
          <table:covered-table-cell table:style-name="ce216"/>
          <table:table-cell table:style-name="ce277" office:value-type="string" calcext:value-type="string">
            <text:p>Core i7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2.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5-11600T</text:p>
          </table:table-cell>
          <table:covered-table-cell table:style-name="ce218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1,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5-11600KF</text:p>
          </table:table-cell>
          <table:covered-table-cell table:style-name="ce218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,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8" office:value-type="string" calcext:value-type="string" table:number-columns-spanned="2" table:number-rows-spanned="1">
            <text:p>Intel Core i5-11600K</text:p>
          </table:table-cell>
          <table:covered-table-cell table:style-name="ce218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,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6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,8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5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1.50 GHz 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500B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30 GHz 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5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.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4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1,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400F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,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14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,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6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.40 GHz 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600KF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4.1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600K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<text:s/>4,1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6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505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2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500TE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.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500T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2.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500E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1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500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string" calcext:value-type="string">
            <text:p>3.1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400T 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2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19" office:value-type="string" calcext:value-type="string" table:number-columns-spanned="2" table:number-rows-spanned="1">
            <text:p>Intel Core i5-10400F</text:p>
          </table:table-cell>
          <table:covered-table-cell table:style-name="ce219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2.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1" office:value-type="string" calcext:value-type="string" table:number-columns-spanned="2" table:number-rows-spanned="1">
            <text:p>Intel Core i5-10400</text:p>
          </table:table-cell>
          <table:covered-table-cell table:style-name="ce221"/>
          <table:table-cell table:style-name="ce278" office:value-type="string" calcext:value-type="string">
            <text:p>core i5</text:p>
          </table:table-cell>
          <table:table-cell table:style-name="ce281" office:value-type="float" office:value="6" calcext:value-type="float">
            <text:p>6</text:p>
          </table:table-cell>
          <table:table-cell table:style-name="ce281"/>
          <table:table-cell table:style-name="ce281" office:value-type="string" calcext:value-type="string">
            <text:p><text:s/>2,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1340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4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1100B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25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9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20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8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05T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05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8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00T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00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5T 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5F 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5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TE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,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T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/>
          <table:table-cell table:style-name="ce293"/>
          <table:table-cell table:style-name="ce177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F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00T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300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5T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5F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5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7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TE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2.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T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.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F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2" office:value-type="string" calcext:value-type="string" table:number-columns-spanned="2" table:number-rows-spanned="1">
            <text:p>Intel Core i3-10100E</text:p>
          </table:table-cell>
          <table:covered-table-cell table:style-name="ce222"/>
          <table:table-cell table:style-name="ce279" office:value-type="string" calcext:value-type="string">
            <text:p>Core i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string" calcext:value-type="string">
            <text:p>3,2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23" office:value-type="string" calcext:value-type="string" table:number-columns-spanned="2" table:number-rows-spanned="1">
            <text:p>Intel Core i3-10100</text:p>
          </table:table-cell>
          <table:covered-table-cell table:style-name="ce223"/>
          <table:table-cell table:style-name="ce279" office:value-type="string" calcext:value-type="string">
            <text:p>Core i3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.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183" office:value-type="string" calcext:value-type="string" table:number-columns-spanned="2" table:number-rows-spanned="1">
            <text:p>Intel Celeron G5925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,6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183" office:value-type="string" calcext:value-type="string" table:number-columns-spanned="2" table:number-rows-spanned="1">
            <text:p>Intel Celeron G5905T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.3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183" office:value-type="string" calcext:value-type="string" table:number-columns-spanned="2" table:number-rows-spanned="1">
            <text:p>Intel Celeron G5920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,5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183" office:value-type="string" calcext:value-type="string" table:number-columns-spanned="2" table:number-rows-spanned="1">
            <text:p>Intel Celeron G5905</text:p>
          </table:table-cell>
          <table:covered-table-cell table:style-name="ce183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.5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187" office:value-type="string" calcext:value-type="string" table:number-columns-spanned="2" table:number-rows-spanned="1">
            <text:p>Intel Celeron G5900TE</text:p>
          </table:table-cell>
          <table:covered-table-cell table:style-name="ce187"/>
          <table:table-cell table:style-name="ce280" office:value-type="string" calcext:value-type="string">
            <text:p>Celeron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style-name="ce281" office:value-type="string" calcext:value-type="string">
            <text:p>3.00 GHz</text:p>
          </table:table-cell>
          <table:table-cell table:style-name="ce281" office:value-type="string" calcext:value-type="string">
            <text:p>PCI 4.0x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3"/>
          <table:table-cell table:number-columns-repeated="16369"/>
        </table:table-row>
        <table:table-row table:style-name="ro1" table:number-rows-repeated="104819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Hoja5" table:style-name="ta5">
        <office:forms form:automatic-focus="false" form:apply-design-mode="false"/>
        <table:table-column table:style-name="co4" table:number-columns-repeated="5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4" table:number-columns-repeated="16373" table:default-cell-style-name="Default"/>
        <table:table-row table:style-name="ro1">
          <table:table-cell>
            <draw:connector table:end-cell-address="Hoja5.A1" table:end-x="0.1cm" table:end-y="0.1cm" draw:z-index="0" draw:name="Conector recto de flecha 7" draw:style-name="gr2" draw:text-style-name="P1" draw:type="line" svg:x1="8.413cm" svg:y1="11.377cm" svg:x2="10.53cm" svg:y2="10.371cm" svg:d="M8413 11377l2117-1006" svg:viewBox="0 0 2118 1007">
              <text:p/>
            </draw:connector>
            <draw:connector table:end-cell-address="Hoja5.A1" table:end-x="0.1cm" table:end-y="0.1cm" draw:z-index="1" draw:name="Conector recto de flecha 8" draw:style-name="gr2" draw:text-style-name="P1" draw:type="line" svg:x1="8.413cm" svg:y1="11.827cm" svg:x2="10.451cm" svg:y2="10.635cm" svg:d="M8413 11827l2038-1192" svg:viewBox="0 0 2039 1193">
              <text:p/>
            </draw:connector>
            <draw:connector table:end-cell-address="Hoja5.A1" table:end-x="0.1cm" table:end-y="0.1cm" draw:z-index="2" draw:name="Conector recto de flecha 9" draw:style-name="gr2" draw:text-style-name="P1" draw:type="line" svg:x1="8.44cm" svg:y1="12.409cm" svg:x2="10.477cm" svg:y2="10.53cm" svg:d="M8440 12409l2037-1879" svg:viewBox="0 0 2038 1880">
              <text:p/>
            </draw:connector>
            <draw:connector table:end-cell-address="Hoja5.A1" table:end-x="0.1cm" table:end-y="0.1cm" draw:z-index="3" draw:name="Conector recto de flecha 10" draw:style-name="gr2" draw:text-style-name="P1" draw:type="line" svg:x1="8.413cm" svg:y1="14.022cm" svg:x2="10.583cm" svg:y2="10.583cm" svg:d="M8413 14022l2170-3439" svg:viewBox="0 0 2171 3440">
              <text:p/>
            </draw:connector>
            <draw:connector table:end-cell-address="Hoja5.A1" table:end-x="0.1cm" table:end-y="0.1cm" draw:z-index="4" draw:name="Conector recto de flecha 11" draw:style-name="gr2" draw:text-style-name="P1" draw:type="line" svg:x1="4.206cm" svg:y1="9.921cm" svg:x2="6.271cm" svg:y2="9.921cm" svg:d="M4206 9921h2065" svg:viewBox="0 0 2066 1">
              <text:p/>
            </draw:connector>
            <draw:connector table:end-cell-address="Hoja5.A1" table:end-x="0.1cm" table:end-y="0.1cm" draw:z-index="5" draw:name="Conector recto de flecha 12" draw:style-name="gr2" draw:text-style-name="P1" draw:type="line" svg:x1="4.232cm" svg:y1="13.043cm" svg:x2="6.297cm" svg:y2="13.043cm" svg:d="M4232 13043h2065" svg:viewBox="0 0 2066 1">
              <text:p/>
            </draw:connector>
            <draw:connector table:end-cell-address="Hoja5.A1" table:end-x="0.1cm" table:end-y="0.1cm" draw:z-index="6" draw:name="Conector recto de flecha 21" draw:style-name="gr2" draw:text-style-name="P1" draw:type="line" svg:x1="8.361cm" svg:y1="12.885cm" svg:x2="10.503cm" svg:y2="10.688cm" svg:d="M8361 12885l2142-2197" svg:viewBox="0 0 2143 2198">
              <text:p/>
            </draw:connector>
            <draw:connector table:end-cell-address="Hoja5.A1" table:end-x="0.1cm" table:end-y="0.1cm" draw:z-index="7" draw:name="Conector recto de flecha 22" draw:style-name="gr2" draw:text-style-name="P1" draw:type="line" svg:x1="8.334cm" svg:y1="13.414cm" svg:x2="10.398cm" svg:y2="10.741cm" svg:d="M8334 13414l2064-2673" svg:viewBox="0 0 2065 2674">
              <text:p/>
            </draw:connector>
            <draw:connector table:end-cell-address="Hoja5.A1" table:end-x="0.1cm" table:end-y="0.1cm" draw:z-index="8" draw:name="Conector recto de flecha 27" draw:style-name="gr2" draw:text-style-name="P1" draw:type="line" svg:x1="4.18cm" svg:y1="9.551cm" svg:x2="6.27cm" svg:y2="10.768cm" svg:d="M4180 9551l2090 1217" svg:viewBox="0 0 2091 1218">
              <text:p/>
            </draw:connector>
            <draw:connector table:end-cell-address="Hoja5.A1" table:end-x="0.1cm" table:end-y="0.1cm" draw:z-index="9" draw:name="Conector recto de flecha 28" draw:style-name="gr2" draw:text-style-name="P1" draw:type="line" svg:x1="4.18cm" svg:y1="10.001cm" svg:x2="6.271cm" svg:y2="10.715cm" svg:d="M4180 10001l2091 714" svg:viewBox="0 0 2092 715">
              <text:p/>
            </draw:connector>
            <draw:connector table:end-cell-address="Hoja5.A1" table:end-x="0.1cm" table:end-y="0.1cm" draw:z-index="10" draw:name="Conector recto de flecha 29" draw:style-name="gr2" draw:text-style-name="P1" draw:type="line" svg:x1="4.206cm" svg:y1="10.583cm" svg:x2="6.271cm" svg:y2="10.583cm" svg:d="M4206 10583h2065" svg:viewBox="0 0 2066 1">
              <text:p/>
            </draw:connector>
            <draw:connector table:end-cell-address="Hoja5.A1" table:end-x="0.1cm" table:end-y="0.1cm" draw:z-index="11" draw:name="Conector recto de flecha 30" draw:style-name="gr2" draw:text-style-name="P1" draw:type="line" svg:x1="4.18cm" svg:y1="11.615cm" svg:x2="6.297cm" svg:y2="10.609cm" svg:d="M4180 11615l2117-1006" svg:viewBox="0 0 2118 1007">
              <text:p/>
            </draw:connector>
            <draw:connector table:end-cell-address="Hoja5.A1" table:end-x="0.1cm" table:end-y="0.1cm" draw:z-index="12" draw:name="Conector recto de flecha 31" draw:style-name="gr2" draw:text-style-name="P1" draw:type="line" svg:x1="4.18cm" svg:y1="12.065cm" svg:x2="6.243cm" svg:y2="10.874cm" svg:d="M4180 12065l2063-1191" svg:viewBox="0 0 2064 1192">
              <text:p/>
            </draw:connector>
            <draw:connector table:end-cell-address="Hoja5.A1" table:end-x="0.1cm" table:end-y="0.1cm" draw:z-index="13" draw:name="Conector recto de flecha 32" draw:style-name="gr2" draw:text-style-name="P1" draw:type="line" svg:x1="4.206cm" svg:y1="12.647cm" svg:x2="6.27cm" svg:y2="10.768cm" svg:d="M4206 12647l2064-1879" svg:viewBox="0 0 2065 1880">
              <text:p/>
            </draw:connector>
            <draw:connector table:end-cell-address="Hoja5.A1" table:end-x="0.1cm" table:end-y="0.1cm" draw:z-index="14" draw:name="Conector recto de flecha 33" draw:style-name="gr2" draw:text-style-name="P1" draw:type="line" svg:x1="4.18cm" svg:y1="14.26cm" svg:x2="6.35cm" svg:y2="10.821cm" svg:d="M4180 14260l2170-3439" svg:viewBox="0 0 2171 3440">
              <text:p/>
            </draw:connector>
            <draw:connector table:end-cell-address="Hoja5.A1" table:end-x="0.1cm" table:end-y="0.1cm" draw:z-index="15" draw:name="Conector recto de flecha 34" draw:style-name="gr2" draw:text-style-name="P1" draw:type="line" svg:x1="4.206cm" svg:y1="8.996cm" svg:x2="6.271cm" svg:y2="10.741cm" svg:d="M4206 8996l2065 1745" svg:viewBox="0 0 2066 1746">
              <text:p/>
            </draw:connector>
            <draw:connector table:end-cell-address="Hoja5.A1" table:end-x="0.1cm" table:end-y="0.1cm" draw:z-index="16" draw:name="Conector recto de flecha 35" draw:style-name="gr2" draw:text-style-name="P1" draw:type="line" svg:x1="4.232cm" svg:y1="10.979cm" svg:x2="6.297cm" svg:y2="10.979cm" svg:d="M4232 10979h2065" svg:viewBox="0 0 2066 1">
              <text:p/>
            </draw:connector>
            <draw:connector table:end-cell-address="Hoja5.A1" table:end-x="0.1cm" table:end-y="0.1cm" draw:z-index="17" draw:name="Conector recto de flecha 36" draw:style-name="gr2" draw:text-style-name="P1" draw:type="line" svg:x1="4.153cm" svg:y1="13.123cm" svg:x2="6.271cm" svg:y2="10.926cm" svg:d="M4153 13123l2118-2197" svg:viewBox="0 0 2119 2198">
              <text:p/>
            </draw:connector>
            <draw:connector table:end-cell-address="Hoja5.A1" table:end-x="0.1cm" table:end-y="0.1cm" draw:z-index="18" draw:name="Conector recto de flecha 37" draw:style-name="gr2" draw:text-style-name="P1" draw:type="line" svg:x1="4.1cm" svg:y1="13.652cm" svg:x2="6.164cm" svg:y2="10.979cm" svg:d="M4100 13652l2064-2673" svg:viewBox="0 0 2065 2674">
              <text:p/>
            </draw:connector>
            <draw:connector table:end-cell-address="Hoja5.A1" table:end-x="0.1cm" table:end-y="0.1cm" draw:z-index="19" draw:name="Conector recto de flecha 38" draw:style-name="gr2" draw:text-style-name="P1" draw:type="line" svg:x1="16.063cm" svg:y1="8.652cm" svg:x2="18.127cm" svg:y2="9.868cm" svg:d="M16063 8652l2064 1216" svg:viewBox="0 0 2065 1217">
              <text:p/>
            </draw:connector>
            <draw:connector table:end-cell-address="Hoja5.A1" table:end-x="0.1cm" table:end-y="0.1cm" draw:z-index="20" draw:name="Conector recto de flecha 39" draw:style-name="gr2" draw:text-style-name="P1" draw:type="line" svg:x1="16.063cm" svg:y1="9.101cm" svg:x2="18.153cm" svg:y2="9.816cm" svg:d="M16063 9101l2090 715" svg:viewBox="0 0 2091 716">
              <text:p/>
            </draw:connector>
            <draw:connector table:end-cell-address="Hoja5.A1" table:end-x="0.1cm" table:end-y="0.1cm" draw:z-index="21" draw:name="Conector recto de flecha 40" draw:style-name="gr2" draw:text-style-name="P1" draw:type="line" svg:x1="16.089cm" svg:y1="9.683cm" svg:x2="18.153cm" svg:y2="9.683cm" svg:d="M16089 9683h2064" svg:viewBox="0 0 2065 1">
              <text:p/>
            </draw:connector>
            <draw:connector table:end-cell-address="Hoja5.A1" table:end-x="0.1cm" table:end-y="0.1cm" draw:z-index="22" draw:name="Conector recto de flecha 41" draw:style-name="gr2" draw:text-style-name="P1" draw:type="line" svg:x1="16.063cm" svg:y1="10.715cm" svg:x2="18.179cm" svg:y2="9.71cm" svg:d="M16063 10715l2116-1005" svg:viewBox="0 0 2117 1006">
              <text:p/>
            </draw:connector>
            <draw:connector table:end-cell-address="Hoja5.A1" table:end-x="0.1cm" table:end-y="0.1cm" draw:z-index="23" draw:name="Conector recto de flecha 42" draw:style-name="gr2" draw:text-style-name="P1" draw:type="line" svg:x1="16.063cm" svg:y1="11.165cm" svg:x2="18.127cm" svg:y2="9.974cm" svg:d="M16063 11165l2064-1191" svg:viewBox="0 0 2065 1192">
              <text:p/>
            </draw:connector>
            <draw:connector table:end-cell-address="Hoja5.A1" table:end-x="0.1cm" table:end-y="0.1cm" draw:z-index="24" draw:name="Conector recto de flecha 43" draw:style-name="gr2" draw:text-style-name="P1" draw:type="line" svg:x1="16.089cm" svg:y1="11.747cm" svg:x2="18.127cm" svg:y2="9.868cm" svg:d="M16089 11747l2038-1879" svg:viewBox="0 0 2039 1880">
              <text:p/>
            </draw:connector>
            <draw:connector table:end-cell-address="Hoja5.A1" table:end-x="0.1cm" table:end-y="0.1cm" draw:z-index="25" draw:name="Conector recto de flecha 44" draw:style-name="gr2" draw:text-style-name="P1" draw:type="line" svg:x1="16.063cm" svg:y1="13.361cm" svg:x2="18.232cm" svg:y2="9.921cm" svg:d="M16063 13361l2169-3440" svg:viewBox="0 0 2170 3441">
              <text:p/>
            </draw:connector>
            <draw:connector table:end-cell-address="Hoja5.A1" table:end-x="0.1cm" table:end-y="0.1cm" draw:z-index="26" draw:name="Conector recto de flecha 45" draw:style-name="gr2" draw:text-style-name="P1" draw:type="line" svg:x1="16.089cm" svg:y1="8.096cm" svg:x2="18.153cm" svg:y2="9.842cm" svg:d="M16089 8096l2064 1746" svg:viewBox="0 0 2065 1747">
              <text:p/>
            </draw:connector>
            <draw:connector table:end-cell-address="Hoja5.A1" table:end-x="0.1cm" table:end-y="0.1cm" draw:z-index="27" draw:name="Conector recto de flecha 46" draw:style-name="gr2" draw:text-style-name="P1" draw:type="line" svg:x1="16.116cm" svg:y1="10.08cm" svg:x2="18.179cm" svg:y2="10.08cm" svg:d="M16116 10080h2063" svg:viewBox="0 0 2064 1">
              <text:p/>
            </draw:connector>
            <draw:connector table:end-cell-address="Hoja5.A1" table:end-x="0.1cm" table:end-y="0.1cm" draw:z-index="28" draw:name="Conector recto de flecha 47" draw:style-name="gr2" draw:text-style-name="P1" draw:type="line" svg:x1="16.037cm" svg:y1="12.223cm" svg:x2="18.153cm" svg:y2="10.027cm" svg:d="M16037 12223l2116-2196" svg:viewBox="0 0 2117 2197">
              <text:p/>
            </draw:connector>
            <draw:connector table:end-cell-address="Hoja5.A1" table:end-x="0.1cm" table:end-y="0.1cm" draw:z-index="29" draw:name="Conector recto de flecha 48" draw:style-name="gr2" draw:text-style-name="P1" draw:type="line" svg:x1="15.984cm" svg:y1="12.752cm" svg:x2="18.047cm" svg:y2="10.08cm" svg:d="M15984 12752l2063-2672" svg:viewBox="0 0 2064 2673">
              <text:p/>
            </draw:connector>
            <draw:connector table:end-cell-address="Hoja5.A1" table:end-x="0.1cm" table:end-y="0.1cm" draw:z-index="30" draw:name="Conector recto 61" draw:style-name="gr16" draw:text-style-name="P1" draw:type="line" svg:x1="7.355cm" svg:y1="7.964cm" svg:x2="7.355cm" svg:y2="6.244cm" svg:d="M7355 7964v-1720" svg:viewBox="0 0 1 1721">
              <text:p/>
            </draw:connector>
            <draw:connector table:end-cell-address="Hoja5.A1" table:end-x="0.1cm" table:end-y="0.1cm" draw:z-index="31" draw:name="Conector recto 62" draw:style-name="gr16" draw:text-style-name="P1" draw:type="line" svg:x1="11.562cm" svg:y1="6.429cm" svg:x2="7.382cm" svg:y2="6.429cm" svg:d="M11562 6429h-4180" svg:viewBox="0 0 4181 1">
              <text:p/>
            </draw:connector>
            <draw:connector table:end-cell-address="Hoja5.A1" table:end-x="0.1cm" table:end-y="0.1cm" draw:z-index="32" draw:name="Conector recto de flecha 66" draw:style-name="gr2" draw:text-style-name="P1" draw:type="line" svg:x1="11.588cm" svg:y1="6.429cm" svg:x2="11.588cm" svg:y2="8.017cm" svg:d="M11588 6429v1588" svg:viewBox="0 0 1 1589">
              <text:p/>
            </draw:connector>
            <draw:connector table:end-cell-address="Hoja5.A1" table:end-x="0.1cm" table:end-y="0.1cm" draw:z-index="33" draw:name="Conector recto de flecha 74" draw:style-name="gr2" draw:text-style-name="P1" draw:type="line" svg:x1="8.387cm" svg:y1="9.287cm" svg:x2="10.451cm" svg:y2="10.503cm" svg:d="M8387 9287l2064 1216" svg:viewBox="0 0 2065 1217">
              <text:p/>
            </draw:connector>
            <draw:connector table:end-cell-address="Hoja5.A1" table:end-x="0.1cm" table:end-y="0.1cm" draw:z-index="34" draw:name="Conector recto de flecha 75" draw:style-name="gr2" draw:text-style-name="P1" draw:type="line" svg:x1="8.387cm" svg:y1="9.736cm" svg:x2="10.477cm" svg:y2="10.45cm" svg:d="M8387 9736l2090 714" svg:viewBox="0 0 2091 715">
              <text:p/>
            </draw:connector>
            <draw:connector table:end-cell-address="Hoja5.A1" table:end-x="0.1cm" table:end-y="0.1cm" draw:z-index="35" draw:name="Conector recto de flecha 76" draw:style-name="gr2" draw:text-style-name="P1" draw:type="line" svg:x1="8.413cm" svg:y1="10.318cm" svg:x2="10.477cm" svg:y2="10.318cm" svg:d="M8413 10318h2064" svg:viewBox="0 0 2065 1">
              <text:p/>
            </draw:connector>
            <draw:connector table:end-cell-address="Hoja5.A1" table:end-x="0.1cm" table:end-y="0.1cm" draw:z-index="36" draw:name="Conector recto de flecha 77" draw:style-name="gr2" draw:text-style-name="P1" draw:type="line" svg:x1="8.413cm" svg:y1="8.731cm" svg:x2="10.477cm" svg:y2="10.477cm" svg:d="M8413 8731l2064 1746" svg:viewBox="0 0 2065 1747">
              <text:p/>
            </draw:connector>
            <draw:connector table:end-cell-address="Hoja5.A1" table:end-x="0.1cm" table:end-y="0.1cm" draw:z-index="37" draw:name="Conector recto de flecha 78" draw:style-name="gr2" draw:text-style-name="P1" draw:type="line" svg:x1="8.361cm" svg:y1="10.926cm" svg:x2="10.424cm" svg:y2="10.503cm" svg:d="M8361 10926l2063-423" svg:viewBox="0 0 2064 424">
              <text:p/>
            </draw:connector>
            <draw:connector table:end-cell-address="Hoja5.A1" table:end-x="0.1cm" table:end-y="0.1cm" draw:z-index="38" draw:name="Conector recto de flecha 82" draw:style-name="gr2" draw:text-style-name="P1" draw:type="line" svg:x1="8.387cm" svg:y1="8.758cm" svg:x2="10.503cm" svg:y2="14.684cm" svg:d="M8387 8758l2116 5926" svg:viewBox="0 0 2117 5927">
              <text:p/>
            </draw:connector>
            <draw:connector table:end-cell-address="Hoja5.A1" table:end-x="0.1cm" table:end-y="0.1cm" draw:z-index="39" draw:name="Conector recto de flecha 83" draw:style-name="gr2" draw:text-style-name="P1" draw:type="line" svg:x1="8.361cm" svg:y1="9.075cm" svg:x2="10.477cm" svg:y2="15.002cm" svg:d="M8361 9075l2116 5927" svg:viewBox="0 0 2117 5928">
              <text:p/>
            </draw:connector>
            <draw:connector table:end-cell-address="Hoja5.A1" table:end-x="0.1cm" table:end-y="0.1cm" draw:z-index="40" draw:name="Conector recto de flecha 84" draw:style-name="gr2" draw:text-style-name="P1" draw:type="line" svg:x1="8.361cm" svg:y1="9.657cm" svg:x2="10.451cm" svg:y2="15.584cm" svg:d="M8361 9657l2090 5927" svg:viewBox="0 0 2091 5928">
              <text:p/>
            </draw:connector>
            <draw:connector table:end-cell-address="Hoja5.A1" table:end-x="0.1cm" table:end-y="0.1cm" draw:z-index="41" draw:name="Conector recto de flecha 85" draw:style-name="gr2" draw:text-style-name="P1" draw:type="line" svg:x1="8.361cm" svg:y1="10.239cm" svg:x2="10.477cm" svg:y2="16.166cm" svg:d="M8361 10239l2116 5927" svg:viewBox="0 0 2117 5928">
              <text:p/>
            </draw:connector>
            <draw:connector table:end-cell-address="Hoja5.A1" table:end-x="0.1cm" table:end-y="0.1cm" draw:z-index="42" draw:name="Conector recto de flecha 86" draw:style-name="gr2" draw:text-style-name="P1" draw:type="line" svg:x1="8.387cm" svg:y1="10.741cm" svg:x2="10.451cm" svg:y2="15.769cm" svg:d="M8387 10741l2064 5028" svg:viewBox="0 0 2065 5029">
              <text:p/>
            </draw:connector>
            <draw:connector table:end-cell-address="Hoja5.A1" table:end-x="0.1cm" table:end-y="0.1cm" draw:z-index="43" draw:name="Conector recto de flecha 88" draw:style-name="gr2" draw:text-style-name="P1" draw:type="line" svg:x1="8.387cm" svg:y1="11.853cm" svg:x2="10.451cm" svg:y2="15.213cm" svg:d="M8387 11853l2064 3360" svg:viewBox="0 0 2065 3361">
              <text:p/>
            </draw:connector>
            <draw:connector table:end-cell-address="Hoja5.A1" table:end-x="0.1cm" table:end-y="0.1cm" draw:z-index="44" draw:name="Conector recto de flecha 91" draw:style-name="gr2" draw:text-style-name="P1" draw:type="line" svg:x1="8.519cm" svg:y1="12.409cm" svg:x2="10.556cm" svg:y2="15.769cm" svg:d="M8519 12409l2037 3360" svg:viewBox="0 0 2038 3361">
              <text:p/>
            </draw:connector>
            <draw:connector table:end-cell-address="Hoja5.A1" table:end-x="0.1cm" table:end-y="0.1cm" draw:z-index="45" draw:name="Conector recto de flecha 92" draw:style-name="gr2" draw:text-style-name="P1" draw:type="line" svg:x1="8.228cm" svg:y1="12.779cm" svg:x2="10.583cm" svg:y2="15.531cm" svg:d="M8228 12779l2355 2752" svg:viewBox="0 0 2356 2753">
              <text:p/>
            </draw:connector>
            <draw:connector table:end-cell-address="Hoja5.A1" table:end-x="0.1cm" table:end-y="0.1cm" draw:z-index="46" draw:name="Conector recto de flecha 94" draw:style-name="gr2" draw:text-style-name="P1" draw:type="line" svg:x1="8.281cm" svg:y1="13.44cm" svg:x2="10.424cm" svg:y2="15.61cm" svg:d="M8281 13440l2143 2170" svg:viewBox="0 0 2144 2171">
              <text:p/>
            </draw:connector>
            <draw:connector table:end-cell-address="Hoja5.A1" table:end-x="0.1cm" table:end-y="0.1cm" draw:z-index="47" draw:name="Conector recto de flecha 96" draw:style-name="gr2" draw:text-style-name="P1" draw:type="line" svg:x1="8.361cm" svg:y1="14.049cm" svg:x2="10.477cm" svg:y2="16.218cm" svg:d="M8361 14049l2116 2169" svg:viewBox="0 0 2117 2170">
              <text:p/>
            </draw:connector>
            <draw:connector table:end-cell-address="Hoja5.A1" table:end-x="0.1cm" table:end-y="0.1cm" draw:z-index="48" draw:name="Conector recto 97" draw:style-name="gr16" draw:text-style-name="P1" draw:type="line" svg:x1="7.488cm" svg:y1="18.044cm" svg:x2="7.435cm" svg:y2="14.26cm" svg:d="M7488 18044l-53-3784" svg:viewBox="0 0 54 3785">
              <text:p/>
            </draw:connector>
            <draw:connector table:end-cell-address="Hoja5.A1" table:end-x="0.1cm" table:end-y="0.1cm" draw:z-index="49" draw:name="Conector recto 100" draw:style-name="gr16" draw:text-style-name="P1" draw:type="line" svg:x1="7.435cm" svg:y1="18.097cm" svg:x2="12.276cm" svg:y2="18.071cm" svg:d="M7435 18097l4841-26" svg:viewBox="0 0 4842 27">
              <text:p/>
            </draw:connector>
            <draw:connector table:end-cell-address="Hoja5.A1" table:end-x="0.1cm" table:end-y="0.1cm" draw:z-index="50" draw:name="Conector recto de flecha 102" draw:style-name="gr2" draw:text-style-name="P1" draw:type="line" svg:x1="12.25cm" svg:y1="18.071cm" svg:x2="12.223cm" svg:y2="16.456cm" svg:d="M12250 18071l-27-1615" svg:viewBox="0 0 28 1616">
              <text:p/>
            </draw:connector>
            <draw:connector table:end-cell-address="Hoja5.A1" table:end-x="0.1cm" table:end-y="0.1cm" draw:z-index="51" draw:name="Conector recto de flecha 103" draw:style-name="gr2" draw:text-style-name="P1" draw:type="line" svg:x1="12.17cm" svg:y1="13.758cm" svg:x2="12.17cm" svg:y2="13.255cm" svg:d="M12170 13758v-503" svg:viewBox="0 0 1 504">
              <text:p/>
            </draw:connector>
            <draw:connector table:end-cell-address="Hoja5.A1" table:end-x="0.1cm" table:end-y="0.1cm" draw:z-index="52" draw:name="Conector recto de flecha 105" draw:style-name="gr2" draw:text-style-name="P1" draw:type="line" svg:x1="22.628cm" svg:y1="8.255cm" svg:x2="24.693cm" svg:y2="8.255cm" svg:d="M22628 8255h2065" svg:viewBox="0 0 2066 1">
              <text:p/>
            </draw:connector>
            <draw:connector table:end-cell-address="Hoja5.A1" table:end-x="0.1cm" table:end-y="0.1cm" draw:z-index="53" draw:name="Conector recto de flecha 106" draw:style-name="gr2" draw:text-style-name="P1" draw:type="line" svg:x1="22.628cm" svg:y1="8.837cm" svg:x2="24.745cm" svg:y2="8.837cm" svg:d="M22628 8837h2117" svg:viewBox="0 0 2118 1">
              <text:p/>
            </draw:connector>
            <draw:connector table:end-cell-address="Hoja5.A1" table:end-x="0.1cm" table:end-y="0.1cm" draw:z-index="54" draw:name="Conector recto de flecha 107" draw:style-name="gr2" draw:text-style-name="P1" draw:type="line" svg:x1="22.628cm" svg:y1="9.366cm" svg:x2="24.693cm" svg:y2="9.366cm" svg:d="M22628 9366h2065" svg:viewBox="0 0 2066 1">
              <text:p/>
            </draw:connector>
            <draw:connector table:end-cell-address="Hoja5.A1" table:end-x="0.1cm" table:end-y="0.1cm" draw:z-index="55" draw:name="Conector recto de flecha 108" draw:style-name="gr2" draw:text-style-name="P1" draw:type="line" svg:x1="22.654cm" svg:y1="9.895cm" svg:x2="24.719cm" svg:y2="9.895cm" svg:d="M22654 9895h2065" svg:viewBox="0 0 2066 1">
              <text:p/>
            </draw:connector>
            <draw:connector table:end-cell-address="Hoja5.A1" table:end-x="0.1cm" table:end-y="0.1cm" draw:z-index="56" draw:name="Conector recto de flecha 109" draw:style-name="gr2" draw:text-style-name="P1" draw:type="line" svg:x1="22.628cm" svg:y1="10.424cm" svg:x2="24.693cm" svg:y2="10.424cm" svg:d="M22628 10424h2065" svg:viewBox="0 0 2066 1">
              <text:p/>
            </draw:connector>
            <draw:connector table:end-cell-address="Hoja5.A1" table:end-x="0.1cm" table:end-y="0.1cm" draw:z-index="57" draw:name="Conector recto de flecha 110" draw:style-name="gr2" draw:text-style-name="P1" draw:type="line" svg:x1="22.628cm" svg:y1="10.9cm" svg:x2="24.693cm" svg:y2="10.9cm" svg:d="M22628 10900h2065" svg:viewBox="0 0 2066 1">
              <text:p/>
            </draw:connector>
            <draw:connector table:end-cell-address="Hoja5.A1" table:end-x="0.1cm" table:end-y="0.1cm" draw:z-index="58" draw:name="Conector recto de flecha 111" draw:style-name="gr2" draw:text-style-name="P1" draw:type="line" svg:x1="22.681cm" svg:y1="11.404cm" svg:x2="24.745cm" svg:y2="11.404cm" svg:d="M22681 11404h2064" svg:viewBox="0 0 2065 1">
              <text:p/>
            </draw:connector>
            <draw:connector table:end-cell-address="Hoja5.A1" table:end-x="0.1cm" table:end-y="0.1cm" draw:z-index="59" draw:name="Conector recto de flecha 112" draw:style-name="gr2" draw:text-style-name="P1" draw:type="line" svg:x1="22.628cm" svg:y1="11.933cm" svg:x2="24.693cm" svg:y2="11.933cm" svg:d="M22628 11933h2065" svg:viewBox="0 0 2066 1">
              <text:p/>
            </draw:connector>
            <draw:connector table:end-cell-address="Hoja5.A1" table:end-x="0.1cm" table:end-y="0.1cm" draw:z-index="60" draw:name="Conector recto de flecha 113" draw:style-name="gr2" draw:text-style-name="P1" draw:type="line" svg:x1="22.628cm" svg:y1="12.488cm" svg:x2="24.693cm" svg:y2="12.488cm" svg:d="M22628 12488h2065" svg:viewBox="0 0 2066 1">
              <text:p/>
            </draw:connector>
            <draw:connector table:end-cell-address="Hoja5.A1" table:end-x="0.1cm" table:end-y="0.1cm" draw:z-index="61" draw:name="Conector recto de flecha 116" draw:style-name="gr2" draw:text-style-name="P1" draw:type="line" svg:x1="28.299cm" svg:y1="8.202cm" svg:x2="32.506cm" svg:y2="14.79cm" svg:d="M28299 8202l4207 6588" svg:viewBox="0 0 4208 6589">
              <text:p/>
            </draw:connector>
            <draw:connector table:end-cell-address="Hoja5.A1" table:end-x="0.1cm" table:end-y="0.1cm" draw:z-index="62" draw:name="Conector recto de flecha 117" draw:style-name="gr2" draw:text-style-name="P1" draw:type="line" svg:x1="28.325cm" svg:y1="8.705cm" svg:x2="32.454cm" svg:y2="14.949cm" svg:d="M28325 8705l4129 6244" svg:viewBox="0 0 4130 6245">
              <text:p/>
            </draw:connector>
            <draw:connector table:end-cell-address="Hoja5.A1" table:end-x="0.1cm" table:end-y="0.1cm" draw:z-index="63" draw:name="Conector recto de flecha 118" draw:style-name="gr2" draw:text-style-name="P1" draw:type="line" svg:x1="28.053cm" svg:y1="9.26cm" svg:x2="32.48cm" svg:y2="14.975cm" svg:d="M28053 9260l4427 5715" svg:viewBox="0 0 4428 5716">
              <text:p/>
            </draw:connector>
            <draw:connector table:end-cell-address="Hoja5.A1" table:end-x="0.1cm" table:end-y="0.1cm" draw:z-index="64" draw:name="Conector recto de flecha 121" draw:style-name="gr2" draw:text-style-name="P1" draw:type="line" svg:x1="28.053cm" svg:y1="9.736cm" svg:x2="32.506cm" svg:y2="15.002cm" svg:d="M28053 9736l4453 5266" svg:viewBox="0 0 4454 5267">
              <text:p/>
            </draw:connector>
            <draw:connector table:end-cell-address="Hoja5.A1" table:end-x="0.1cm" table:end-y="0.1cm" draw:z-index="65" draw:name="Conector recto de flecha 123" draw:style-name="gr2" draw:text-style-name="P1" draw:type="line" svg:x1="28.273cm" svg:y1="10.239cm" svg:x2="32.533cm" svg:y2="14.949cm" svg:d="M28273 10239l4260 4710" svg:viewBox="0 0 4261 4711">
              <text:p/>
            </draw:connector>
            <draw:connector table:end-cell-address="Hoja5.A1" table:end-x="0.1cm" table:end-y="0.1cm" draw:z-index="66" draw:name="Conector recto de flecha 125" draw:style-name="gr2" draw:text-style-name="P1" draw:type="line" svg:x1="28.053cm" svg:y1="10.821cm" svg:x2="32.454cm" svg:y2="14.843cm" svg:d="M28053 10821l4401 4022" svg:viewBox="0 0 4402 4023">
              <text:p/>
            </draw:connector>
            <draw:connector table:end-cell-address="Hoja5.A1" table:end-x="0.1cm" table:end-y="0.1cm" draw:z-index="67" draw:name="Conector recto de flecha 127" draw:style-name="gr2" draw:text-style-name="P1" draw:type="line" svg:x1="28.299cm" svg:y1="11.377cm" svg:x2="32.427cm" svg:y2="14.949cm" svg:d="M28299 11377l4128 3572" svg:viewBox="0 0 4129 3573">
              <text:p/>
            </draw:connector>
            <draw:connector table:end-cell-address="Hoja5.A1" table:end-x="0.1cm" table:end-y="0.1cm" draw:z-index="68" draw:name="Conector recto de flecha 129" draw:style-name="gr2" draw:text-style-name="P1" draw:type="line" svg:x1="28.273cm" svg:y1="11.88cm" svg:x2="32.506cm" svg:y2="14.896cm" svg:d="M28273 11880l4233 3016" svg:viewBox="0 0 4234 3017">
              <text:p/>
            </draw:connector>
            <draw:connector table:end-cell-address="Hoja5.A1" table:end-x="0.1cm" table:end-y="0.1cm" draw:z-index="69" draw:name="Conector recto de flecha 131" draw:style-name="gr2" draw:text-style-name="P1" draw:type="line" svg:x1="28.273cm" svg:y1="12.409cm" svg:x2="32.374cm" svg:y2="14.817cm" svg:d="M28273 12409l4101 2408" svg:viewBox="0 0 4102 2409">
              <text:p/>
            </draw:connector>
            <draw:connector table:end-cell-address="Hoja5.A1" table:end-x="0.1cm" table:end-y="0.1cm" draw:z-index="70" draw:name="Conector recto de flecha 133" draw:style-name="gr2" draw:text-style-name="P1" draw:type="line" svg:x1="28.352cm" svg:y1="12.911cm" svg:x2="32.48cm" svg:y2="14.896cm" svg:d="M28352 12911l4128 1985" svg:viewBox="0 0 4129 1986">
              <text:p/>
            </draw:connector>
            <draw:connector table:end-cell-address="Hoja5.A1" table:end-x="0.1cm" table:end-y="0.1cm" draw:z-index="71" draw:name="Conector recto de flecha 135" draw:style-name="gr2" draw:text-style-name="P1" draw:type="line" svg:x1="28.273cm" svg:y1="13.493cm" svg:x2="32.506cm" svg:y2="14.922cm" svg:d="M28273 13493l4233 1429" svg:viewBox="0 0 4234 1430">
              <text:p/>
            </draw:connector>
            <draw:connector table:end-cell-address="Hoja5.A1" table:end-x="0.1cm" table:end-y="0.1cm" draw:z-index="72" draw:name="Conector recto de flecha 137" draw:style-name="gr2" draw:text-style-name="P1" draw:type="line" svg:x1="28.299cm" svg:y1="13.969cm" svg:x2="32.454cm" svg:y2="14.922cm" svg:d="M28299 13969l4155 953" svg:viewBox="0 0 4156 954">
              <text:p/>
            </draw:connector>
            <draw:connector table:end-cell-address="Hoja5.A1" table:end-x="0.1cm" table:end-y="0.1cm" draw:z-index="73" draw:name="Conector recto de flecha 139" draw:style-name="gr2" draw:text-style-name="P1" draw:type="line" svg:x1="28.026cm" svg:y1="14.605cm" svg:x2="32.454cm" svg:y2="14.975cm" svg:d="M28026 14605l4428 370" svg:viewBox="0 0 4429 371">
              <text:p/>
            </draw:connector>
            <draw:connector table:end-cell-address="Hoja5.A1" table:end-x="0.1cm" table:end-y="0.1cm" draw:z-index="74" draw:name="Conector recto de flecha 142" draw:style-name="gr2" draw:text-style-name="P1" draw:type="line" svg:x1="28.299cm" svg:y1="15.108cm" svg:x2="32.454cm" svg:y2="15.002cm" svg:d="M28299 15108l4155-106" svg:viewBox="0 0 4156 107">
              <text:p/>
            </draw:connector>
            <draw:connector table:end-cell-address="Hoja5.A1" table:end-x="0.1cm" table:end-y="0.1cm" draw:z-index="75" draw:name="Conector recto de flecha 145" draw:style-name="gr2" draw:text-style-name="P1" draw:type="line" svg:x1="28.273cm" svg:y1="15.689cm" svg:x2="32.533cm" svg:y2="15.028cm" svg:d="M28273 15689l4260-661" svg:viewBox="0 0 4261 662">
              <text:p/>
            </draw:connector>
            <draw:connector table:end-cell-address="Hoja5.A1" table:end-x="0.1cm" table:end-y="0.1cm" draw:z-index="76" draw:name="Conector recto de flecha 147" draw:style-name="gr2" draw:text-style-name="P1" draw:type="line" svg:x1="28.026cm" svg:y1="16.192cm" svg:x2="32.454cm" svg:y2="15.081cm" svg:d="M28026 16192l4428-1111" svg:viewBox="0 0 4429 1112">
              <text:p/>
            </draw:connector>
            <draw:connector table:end-cell-address="Hoja5.A1" table:end-x="0.1cm" table:end-y="0.1cm" draw:z-index="77" draw:name="Conector recto de flecha 149" draw:style-name="gr2" draw:text-style-name="P1" draw:type="line" svg:x1="28.026cm" svg:y1="16.721cm" svg:x2="32.48cm" svg:y2="15.055cm" svg:d="M28026 16721l4454-1666" svg:viewBox="0 0 4455 1667">
              <text:p/>
            </draw:connector>
            <draw:connector table:end-cell-address="Hoja5.A1" table:end-x="0.1cm" table:end-y="0.1cm" draw:z-index="78" draw:name="Conector recto de flecha 151" draw:style-name="gr2" draw:text-style-name="P1" draw:type="line" svg:x1="28.299cm" svg:y1="17.197cm" svg:x2="32.454cm" svg:y2="15.081cm" svg:d="M28299 17197l4155-2116" svg:viewBox="0 0 4156 2117">
              <text:p/>
            </draw:connector>
            <draw:connector table:end-cell-address="Hoja5.A1" table:end-x="0.1cm" table:end-y="0.1cm" draw:z-index="79" draw:name="Conector recto de flecha 153" draw:style-name="gr2" draw:text-style-name="P1" draw:type="line" svg:x1="28.299cm" svg:y1="17.833cm" svg:x2="32.506cm" svg:y2="15.028cm" svg:d="M28299 17833l4207-2805" svg:viewBox="0 0 4208 2806">
              <text:p/>
            </draw:connector>
            <draw:connector table:end-cell-address="Hoja5.A1" table:end-x="0.1cm" table:end-y="0.1cm" draw:z-index="80" draw:name="Conector recto de flecha 155" draw:style-name="gr2" draw:text-style-name="P1" draw:type="line" svg:x1="28.299cm" svg:y1="18.468cm" svg:x2="32.559cm" svg:y2="14.949cm" svg:d="M28299 18468l4260-3519" svg:viewBox="0 0 4261 3520">
              <text:p/>
            </draw:connector>
            <draw:connector table:end-cell-address="Hoja5.A1" table:end-x="0.1cm" table:end-y="0.1cm" draw:z-index="81" draw:name="Conector recto de flecha 157" draw:style-name="gr2" draw:text-style-name="P1" draw:type="line" svg:x1="28.325cm" svg:y1="19.05cm" svg:x2="32.454cm" svg:y2="15.16cm" svg:d="M28325 19050l4129-3890" svg:viewBox="0 0 4130 3891">
              <text:p/>
            </draw:connector>
            <draw:connector table:end-cell-address="Hoja5.A1" table:end-x="0.1cm" table:end-y="0.1cm" draw:z-index="82" draw:name="Conector recto de flecha 159" draw:style-name="gr2" draw:text-style-name="P1" draw:type="line" svg:x1="28.299cm" svg:y1="19.367cm" svg:x2="32.48cm" svg:y2="14.975cm" svg:d="M28299 19367l4181-4392" svg:viewBox="0 0 4182 4393">
              <text:p/>
            </draw:connector>
            <draw:connector table:end-cell-address="Hoja5.A1" table:end-x="0.1cm" table:end-y="0.1cm" draw:z-index="83" draw:name="Conector recto de flecha 161" draw:style-name="gr2" draw:text-style-name="P1" draw:type="line" svg:x1="28.299cm" svg:y1="20.028cm" svg:x2="32.559cm" svg:y2="15.055cm" svg:d="M28299 20028l4260-4973" svg:viewBox="0 0 4261 4974">
              <text:p/>
            </draw:connector>
            <draw:connector table:end-cell-address="Hoja5.A1" table:end-x="0.1cm" table:end-y="0.1cm" draw:z-index="84" draw:name="Conector recto de flecha 163" draw:style-name="gr2" draw:text-style-name="P1" draw:type="line" svg:x1="28.299cm" svg:y1="20.531cm" svg:x2="32.48cm" svg:y2="15.16cm" svg:d="M28299 20531l4181-5371" svg:viewBox="0 0 4182 5372">
              <text:p/>
            </draw:connector>
            <draw:connector table:end-cell-address="Hoja5.A1" table:end-x="0.1cm" table:end-y="0.1cm" draw:z-index="85" draw:name="Conector recto de flecha 165" draw:style-name="gr2" draw:text-style-name="P1" draw:type="line" svg:x1="28.273cm" svg:y1="21.14cm" svg:x2="32.454cm" svg:y2="15.213cm" svg:d="M28273 21140l4181-5927" svg:viewBox="0 0 4182 5928">
              <text:p/>
            </draw:connector>
            <draw:connector table:end-cell-address="Hoja5.A1" table:end-x="0.1cm" table:end-y="0.1cm" draw:z-index="86" draw:name="Conector recto de flecha 167" draw:style-name="gr2" draw:text-style-name="P1" draw:type="line" svg:x1="28.273cm" svg:y1="21.484cm" svg:x2="32.454cm" svg:y2="15.213cm" svg:d="M28273 21484l4181-6271" svg:viewBox="0 0 4182 6272">
              <text:p/>
            </draw:connector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209"/>
          <table:table-cell/>
          <table:table-cell table:style-name="ce212" table:number-columns-repeated="2"/>
          <table:table-cell table:number-columns-repeated="16367"/>
        </table:table-row>
        <table:table-row table:style-name="ro1" table:number-rows-repeated="12">
          <table:table-cell table:number-columns-repeated="13"/>
          <table:table-cell table:style-name="ce209"/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/>
          <table:table-cell table:style-name="ce2" office:value-type="string" calcext:value-type="string">
            <text:p>Socket</text:p>
          </table:table-cell>
          <table:table-cell/>
          <table:table-cell table:style-name="ce2" office:value-type="string" calcext:value-type="string">
            <text:p>Procesadores</text:p>
          </table:table-cell>
          <table:table-cell table:style-name="ce2" office:value-type="string" calcext:value-type="string">
            <text:p>Gama</text:p>
          </table:table-cell>
          <table:table-cell/>
          <table:table-cell table:style-name="ce2" office:value-type="string" calcext:value-type="string">
            <text:p>Capacidad Fuente</text:p>
          </table:table-cell>
          <table:table-cell/>
          <table:table-cell table:style-name="ce2" office:value-type="string" calcext:value-type="string">
            <text:p>Tarjetas</text:p>
          </table:table-cell>
          <table:table-cell table:number-columns-repeated="16373"/>
        </table:table-row>
        <table:table-row table:style-name="ro1">
          <table:table-cell/>
          <table:table-cell table:style-name="ce243" office:value-type="string" calcext:value-type="string" table:number-columns-spanned="1" table:number-rows-spanned="5">
            <text:p>AMD</text:p>
          </table:table-cell>
          <table:table-cell/>
          <table:table-cell table:style-name="ce243" office:value-type="string" calcext:value-type="string">
            <text:p>AM1</text:p>
          </table:table-cell>
          <table:table-cell/>
          <table:table-cell table:style-name="ce2" office:value-type="string" calcext:value-type="string">
            <text:p>Alta</text:p>
          </table:table-cell>
          <table:table-cell table:style-name="ce199"/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GT 710</text:p>
          </table:table-cell>
          <table:table-cell table:number-columns-repeated="16373"/>
        </table:table-row>
        <table:table-row table:style-name="ro1">
          <table:table-cell/>
          <table:covered-table-cell table:style-name="ce243"/>
          <table:table-cell/>
          <table:table-cell table:style-name="ce243" office:value-type="string" calcext:value-type="string">
            <text:p>AM3+</text:p>
          </table:table-cell>
          <table:table-cell/>
          <table:table-cell table:style-name="ce2" office:value-type="string" calcext:value-type="string">
            <text:p>Alta-Media</text:p>
          </table:table-cell>
          <table:table-cell table:style-name="ce200"/>
          <table:table-cell/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string" calcext:value-type="string">
            <text:p>GT 720</text:p>
          </table:table-cell>
          <table:table-cell table:number-columns-repeated="16373"/>
        </table:table-row>
        <table:table-row table:style-name="ro1">
          <table:table-cell/>
          <table:covered-table-cell table:style-name="ce243"/>
          <table:table-cell/>
          <table:table-cell table:style-name="ce243" office:value-type="string" calcext:value-type="string">
            <text:p>AM4</text:p>
          </table:table-cell>
          <table:table-cell/>
          <table:table-cell table:style-name="ce2" office:value-type="string" calcext:value-type="string">
            <text:p>Alta-Baja</text:p>
          </table:table-cell>
          <table:table-cell table:style-name="ce201"/>
          <table:table-cell/>
          <table:table-cell table:style-name="ce2"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GT 730</text:p>
          </table:table-cell>
          <table:table-cell table:number-columns-repeated="16373"/>
        </table:table-row>
        <table:table-row table:style-name="ro1">
          <table:table-cell/>
          <table:covered-table-cell table:style-name="ce243"/>
          <table:table-cell/>
          <table:table-cell table:style-name="ce243" office:value-type="string" calcext:value-type="string">
            <text:p>FM2</text:p>
          </table:table-cell>
          <table:table-cell/>
          <table:table-cell table:style-name="ce2" office:value-type="string" calcext:value-type="string">
            <text:p>media-alta</text:p>
          </table:table-cell>
          <table:table-cell table:style-name="ce202"/>
          <table:table-cell/>
          <table:table-cell table:style-name="ce2" office:value-type="float" office:value="600" calcext:value-type="float">
            <text:p>600</text:p>
          </table:table-cell>
          <table:table-cell/>
          <table:table-cell table:style-name="ce2" office:value-type="string" calcext:value-type="string">
            <text:p>GT 740</text:p>
          </table:table-cell>
          <table:table-cell table:number-columns-repeated="16373"/>
        </table:table-row>
        <table:table-row table:style-name="ro1">
          <table:table-cell/>
          <table:covered-table-cell table:style-name="ce243"/>
          <table:table-cell/>
          <table:table-cell table:style-name="ce243" office:value-type="string" calcext:value-type="string">
            <text:p>FM2+</text:p>
          </table:table-cell>
          <table:table-cell/>
          <table:table-cell table:style-name="ce2" office:value-type="string" calcext:value-type="string">
            <text:p>media</text:p>
          </table:table-cell>
          <table:table-cell table:style-name="ce203"/>
          <table:table-cell/>
          <table:table-cell table:style-name="ce2" office:value-type="float" office:value="700" calcext:value-type="float">
            <text:p>700</text:p>
          </table:table-cell>
          <table:table-cell/>
          <table:table-cell table:style-name="ce2" office:value-type="string" calcext:value-type="string">
            <text:p>GTX 750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/>
          <table:table-cell table:style-name="ce197" office:value-type="string" calcext:value-type="string">
            <text:p>Socket</text:p>
          </table:table-cell>
          <table:table-cell/>
          <table:table-cell table:style-name="ce2" office:value-type="string" calcext:value-type="string">
            <text:p>media-baja</text:p>
          </table:table-cell>
          <table:table-cell table:style-name="ce204"/>
          <table:table-cell/>
          <table:table-cell table:style-name="ce2" office:value-type="float" office:value="800" calcext:value-type="float">
            <text:p>800</text:p>
          </table:table-cell>
          <table:table-cell/>
          <table:table-cell table:style-name="ce2" office:value-type="string" calcext:value-type="string">
            <text:p>GTX 750 ti</text:p>
          </table:table-cell>
          <table:table-cell table:number-columns-repeated="16373"/>
        </table:table-row>
        <table:table-row table:style-name="ro1">
          <table:table-cell/>
          <table:table-cell table:style-name="ce30" office:value-type="string" calcext:value-type="string" table:number-columns-spanned="1" table:number-rows-spanned="5">
            <text:p>INTEL</text:p>
          </table:table-cell>
          <table:table-cell/>
          <table:table-cell table:style-name="ce30"/>
          <table:table-cell/>
          <table:table-cell table:style-name="ce2" office:value-type="string" calcext:value-type="string">
            <text:p>baja-alta</text:p>
          </table:table-cell>
          <table:table-cell table:style-name="ce205"/>
          <table:table-cell/>
          <table:table-cell table:style-name="ce2" office:value-type="float" office:value="900" calcext:value-type="float">
            <text:p>900</text:p>
          </table:table-cell>
          <table:table-cell/>
          <table:table-cell table:style-name="ce2" office:value-type="string" calcext:value-type="string">
            <text:p>GTX 760</text:p>
          </table:table-cell>
          <table:table-cell table:number-columns-repeated="16373"/>
        </table:table-row>
        <table:table-row table:style-name="ro1">
          <table:table-cell/>
          <table:covered-table-cell table:style-name="ce30"/>
          <table:table-cell/>
          <table:table-cell table:style-name="ce30"/>
          <table:table-cell/>
          <table:table-cell table:style-name="ce2" office:value-type="string" calcext:value-type="string">
            <text:p>Baja-Media</text:p>
          </table:table-cell>
          <table:table-cell table:style-name="ce206"/>
          <table:table-cell/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GTX 760 ti</text:p>
          </table:table-cell>
          <table:table-cell table:number-columns-repeated="16373"/>
        </table:table-row>
        <table:table-row table:style-name="ro1">
          <table:table-cell/>
          <table:covered-table-cell table:style-name="ce30"/>
          <table:table-cell/>
          <table:table-cell table:style-name="ce30"/>
          <table:table-cell/>
          <table:table-cell table:style-name="ce2" office:value-type="string" calcext:value-type="string">
            <text:p>baja</text:p>
          </table:table-cell>
          <table:table-cell table:style-name="ce207"/>
          <table:table-cell table:number-columns-repeated="3"/>
          <table:table-cell table:style-name="ce2" office:value-type="string" calcext:value-type="string">
            <text:p>GTX 770</text:p>
          </table:table-cell>
          <table:table-cell table:number-columns-repeated="2"/>
          <table:table-cell table:style-name="ce210" office:value-type="string" calcext:value-type="string" table:number-columns-spanned="3" table:number-rows-spanned="7">
            <text:p>SUGERENCIA</text:p>
          </table:table-cell>
          <table:covered-table-cell table:number-columns-repeated="2" table:style-name="ce267"/>
          <table:table-cell table:number-columns-repeated="16368"/>
        </table:table-row>
        <table:table-row table:style-name="ro1">
          <table:table-cell/>
          <table:covered-table-cell table:style-name="ce30"/>
          <table:table-cell/>
          <table:table-cell table:style-name="ce30"/>
          <table:table-cell table:number-columns-repeated="6"/>
          <table:table-cell table:style-name="ce2" office:value-type="string" calcext:value-type="string">
            <text:p>GTX 780</text:p>
          </table:table-cell>
          <table:table-cell table:number-columns-repeated="2"/>
          <table:covered-table-cell table:number-columns-repeated="3" table:style-name="ce267"/>
          <table:table-cell table:number-columns-repeated="16368"/>
        </table:table-row>
        <table:table-row table:style-name="ro1">
          <table:table-cell/>
          <table:covered-table-cell table:style-name="ce30"/>
          <table:table-cell/>
          <table:table-cell table:style-name="ce30"/>
          <table:table-cell/>
          <table:table-cell table:style-name="ce198" office:value-type="string" calcext:value-type="string">
            <text:p>PCI</text:p>
          </table:table-cell>
          <table:table-cell table:number-columns-repeated="4"/>
          <table:table-cell table:style-name="ce2" office:value-type="string" calcext:value-type="string">
            <text:p>GTX 780 ti</text:p>
          </table:table-cell>
          <table:table-cell table:number-columns-repeated="2"/>
          <table:covered-table-cell table:number-columns-repeated="3" table:style-name="ce267"/>
          <table:table-cell table:number-columns-repeated="16368"/>
        </table:table-row>
        <table:table-row table:style-name="ro1">
          <table:table-cell table:number-columns-repeated="5"/>
          <table:table-cell table:style-name="ce2" office:value-type="string" calcext:value-type="string">
            <text:p>PCI Express 2.0 x8</text:p>
          </table:table-cell>
          <table:table-cell table:number-columns-repeated="4"/>
          <table:table-cell table:style-name="ce2" office:value-type="string" calcext:value-type="string">
            <text:p>1050Ti</text:p>
          </table:table-cell>
          <table:table-cell table:number-columns-repeated="2"/>
          <table:covered-table-cell table:number-columns-repeated="3" table:style-name="ce267"/>
          <table:table-cell table:number-columns-repeated="16368"/>
        </table:table-row>
        <table:table-row table:style-name="ro1">
          <table:table-cell table:number-columns-repeated="5"/>
          <table:table-cell table:style-name="ce2" office:value-type="string" calcext:value-type="string">
            <text:p>PCI Express 2.0 x 16</text:p>
          </table:table-cell>
          <table:table-cell table:number-columns-repeated="4"/>
          <table:table-cell table:style-name="ce2" office:value-type="float" office:value="1050" calcext:value-type="float">
            <text:p>1050</text:p>
          </table:table-cell>
          <table:table-cell table:number-columns-repeated="2"/>
          <table:covered-table-cell table:number-columns-repeated="3" table:style-name="ce267"/>
          <table:table-cell table:number-columns-repeated="16368"/>
        </table:table-row>
        <table:table-row table:style-name="ro1">
          <table:table-cell table:number-columns-repeated="5"/>
          <table:table-cell table:style-name="ce2" office:value-type="string" calcext:value-type="string">
            <text:p>PCI Express 3.0 x 16</text:p>
          </table:table-cell>
          <table:table-cell table:number-columns-repeated="4"/>
          <table:table-cell table:style-name="ce4" office:value-type="string" calcext:value-type="string">
            <text:p>GTX 1650</text:p>
          </table:table-cell>
          <table:table-cell table:number-columns-repeated="2"/>
          <table:covered-table-cell table:number-columns-repeated="3" table:style-name="ce267"/>
          <table:table-cell table:number-columns-repeated="16368"/>
        </table:table-row>
        <table:table-row table:style-name="ro1">
          <table:table-cell table:number-columns-repeated="5"/>
          <table:table-cell table:style-name="ce2" office:value-type="string" calcext:value-type="string">
            <text:p>PCI Express 4.0 x 16</text:p>
          </table:table-cell>
          <table:table-cell table:number-columns-repeated="4"/>
          <table:table-cell table:style-name="ce208" office:value-type="string" calcext:value-type="string">
            <text:p>GTC 1660 SUPER</text:p>
          </table:table-cell>
          <table:table-cell table:number-columns-repeated="2"/>
          <table:covered-table-cell table:number-columns-repeated="3" table:style-name="ce267"/>
          <table:table-cell table:number-columns-repeated="16368"/>
        </table:table-row>
        <table:table-row table:style-name="ro1">
          <table:table-cell table:number-columns-repeated="10"/>
          <table:table-cell table:style-name="ce2" office:value-type="string" calcext:value-type="string">
            <text:p>GTX 1650 SUPER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GTX 166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GTX 1660 TI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GTX 107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GTX 1070 TI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GTX 108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GTX 1080 TI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6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7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8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80 TI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60 SUPER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70 SUPER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2080 SUPER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307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308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RTX 3090</text:p>
          </table:table-cell>
          <table:table-cell table:number-columns-repeated="16373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ja6" table:style-name="ta4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27" table:default-cell-style-name="Default"/>
        <table:table-column table:style-name="co4" table:number-columns-repeated="16369" table:default-cell-style-name="Default"/>
        <table:table-row table:style-name="ro5">
          <table:table-cell/>
          <table:table-cell office:value-type="string" calcext:value-type="string">
            <text:p>Socket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Generación</text:p>
          </table:table-cell>
          <table:table-cell office:value-type="string" calcext:value-type="string">
            <text:p>Gama</text:p>
          </table:table-cell>
          <table:table-cell table:number-columns-repeated="16372"/>
        </table:table-row>
        <table:table-row table:style-name="ro6">
          <table:table-cell/>
          <table:table-cell table:style-name="ce171" office:value-type="string" calcext:value-type="string">
            <text:p>Socket &lt;&lt; 2010</text:p>
          </table:table-cell>
          <table:table-cell table:style-name="ce171" office:value-type="string" calcext:value-type="string">
            <text:p>Familia</text:p>
          </table:table-cell>
          <table:table-cell table:style-name="ce171" office:value-type="string" calcext:value-type="string">
            <text:p>Nombre Procesador</text:p>
          </table:table-cell>
          <table:table-cell table:style-name="ce171" office:value-type="string" calcext:value-type="string">
            <text:p>Generación</text:p>
          </table:table-cell>
          <table:table-cell table:style-name="ce171" office:value-type="string" calcext:value-type="string">
            <text:p>Gamma</text:p>
          </table:table-cell>
          <table:table-cell/>
          <table:table-cell table:style-name="ce177" table:number-columns-repeated="2"/>
          <table:table-cell table:number-columns-repeated="16369"/>
        </table:table-row>
        <table:table-row table:style-name="ro7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<text:s/>Pentium E6800</text:p>
          </table:table-cell>
          <table:table-cell table:style-name="ce177" office:value-type="float" office:value="1" calcext:value-type="float">
            <text:p>1</text:p>
          </table:table-cell>
          <table:table-cell table:style-name="ce85" office:value-type="string" calcext:value-type="string">
            <text:p>baja</text:p>
          </table:table-cell>
          <table:table-cell table:style-name="ce185" office:value-type="string" calcext:value-type="string" table:number-columns-spanned="2" table:number-rows-spanned="1">
            <text:p>Gama</text:p>
          </table:table-cell>
          <table:covered-table-cell table:style-name="ce3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5" office:value-type="string" calcext:value-type="string">
            <text:p>Pentium</text:p>
          </table:table-cell>
          <table:table-cell table:style-name="ce184" office:value-type="string" calcext:value-type="string">
            <text:p><text:s/>Pentium E6700</text:p>
          </table:table-cell>
          <table:table-cell table:style-name="ce177" office:value-type="float" office:value="2" calcext:value-type="float">
            <text:p>2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Alta</text:p>
          </table:table-cell>
          <table:table-cell table:style-name="ce284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5" office:value-type="string" calcext:value-type="string">
            <text:p>Pentium</text:p>
          </table:table-cell>
          <table:table-cell table:style-name="ce184" office:value-type="string" calcext:value-type="string">
            <text:p><text:s/>Pentium E5400</text:p>
          </table:table-cell>
          <table:table-cell table:style-name="ce177" office:value-type="float" office:value="3" calcext:value-type="float">
            <text:p>3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Alta-Media</text:p>
          </table:table-cell>
          <table:table-cell table:style-name="ce285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5" office:value-type="string" calcext:value-type="string">
            <text:p>Pentium</text:p>
          </table:table-cell>
          <table:table-cell table:style-name="ce184" office:value-type="string" calcext:value-type="string">
            <text:p><text:s/>Pentium E5300</text:p>
          </table:table-cell>
          <table:table-cell table:style-name="ce177" office:value-type="float" office:value="4" calcext:value-type="float">
            <text:p>4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Alta-Baja</text:p>
          </table:table-cell>
          <table:table-cell table:style-name="ce286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5" office:value-type="string" calcext:value-type="string">
            <text:p>Pentium</text:p>
          </table:table-cell>
          <table:table-cell table:style-name="ce184" office:value-type="string" calcext:value-type="string">
            <text:p><text:s/>Pentium E5200</text:p>
          </table:table-cell>
          <table:table-cell table:style-name="ce177" office:value-type="float" office:value="5" calcext:value-type="float">
            <text:p>5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media-alta</text:p>
          </table:table-cell>
          <table:table-cell table:style-name="ce287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5" office:value-type="string" calcext:value-type="string">
            <text:p>Pentium</text:p>
          </table:table-cell>
          <table:table-cell table:style-name="ce186" office:value-type="string" calcext:value-type="string">
            <text:p><text:s/>Pentium E2210</text:p>
          </table:table-cell>
          <table:table-cell table:style-name="ce177" office:value-type="float" office:value="6" calcext:value-type="float">
            <text:p>6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media</text:p>
          </table:table-cell>
          <table:table-cell table:style-name="ce288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6" office:value-type="string" calcext:value-type="string">
            <text:p><text:s/>Core2 Duo E8700</text:p>
          </table:table-cell>
          <table:table-cell table:style-name="ce177" office:value-type="float" office:value="7" calcext:value-type="float">
            <text:p>7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media-baja</text:p>
          </table:table-cell>
          <table:table-cell table:style-name="ce289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4" office:value-type="string" calcext:value-type="string">
            <text:p><text:s/>Core 2 Duo E6600</text:p>
          </table:table-cell>
          <table:table-cell table:style-name="ce177" office:value-type="float" office:value="8" calcext:value-type="float">
            <text:p>8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baja-alta</text:p>
          </table:table-cell>
          <table:table-cell table:style-name="ce290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4" office:value-type="string" calcext:value-type="string">
            <text:p><text:s/>Core2 Duo E6550</text:p>
          </table:table-cell>
          <table:table-cell table:style-name="ce177" office:value-type="float" office:value="9" calcext:value-type="float">
            <text:p>9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Baja-Media</text:p>
          </table:table-cell>
          <table:table-cell table:style-name="ce291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4" office:value-type="string" calcext:value-type="string">
            <text:p><text:s text:c="2"/>Core 2 Duo E6540</text:p>
          </table:table-cell>
          <table:table-cell table:style-name="ce177" office:value-type="float" office:value="10" calcext:value-type="float">
            <text:p>10</text:p>
          </table:table-cell>
          <table:table-cell table:style-name="ce85" office:value-type="string" calcext:value-type="string">
            <text:p>baja</text:p>
          </table:table-cell>
          <table:table-cell table:style-name="ce177" office:value-type="string" calcext:value-type="string">
            <text:p>baja</text:p>
          </table:table-cell>
          <table:table-cell table:style-name="ce29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4" office:value-type="string" calcext:value-type="string">
            <text:p><text:s/>Core2 Duo E6420</text:p>
          </table:table-cell>
          <table:table-cell table:style-name="ce177" office:value-type="float" office:value="11" calcext:value-type="float">
            <text:p>1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4" office:value-type="string" calcext:value-type="string">
            <text:p><text:s text:c="2"/>Core 2 Duo E6400</text:p>
          </table:table-cell>
          <table:table-cell table:style-name="ce177" office:value-type="float" office:value="12" calcext:value-type="float">
            <text:p>1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 text:c="2"/>Core2 Duo E6320</text:p>
          </table:table-cell>
          <table:table-cell table:style-name="ce177" office:value-type="float" office:value="13" calcext:value-type="float">
            <text:p>1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 2 Duo E6300</text:p>
          </table:table-cell>
          <table:table-cell table:style-name="ce177" office:value-type="float" office:value="14" calcext:value-type="float">
            <text:p>1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2 Duo E4700</text:p>
          </table:table-cell>
          <table:table-cell table:style-name="ce177" office:value-type="float" office:value="15" calcext:value-type="float">
            <text:p>1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 2 Duo E4600</text:p>
          </table:table-cell>
          <table:table-cell table:style-name="ce177" office:value-type="float" office:value="16" calcext:value-type="float">
            <text:p>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2 Duo E4500</text:p>
          </table:table-cell>
          <table:table-cell table:style-name="ce177" office:value-type="float" office:value="17" calcext:value-type="float">
            <text:p>1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 2 Duo E4400</text:p>
          </table:table-cell>
          <table:table-cell table:style-name="ce177" office:value-type="float" office:value="18" calcext:value-type="float">
            <text:p>1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 text:c="2"/>Core2 Duo E4300</text:p>
          </table:table-cell>
          <table:table-cell table:style-name="ce177" office:value-type="float" office:value="19" calcext:value-type="float">
            <text:p>1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 2 Quad Q6700</text:p>
          </table:table-cell>
          <table:table-cell table:style-name="ce177" office:value-type="float" office:value="20" calcext:value-type="float">
            <text:p>2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3" office:value-type="string" calcext:value-type="string">
            <text:p><text:s/>Core 2 Quad Q6600</text:p>
          </table:table-cell>
          <table:table-cell table:style-name="ce177" office:value-type="float" office:value="21" calcext:value-type="float">
            <text:p>2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8">
          <table:table-cell/>
          <table:table-cell table:style-name="ce247" office:value-type="string" office:string-value="LGA775" calcext:value-type="string">
            <text:p><text:s/>LGA775 </text:p>
          </table:table-cell>
          <table:table-cell table:style-name="ce276" office:value-type="string" calcext:value-type="string">
            <text:p>Core 2</text:p>
          </table:table-cell>
          <table:table-cell table:style-name="ce187" office:value-type="string" calcext:value-type="string">
            <text:p><text:s/>Core 2 Quad Q6400</text:p>
          </table:table-cell>
          <table:table-cell table:style-name="ce177" office:value-type="float" office:value="22" calcext:value-type="float">
            <text:p>2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7" office:value-type="string" calcext:value-type="string">
            <text:p>Core i7</text:p>
          </table:table-cell>
          <table:table-cell table:style-name="ce188" office:value-type="string" calcext:value-type="string">
            <text:p><text:s/>Core i7-880</text:p>
          </table:table-cell>
          <table:table-cell table:style-name="ce177" office:value-type="float" office:value="23" calcext:value-type="float">
            <text:p>23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7" office:value-type="string" calcext:value-type="string">
            <text:p>Core i7</text:p>
          </table:table-cell>
          <table:table-cell table:style-name="ce189" office:value-type="string" calcext:value-type="string">
            <text:p><text:s text:c="2"/>Core i7-875K</text:p>
          </table:table-cell>
          <table:table-cell table:style-name="ce177" office:value-type="float" office:value="24" calcext:value-type="float">
            <text:p>24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8">
          <table:table-cell/>
          <table:table-cell table:style-name="ce248" office:value-type="string" calcext:value-type="string">
            <text:p>LGA1567</text:p>
          </table:table-cell>
          <table:table-cell table:style-name="ce277" office:value-type="string" calcext:value-type="string">
            <text:p>Core i7</text:p>
          </table:table-cell>
          <table:table-cell table:style-name="ce189" office:value-type="string" calcext:value-type="string">
            <text:p><text:s text:c="2"/>Core i7-870S</text:p>
          </table:table-cell>
          <table:table-cell table:style-name="ce177" office:value-type="float" office:value="25" calcext:value-type="float">
            <text:p>25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7" office:value-type="string" calcext:value-type="string">
            <text:p>Core i7</text:p>
          </table:table-cell>
          <table:table-cell table:style-name="ce189" office:value-type="string" calcext:value-type="string">
            <text:p><text:s/>Core i7-870</text:p>
          </table:table-cell>
          <table:table-cell table:style-name="ce177" office:value-type="float" office:value="26" calcext:value-type="float">
            <text:p>2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7" office:value-type="string" calcext:value-type="string">
            <text:p>Core i7</text:p>
          </table:table-cell>
          <table:table-cell table:style-name="ce189" office:value-type="string" calcext:value-type="string">
            <text:p><text:s/>Core i7-860S</text:p>
          </table:table-cell>
          <table:table-cell table:style-name="ce177" office:value-type="float" office:value="27" calcext:value-type="float">
            <text:p>27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7" office:value-type="string" calcext:value-type="string">
            <text:p>Core i7</text:p>
          </table:table-cell>
          <table:table-cell table:style-name="ce189" office:value-type="string" calcext:value-type="string">
            <text:p><text:s/>Core i7-860</text:p>
          </table:table-cell>
          <table:table-cell table:style-name="ce177" office:value-type="float" office:value="28" calcext:value-type="float">
            <text:p>2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 text:c="2"/>Core i5-760</text:p>
          </table:table-cell>
          <table:table-cell table:style-name="ce177" office:value-type="float" office:value="29" calcext:value-type="float">
            <text:p>29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750S</text:p>
          </table:table-cell>
          <table:table-cell table:style-name="ce177" office:value-type="float" office:value="30" calcext:value-type="float">
            <text:p>30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680</text:p>
          </table:table-cell>
          <table:table-cell table:style-name="ce177" office:value-type="float" office:value="31" calcext:value-type="float">
            <text:p>31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670</text:p>
          </table:table-cell>
          <table:table-cell table:style-name="ce177" office:value-type="float" office:value="32" calcext:value-type="float">
            <text:p>32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661</text:p>
          </table:table-cell>
          <table:table-cell table:style-name="ce177" office:value-type="float" office:value="33" calcext:value-type="float">
            <text:p>33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660 </text:p>
          </table:table-cell>
          <table:table-cell table:style-name="ce177" office:value-type="float" office:value="34" calcext:value-type="float">
            <text:p>34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 text:c="2"/>Core i5-655K</text:p>
          </table:table-cell>
          <table:table-cell table:style-name="ce177" office:value-type="float" office:value="35" calcext:value-type="float">
            <text:p>35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650</text:p>
          </table:table-cell>
          <table:table-cell table:style-name="ce177" office:value-type="float" office:value="36" calcext:value-type="float">
            <text:p>3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<text:s/>Core i3-560</text:p>
          </table:table-cell>
          <table:table-cell table:style-name="ce177" office:value-type="float" office:value="37" calcext:value-type="float">
            <text:p>3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<text:s text:c="2"/>Core i3-550</text:p>
          </table:table-cell>
          <table:table-cell table:style-name="ce177" office:value-type="float" office:value="38" calcext:value-type="float">
            <text:p>3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<text:s text:c="2"/>Core i3-540</text:p>
          </table:table-cell>
          <table:table-cell table:style-name="ce177" office:value-type="float" office:value="39" calcext:value-type="float">
            <text:p>3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8" office:value-type="string" calcext:value-type="string">
            <text:p>LGA1567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<text:s/>Core i3-530</text:p>
          </table:table-cell>
          <table:table-cell table:style-name="ce177" office:value-type="float" office:value="40" calcext:value-type="float">
            <text:p>4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9">
          <table:table-cell/>
          <table:table-cell table:style-name="ce249" office:value-type="string" calcext:value-type="string">
            <text:p>LGA1155</text:p>
          </table:table-cell>
          <table:table-cell table:style-name="ce277" office:value-type="string" calcext:value-type="string">
            <text:p>Core i7</text:p>
          </table:table-cell>
          <table:table-cell table:style-name="ce191" office:value-type="string" calcext:value-type="string">
            <text:p>Core i7-3770K</text:p>
          </table:table-cell>
          <table:table-cell table:style-name="ce177" office:value-type="float" office:value="41" calcext:value-type="float">
            <text:p>41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3770</text:p>
          </table:table-cell>
          <table:table-cell table:style-name="ce177" office:value-type="float" office:value="42" calcext:value-type="float">
            <text:p>42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3770S</text:p>
          </table:table-cell>
          <table:table-cell table:style-name="ce177" office:value-type="float" office:value="43" calcext:value-type="float">
            <text:p>43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700K</text:p>
          </table:table-cell>
          <table:table-cell table:style-name="ce177" office:value-type="float" office:value="44" calcext:value-type="float">
            <text:p>44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600K</text:p>
          </table:table-cell>
          <table:table-cell table:style-name="ce177" office:value-type="float" office:value="45" calcext:value-type="float">
            <text:p>45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7" office:value-type="string" calcext:value-type="string">
            <text:p>Core i7</text:p>
          </table:table-cell>
          <table:table-cell table:style-name="ce191" office:value-type="string" calcext:value-type="string">
            <text:p><text:s text:c="2"/>Core i7-3770T</text:p>
          </table:table-cell>
          <table:table-cell table:style-name="ce177" office:value-type="float" office:value="46" calcext:value-type="float">
            <text:p>4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0" office:value-type="string" calcext:value-type="string">
            <text:p><text:s/>Core i5-3570K</text:p>
          </table:table-cell>
          <table:table-cell table:style-name="ce177" office:value-type="float" office:value="47" calcext:value-type="float">
            <text:p>47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7-2600S</text:p>
          </table:table-cell>
          <table:table-cell table:style-name="ce177" office:value-type="float" office:value="48" calcext:value-type="float">
            <text:p>4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3570 </text:p>
          </table:table-cell>
          <table:table-cell table:style-name="ce177" office:value-type="float" office:value="49" calcext:value-type="float">
            <text:p>49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3550</text:p>
          </table:table-cell>
          <table:table-cell table:style-name="ce177" office:value-type="float" office:value="50" calcext:value-type="float">
            <text:p>50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550S</text:p>
          </table:table-cell>
          <table:table-cell table:style-name="ce177" office:value-type="float" office:value="51" calcext:value-type="float">
            <text:p>51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550K</text:p>
          </table:table-cell>
          <table:table-cell table:style-name="ce177" office:value-type="float" office:value="52" calcext:value-type="float">
            <text:p>52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570S</text:p>
          </table:table-cell>
          <table:table-cell table:style-name="ce177" office:value-type="float" office:value="53" calcext:value-type="float">
            <text:p>53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3470</text:p>
          </table:table-cell>
          <table:table-cell table:style-name="ce177" office:value-type="float" office:value="54" calcext:value-type="float">
            <text:p>54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500K</text:p>
          </table:table-cell>
          <table:table-cell table:style-name="ce177" office:value-type="float" office:value="55" calcext:value-type="float">
            <text:p>55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3450 </text:p>
          </table:table-cell>
          <table:table-cell table:style-name="ce177" office:value-type="float" office:value="56" calcext:value-type="float">
            <text:p>5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475S</text:p>
          </table:table-cell>
          <table:table-cell table:style-name="ce177" office:value-type="float" office:value="57" calcext:value-type="float">
            <text:p>57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 text:c="2"/>Core i5-2500</text:p>
          </table:table-cell>
          <table:table-cell table:style-name="ce177" office:value-type="float" office:value="58" calcext:value-type="float">
            <text:p>5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470S </text:p>
          </table:table-cell>
          <table:table-cell table:style-name="ce177" office:value-type="float" office:value="59" calcext:value-type="float">
            <text:p>59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450P</text:p>
          </table:table-cell>
          <table:table-cell table:style-name="ce177" office:value-type="float" office:value="60" calcext:value-type="float">
            <text:p>60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 text:c="2"/>Core i5-3350P</text:p>
          </table:table-cell>
          <table:table-cell table:style-name="ce177" office:value-type="float" office:value="61" calcext:value-type="float">
            <text:p>61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450S</text:p>
          </table:table-cell>
          <table:table-cell table:style-name="ce177" office:value-type="float" office:value="62" calcext:value-type="float">
            <text:p>62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 text:c="2"/>Core i5-3340</text:p>
          </table:table-cell>
          <table:table-cell table:style-name="ce177" office:value-type="float" office:value="63" calcext:value-type="float">
            <text:p>63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330</text:p>
          </table:table-cell>
          <table:table-cell table:style-name="ce177" office:value-type="float" office:value="64" calcext:value-type="float">
            <text:p>64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400</text:p>
          </table:table-cell>
          <table:table-cell table:style-name="ce177" office:value-type="float" office:value="65" calcext:value-type="float">
            <text:p>65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3570T</text:p>
          </table:table-cell>
          <table:table-cell table:style-name="ce177" office:value-type="float" office:value="66" calcext:value-type="float">
            <text:p>66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380P</text:p>
          </table:table-cell>
          <table:table-cell table:style-name="ce177" office:value-type="float" office:value="67" calcext:value-type="float">
            <text:p>67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340S</text:p>
          </table:table-cell>
          <table:table-cell table:style-name="ce177" office:value-type="float" office:value="68" calcext:value-type="float">
            <text:p>68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340S</text:p>
          </table:table-cell>
          <table:table-cell table:style-name="ce177" office:value-type="float" office:value="69" calcext:value-type="float">
            <text:p>69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0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320</text:p>
          </table:table-cell>
          <table:table-cell table:style-name="ce177" office:value-type="float" office:value="70" calcext:value-type="float">
            <text:p>70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500S</text:p>
          </table:table-cell>
          <table:table-cell table:style-name="ce177" office:value-type="float" office:value="71" calcext:value-type="float">
            <text:p>71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24055</text:p>
          </table:table-cell>
          <table:table-cell table:style-name="ce177" office:value-type="float" office:value="72" calcext:value-type="float">
            <text:p>72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2400S</text:p>
          </table:table-cell>
          <table:table-cell table:style-name="ce177" office:value-type="float" office:value="73" calcext:value-type="float">
            <text:p>73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<text:s/>Core i5-2500T </text:p>
          </table:table-cell>
          <table:table-cell table:style-name="ce177" office:value-type="float" office:value="74" calcext:value-type="float">
            <text:p>74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8" office:value-type="string" calcext:value-type="string">
            <text:p>Core i5</text:p>
          </table:table-cell>
          <table:table-cell table:style-name="ce193" office:value-type="string" calcext:value-type="string">
            <text:p>Core i5-3470T</text:p>
          </table:table-cell>
          <table:table-cell table:style-name="ce177" office:value-type="float" office:value="75" calcext:value-type="float">
            <text:p>75</text:p>
          </table:table-cell>
          <table:table-cell table:style-name="ce85" office:value-type="string" calcext:value-type="string">
            <text:p>baj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Core i3-3250</text:p>
          </table:table-cell>
          <table:table-cell table:style-name="ce177" office:value-type="float" office:value="76" calcext:value-type="float">
            <text:p>7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225</text:p>
          </table:table-cell>
          <table:table-cell table:style-name="ce177" office:value-type="float" office:value="77" calcext:value-type="float">
            <text:p>7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 text:c="2"/>Core i5-2390T</text:p>
          </table:table-cell>
          <table:table-cell table:style-name="ce177" office:value-type="float" office:value="78" calcext:value-type="float">
            <text:p>7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240</text:p>
          </table:table-cell>
          <table:table-cell table:style-name="ce177" office:value-type="float" office:value="79" calcext:value-type="float">
            <text:p>7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 text:c="2"/>Core i3-3245</text:p>
          </table:table-cell>
          <table:table-cell table:style-name="ce177" office:value-type="float" office:value="80" calcext:value-type="float">
            <text:p>8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220</text:p>
          </table:table-cell>
          <table:table-cell table:style-name="ce177" office:value-type="float" office:value="81" calcext:value-type="float">
            <text:p>8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 text:c="2"/>Core i3-2130</text:p>
          </table:table-cell>
          <table:table-cell table:style-name="ce177" office:value-type="float" office:value="82" calcext:value-type="float">
            <text:p>8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2125 </text:p>
          </table:table-cell>
          <table:table-cell table:style-name="ce177" office:value-type="float" office:value="83" calcext:value-type="float">
            <text:p>8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210</text:p>
          </table:table-cell>
          <table:table-cell table:style-name="ce177" office:value-type="float" office:value="84" calcext:value-type="float">
            <text:p>8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2120 </text:p>
          </table:table-cell>
          <table:table-cell table:style-name="ce177" office:value-type="float" office:value="85" calcext:value-type="float">
            <text:p>8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102</text:p>
          </table:table-cell>
          <table:table-cell table:style-name="ce177" office:value-type="float" office:value="86" calcext:value-type="float">
            <text:p>8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2105</text:p>
          </table:table-cell>
          <table:table-cell table:style-name="ce177" office:value-type="float" office:value="87" calcext:value-type="float">
            <text:p>8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3240T</text:p>
          </table:table-cell>
          <table:table-cell table:style-name="ce177" office:value-type="float" office:value="88" calcext:value-type="float">
            <text:p>8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3220T</text:p>
          </table:table-cell>
          <table:table-cell table:style-name="ce177" office:value-type="float" office:value="89" calcext:value-type="float">
            <text:p>8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Core i3-2100</text:p>
          </table:table-cell>
          <table:table-cell table:style-name="ce177" office:value-type="float" office:value="90" calcext:value-type="float">
            <text:p>9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7" office:value-type="string" calcext:value-type="string">
            <text:p>Pentium G2140</text:p>
          </table:table-cell>
          <table:table-cell table:style-name="ce177" office:value-type="float" office:value="91" calcext:value-type="float">
            <text:p>9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2130</text:p>
          </table:table-cell>
          <table:table-cell table:style-name="ce177" office:value-type="float" office:value="92" calcext:value-type="float">
            <text:p>9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630</text:p>
          </table:table-cell>
          <table:table-cell table:style-name="ce177" office:value-type="float" office:value="93" calcext:value-type="float">
            <text:p>9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<text:s/>Pentium G645T</text:p>
          </table:table-cell>
          <table:table-cell table:style-name="ce177" office:value-type="float" office:value="94" calcext:value-type="float">
            <text:p>9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<text:s/>Pentium G620</text:p>
          </table:table-cell>
          <table:table-cell table:style-name="ce177" office:value-type="float" office:value="95" calcext:value-type="float">
            <text:p>9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630T</text:p>
          </table:table-cell>
          <table:table-cell table:style-name="ce177" office:value-type="float" office:value="96" calcext:value-type="float">
            <text:p>9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0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620T</text:p>
          </table:table-cell>
          <table:table-cell table:style-name="ce177" office:value-type="float" office:value="97" calcext:value-type="float">
            <text:p>9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<text:s/>Pentium G640T</text:p>
          </table:table-cell>
          <table:table-cell table:style-name="ce177" office:value-type="float" office:value="98" calcext:value-type="float">
            <text:p>9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7" office:value-type="string" calcext:value-type="string">
            <text:p>Celeron G1610T</text:p>
          </table:table-cell>
          <table:table-cell table:style-name="ce177" office:value-type="float" office:value="99" calcext:value-type="float">
            <text:p>9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550</text:p>
          </table:table-cell>
          <table:table-cell table:style-name="ce177" office:value-type="float" office:value="100" calcext:value-type="float">
            <text:p>10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1620T</text:p>
          </table:table-cell>
          <table:table-cell table:style-name="ce177" office:value-type="float" office:value="101" calcext:value-type="float">
            <text:p>10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540</text:p>
          </table:table-cell>
          <table:table-cell table:style-name="ce177" office:value-type="float" office:value="102" calcext:value-type="float">
            <text:p>10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530</text:p>
          </table:table-cell>
          <table:table-cell table:style-name="ce177" office:value-type="float" office:value="103" calcext:value-type="float">
            <text:p>10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550T</text:p>
          </table:table-cell>
          <table:table-cell table:style-name="ce177" office:value-type="float" office:value="104" calcext:value-type="float">
            <text:p>10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540T</text:p>
          </table:table-cell>
          <table:table-cell table:style-name="ce177" office:value-type="float" office:value="105" calcext:value-type="float">
            <text:p>10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70</text:p>
          </table:table-cell>
          <table:table-cell table:style-name="ce177" office:value-type="float" office:value="106" calcext:value-type="float">
            <text:p>10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65</text:p>
          </table:table-cell>
          <table:table-cell table:style-name="ce177" office:value-type="float" office:value="107" calcext:value-type="float">
            <text:p>10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460</text:p>
          </table:table-cell>
          <table:table-cell table:style-name="ce177" office:value-type="float" office:value="108" calcext:value-type="float">
            <text:p>10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49" office:value-type="string" calcext:value-type="string">
            <text:p>LGA1155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40</text:p>
          </table:table-cell>
          <table:table-cell table:style-name="ce177" office:value-type="float" office:value="109" calcext:value-type="float">
            <text:p>10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4" office:value-type="string" calcext:value-type="string">
            <text:p><text:s/>Core i7-4960X</text:p>
          </table:table-cell>
          <table:table-cell table:style-name="ce177" office:value-type="float" office:value="110" calcext:value-type="float">
            <text:p>110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<text:s/>Core i7-4930K</text:p>
          </table:table-cell>
          <table:table-cell table:style-name="ce177" office:value-type="float" office:value="111" calcext:value-type="float">
            <text:p>111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<text:s/>Core i7-4820K</text:p>
          </table:table-cell>
          <table:table-cell table:style-name="ce177" office:value-type="float" office:value="112" calcext:value-type="float">
            <text:p>112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<text:s/>Core i7-3970X</text:p>
          </table:table-cell>
          <table:table-cell table:style-name="ce177" office:value-type="float" office:value="113" calcext:value-type="float">
            <text:p>113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<text:s/>Core i7-3960X</text:p>
          </table:table-cell>
          <table:table-cell table:style-name="ce177" office:value-type="float" office:value="114" calcext:value-type="float">
            <text:p>114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<text:s/>Core i7-3930K</text:p>
          </table:table-cell>
          <table:table-cell table:style-name="ce177" office:value-type="float" office:value="115" calcext:value-type="float">
            <text:p>115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0" office:value-type="string" calcext:value-type="string">
            <text:p>LGA 2011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<text:s/>Core i7-3820</text:p>
          </table:table-cell>
          <table:table-cell table:style-name="ce177" office:value-type="float" office:value="116" calcext:value-type="float">
            <text:p>116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7" office:value-type="string" calcext:value-type="string">
            <text:p>Core i3-2308M</text:p>
          </table:table-cell>
          <table:table-cell table:style-name="ce177" office:value-type="float" office:value="117" calcext:value-type="float">
            <text:p>11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310M </text:p>
          </table:table-cell>
          <table:table-cell table:style-name="ce177" office:value-type="float" office:value="118" calcext:value-type="float">
            <text:p>11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2312M</text:p>
          </table:table-cell>
          <table:table-cell table:style-name="ce177" office:value-type="float" office:value="119" calcext:value-type="float">
            <text:p>11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328M</text:p>
          </table:table-cell>
          <table:table-cell table:style-name="ce177" office:value-type="float" office:value="120" calcext:value-type="float">
            <text:p>12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2330E</text:p>
          </table:table-cell>
          <table:table-cell table:style-name="ce177" office:value-type="float" office:value="121" calcext:value-type="float">
            <text:p>12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330M</text:p>
          </table:table-cell>
          <table:table-cell table:style-name="ce177" office:value-type="float" office:value="122" calcext:value-type="float">
            <text:p>12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332M</text:p>
          </table:table-cell>
          <table:table-cell table:style-name="ce177" office:value-type="float" office:value="123" calcext:value-type="float">
            <text:p>12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<text:s/>Core i3-2348M</text:p>
          </table:table-cell>
          <table:table-cell table:style-name="ce177" office:value-type="float" office:value="124" calcext:value-type="float">
            <text:p>12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350M</text:p>
          </table:table-cell>
          <table:table-cell table:style-name="ce177" office:value-type="float" office:value="125" calcext:value-type="float">
            <text:p>12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2370M</text:p>
          </table:table-cell>
          <table:table-cell table:style-name="ce177" office:value-type="float" office:value="126" calcext:value-type="float">
            <text:p>12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110M</text:p>
          </table:table-cell>
          <table:table-cell table:style-name="ce177" office:value-type="float" office:value="127" calcext:value-type="float">
            <text:p>12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120M</text:p>
          </table:table-cell>
          <table:table-cell table:style-name="ce177" office:value-type="float" office:value="128" calcext:value-type="float">
            <text:p>12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120ME</text:p>
          </table:table-cell>
          <table:table-cell table:style-name="ce177" office:value-type="float" office:value="129" calcext:value-type="float">
            <text:p>12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3130M</text:p>
          </table:table-cell>
          <table:table-cell table:style-name="ce177" office:value-type="float" office:value="130" calcext:value-type="float">
            <text:p>13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410M</text:p>
          </table:table-cell>
          <table:table-cell table:style-name="ce177" office:value-type="float" office:value="131" calcext:value-type="float">
            <text:p>131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430M</text:p>
          </table:table-cell>
          <table:table-cell table:style-name="ce177" office:value-type="float" office:value="132" calcext:value-type="float">
            <text:p>132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450M</text:p>
          </table:table-cell>
          <table:table-cell table:style-name="ce177" office:value-type="float" office:value="133" calcext:value-type="float">
            <text:p>133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450M</text:p>
          </table:table-cell>
          <table:table-cell table:style-name="ce177" office:value-type="float" office:value="134" calcext:value-type="float">
            <text:p>134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510E</text:p>
          </table:table-cell>
          <table:table-cell table:style-name="ce177" office:value-type="float" office:value="135" calcext:value-type="float">
            <text:p>135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510E</text:p>
          </table:table-cell>
          <table:table-cell table:style-name="ce177" office:value-type="float" office:value="136" calcext:value-type="float">
            <text:p>13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520M</text:p>
          </table:table-cell>
          <table:table-cell table:style-name="ce177" office:value-type="float" office:value="137" calcext:value-type="float">
            <text:p>137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2540M</text:p>
          </table:table-cell>
          <table:table-cell table:style-name="ce177" office:value-type="float" office:value="138" calcext:value-type="float">
            <text:p>13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3210M</text:p>
          </table:table-cell>
          <table:table-cell table:style-name="ce177" office:value-type="float" office:value="139" calcext:value-type="float">
            <text:p>139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3230M</text:p>
          </table:table-cell>
          <table:table-cell table:style-name="ce177" office:value-type="float" office:value="140" calcext:value-type="float">
            <text:p>140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3320M</text:p>
          </table:table-cell>
          <table:table-cell table:style-name="ce177" office:value-type="float" office:value="141" calcext:value-type="float">
            <text:p>141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91" office:value-type="string" calcext:value-type="string">
            <text:p><text:s/>Core i5-3340M</text:p>
          </table:table-cell>
          <table:table-cell table:style-name="ce177" office:value-type="float" office:value="142" calcext:value-type="float">
            <text:p>142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91" office:value-type="string" calcext:value-type="string">
            <text:p>Core i5-3360M</text:p>
          </table:table-cell>
          <table:table-cell table:style-name="ce177" office:value-type="float" office:value="143" calcext:value-type="float">
            <text:p>143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91" office:value-type="string" calcext:value-type="string">
            <text:p>Core i5-3380M</text:p>
          </table:table-cell>
          <table:table-cell table:style-name="ce177" office:value-type="float" office:value="144" calcext:value-type="float">
            <text:p>144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8" office:value-type="string" calcext:value-type="string">
            <text:p>Core i5</text:p>
          </table:table-cell>
          <table:table-cell table:style-name="ce191" office:value-type="string" calcext:value-type="string">
            <text:p>Core i5-3610ME</text:p>
          </table:table-cell>
          <table:table-cell table:style-name="ce177" office:value-type="float" office:value="145" calcext:value-type="float">
            <text:p>145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1" office:value-type="string" calcext:value-type="string">
            <text:p>Core i7-2620M</text:p>
          </table:table-cell>
          <table:table-cell table:style-name="ce177" office:value-type="float" office:value="146" calcext:value-type="float">
            <text:p>14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1" office:value-type="string" calcext:value-type="string">
            <text:p>Core i7-26300M</text:p>
          </table:table-cell>
          <table:table-cell table:style-name="ce177" office:value-type="float" office:value="147" calcext:value-type="float">
            <text:p>147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1" office:value-type="string" calcext:value-type="string">
            <text:p>Core i7-2640M</text:p>
          </table:table-cell>
          <table:table-cell table:style-name="ce177" office:value-type="float" office:value="148" calcext:value-type="float">
            <text:p>148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6700M</text:p>
          </table:table-cell>
          <table:table-cell table:style-name="ce177" office:value-type="float" office:value="149" calcext:value-type="float">
            <text:p>149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7100E</text:p>
          </table:table-cell>
          <table:table-cell table:style-name="ce177" office:value-type="float" office:value="150" calcext:value-type="float">
            <text:p>150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720QM</text:p>
          </table:table-cell>
          <table:table-cell table:style-name="ce177" office:value-type="float" office:value="151" calcext:value-type="float">
            <text:p>151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7600M</text:p>
          </table:table-cell>
          <table:table-cell table:style-name="ce177" office:value-type="float" office:value="152" calcext:value-type="float">
            <text:p>152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820</text:p>
          </table:table-cell>
          <table:table-cell table:style-name="ce177" office:value-type="float" office:value="153" calcext:value-type="float">
            <text:p>153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28600M</text:p>
          </table:table-cell>
          <table:table-cell table:style-name="ce177" office:value-type="float" office:value="154" calcext:value-type="float">
            <text:p>154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3520M</text:p>
          </table:table-cell>
          <table:table-cell table:style-name="ce177" office:value-type="float" office:value="155" calcext:value-type="float">
            <text:p>155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2" office:value-type="string" calcext:value-type="string">
            <text:p>Core i7-3540M</text:p>
          </table:table-cell>
          <table:table-cell table:style-name="ce177" office:value-type="float" office:value="156" calcext:value-type="float">
            <text:p>15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Core i7-36100E</text:p>
          </table:table-cell>
          <table:table-cell table:style-name="ce177" office:value-type="float" office:value="157" calcext:value-type="float">
            <text:p>157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1" office:value-type="string" calcext:value-type="string">
            <text:p>G2 / rPBGA 988B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Core i7-36100M</text:p>
          </table:table-cell>
          <table:table-cell table:style-name="ce177" office:value-type="float" office:value="158" calcext:value-type="float">
            <text:p>158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194" office:value-type="string" calcext:value-type="string">
            <text:p>Core i7-4790K</text:p>
          </table:table-cell>
          <table:table-cell table:style-name="ce177" office:value-type="float" office:value="159" calcext:value-type="float">
            <text:p>159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Core i7-4790</text:p>
          </table:table-cell>
          <table:table-cell table:style-name="ce177" office:value-type="float" office:value="160" calcext:value-type="float">
            <text:p>160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Core i7-4771</text:p>
          </table:table-cell>
          <table:table-cell table:style-name="ce177" office:value-type="float" office:value="161" calcext:value-type="float">
            <text:p>161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195" office:value-type="string" calcext:value-type="string">
            <text:p>Core i7-4770K</text:p>
          </table:table-cell>
          <table:table-cell table:style-name="ce177" office:value-type="float" office:value="162" calcext:value-type="float">
            <text:p>162</text:p>
          </table:table-cell>
          <table:table-cell table:style-name="ce85" office:value-type="string" calcext:value-type="string">
            <text:p>media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70</text:p>
          </table:table-cell>
          <table:table-cell table:style-name="ce177" office:value-type="float" office:value="163" calcext:value-type="float">
            <text:p>163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5775C </text:p>
          </table:table-cell>
          <table:table-cell table:style-name="ce177" office:value-type="float" office:value="164" calcext:value-type="float">
            <text:p>164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90S</text:p>
          </table:table-cell>
          <table:table-cell table:style-name="ce177" office:value-type="float" office:value="165" calcext:value-type="float">
            <text:p>165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70S </text:p>
          </table:table-cell>
          <table:table-cell table:style-name="ce177" office:value-type="float" office:value="166" calcext:value-type="float">
            <text:p>166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90T</text:p>
          </table:table-cell>
          <table:table-cell table:style-name="ce177" office:value-type="float" office:value="167" calcext:value-type="float">
            <text:p>167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70T </text:p>
          </table:table-cell>
          <table:table-cell table:style-name="ce177" office:value-type="float" office:value="168" calcext:value-type="float">
            <text:p>168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70TE </text:p>
          </table:table-cell>
          <table:table-cell table:style-name="ce177" office:value-type="float" office:value="169" calcext:value-type="float">
            <text:p>169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85T </text:p>
          </table:table-cell>
          <table:table-cell table:style-name="ce177" office:value-type="float" office:value="170" calcext:value-type="float">
            <text:p>170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7" office:value-type="string" calcext:value-type="string">
            <text:p>Core i7</text:p>
          </table:table-cell>
          <table:table-cell table:style-name="ce211" office:value-type="string" calcext:value-type="string">
            <text:p>Core i7-4765T</text:p>
          </table:table-cell>
          <table:table-cell table:style-name="ce177" office:value-type="float" office:value="171" calcext:value-type="float">
            <text:p>171</text:p>
          </table:table-cell>
          <table:table-cell table:style-name="ce85" office:value-type="string" calcext:value-type="string">
            <text:p>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92" office:value-type="string" calcext:value-type="string">
            <text:p>Core i5-4690K</text:p>
          </table:table-cell>
          <table:table-cell table:style-name="ce177" office:value-type="float" office:value="172" calcext:value-type="float">
            <text:p>172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92" office:value-type="string" calcext:value-type="string">
            <text:p>Core i5-4670</text:p>
          </table:table-cell>
          <table:table-cell table:style-name="ce177" office:value-type="float" office:value="173" calcext:value-type="float">
            <text:p>173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92" office:value-type="string" calcext:value-type="string">
            <text:p>Core i5-4670K</text:p>
          </table:table-cell>
          <table:table-cell table:style-name="ce177" office:value-type="float" office:value="174" calcext:value-type="float">
            <text:p>174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92" office:value-type="string" calcext:value-type="string">
            <text:p>Core i5-4590</text:p>
          </table:table-cell>
          <table:table-cell table:style-name="ce177" office:value-type="float" office:value="175" calcext:value-type="float">
            <text:p>175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92" office:value-type="string" calcext:value-type="string">
            <text:p>Core i5-4690S</text:p>
          </table:table-cell>
          <table:table-cell table:style-name="ce177" office:value-type="float" office:value="176" calcext:value-type="float">
            <text:p>17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570</text:p>
          </table:table-cell>
          <table:table-cell table:style-name="ce177" office:value-type="float" office:value="177" calcext:value-type="float">
            <text:p>177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460</text:p>
          </table:table-cell>
          <table:table-cell table:style-name="ce177" office:value-type="float" office:value="178" calcext:value-type="float">
            <text:p>178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670S</text:p>
          </table:table-cell>
          <table:table-cell table:style-name="ce177" office:value-type="float" office:value="179" calcext:value-type="float">
            <text:p>179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5675C </text:p>
          </table:table-cell>
          <table:table-cell table:style-name="ce177" office:value-type="float" office:value="180" calcext:value-type="float">
            <text:p>180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440</text:p>
          </table:table-cell>
          <table:table-cell table:style-name="ce177" office:value-type="float" office:value="181" calcext:value-type="float">
            <text:p>181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590S</text:p>
          </table:table-cell>
          <table:table-cell table:style-name="ce177" office:value-type="float" office:value="182" calcext:value-type="float">
            <text:p>182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430</text:p>
          </table:table-cell>
          <table:table-cell table:style-name="ce177" office:value-type="float" office:value="183" calcext:value-type="float">
            <text:p>183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570S</text:p>
          </table:table-cell>
          <table:table-cell table:style-name="ce177" office:value-type="float" office:value="184" calcext:value-type="float">
            <text:p>184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460S</text:p>
          </table:table-cell>
          <table:table-cell table:style-name="ce177" office:value-type="float" office:value="185" calcext:value-type="float">
            <text:p>185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440S</text:p>
          </table:table-cell>
          <table:table-cell table:style-name="ce177" office:value-type="float" office:value="186" calcext:value-type="float">
            <text:p>186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8" office:value-type="string" calcext:value-type="string">
            <text:p>Core i5</text:p>
          </table:table-cell>
          <table:table-cell table:style-name="ce189" office:value-type="string" calcext:value-type="string">
            <text:p>Core i5-4430S</text:p>
          </table:table-cell>
          <table:table-cell table:style-name="ce177" office:value-type="float" office:value="187" calcext:value-type="float">
            <text:p>187</text:p>
          </table:table-cell>
          <table:table-cell table:style-name="ce85" office:value-type="string" calcext:value-type="string">
            <text:p>bajo-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70</text:p>
          </table:table-cell>
          <table:table-cell table:style-name="ce177" office:value-type="float" office:value="188" calcext:value-type="float">
            <text:p>18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60</text:p>
          </table:table-cell>
          <table:table-cell table:style-name="ce177" office:value-type="float" office:value="189" calcext:value-type="float">
            <text:p>18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170 </text:p>
          </table:table-cell>
          <table:table-cell table:style-name="ce177" office:value-type="float" office:value="190" calcext:value-type="float">
            <text:p>19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50</text:p>
          </table:table-cell>
          <table:table-cell table:style-name="ce177" office:value-type="float" office:value="191" calcext:value-type="float">
            <text:p>19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40</text:p>
          </table:table-cell>
          <table:table-cell table:style-name="ce177" office:value-type="float" office:value="192" calcext:value-type="float">
            <text:p>19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160</text:p>
          </table:table-cell>
          <table:table-cell table:style-name="ce177" office:value-type="float" office:value="193" calcext:value-type="float">
            <text:p>19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30</text:p>
          </table:table-cell>
          <table:table-cell table:style-name="ce177" office:value-type="float" office:value="194" calcext:value-type="float">
            <text:p>19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150</text:p>
          </table:table-cell>
          <table:table-cell table:style-name="ce177" office:value-type="float" office:value="195" calcext:value-type="float">
            <text:p>19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130</text:p>
          </table:table-cell>
          <table:table-cell table:style-name="ce177" office:value-type="float" office:value="196" calcext:value-type="float">
            <text:p>19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70T</text:p>
          </table:table-cell>
          <table:table-cell table:style-name="ce177" office:value-type="float" office:value="197" calcext:value-type="float">
            <text:p>19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60T</text:p>
          </table:table-cell>
          <table:table-cell table:style-name="ce177" office:value-type="float" office:value="198" calcext:value-type="float">
            <text:p>19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170T</text:p>
          </table:table-cell>
          <table:table-cell table:style-name="ce177" office:value-type="float" office:value="199" calcext:value-type="float">
            <text:p>19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50T</text:p>
          </table:table-cell>
          <table:table-cell table:style-name="ce177" office:value-type="float" office:value="200" calcext:value-type="float">
            <text:p>20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160T</text:p>
          </table:table-cell>
          <table:table-cell table:style-name="ce177" office:value-type="float" office:value="201" calcext:value-type="float">
            <text:p>20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30T</text:p>
          </table:table-cell>
          <table:table-cell table:style-name="ce177" office:value-type="float" office:value="202" calcext:value-type="float">
            <text:p>20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0">
          <table:table-cell/>
          <table:table-cell table:style-name="ce252" office:value-type="string" calcext:value-type="string">
            <text:p>LGA 1150</text:p>
          </table:table-cell>
          <table:table-cell table:style-name="ce279" office:value-type="string" calcext:value-type="string">
            <text:p>Core i3</text:p>
          </table:table-cell>
          <table:table-cell table:style-name="ce183" office:value-type="string" calcext:value-type="string">
            <text:p>Core i3-4330TE</text:p>
          </table:table-cell>
          <table:table-cell table:style-name="ce177" office:value-type="float" office:value="203" calcext:value-type="float">
            <text:p>20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70</text:p>
          </table:table-cell>
          <table:table-cell table:style-name="ce177" office:value-type="float" office:value="204" calcext:value-type="float">
            <text:p>20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60</text:p>
          </table:table-cell>
          <table:table-cell table:style-name="ce177" office:value-type="float" office:value="205" calcext:value-type="float">
            <text:p>20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50</text:p>
          </table:table-cell>
          <table:table-cell table:style-name="ce177" office:value-type="float" office:value="206" calcext:value-type="float">
            <text:p>20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40</text:p>
          </table:table-cell>
          <table:table-cell table:style-name="ce177" office:value-type="float" office:value="207" calcext:value-type="float">
            <text:p>20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30</text:p>
          </table:table-cell>
          <table:table-cell table:style-name="ce177" office:value-type="float" office:value="208" calcext:value-type="float">
            <text:p>20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260</text:p>
          </table:table-cell>
          <table:table-cell table:style-name="ce177" office:value-type="float" office:value="209" calcext:value-type="float">
            <text:p>20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20</text:p>
          </table:table-cell>
          <table:table-cell table:style-name="ce177" office:value-type="float" office:value="210" calcext:value-type="float">
            <text:p>21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258</text:p>
          </table:table-cell>
          <table:table-cell table:style-name="ce177" office:value-type="float" office:value="211" calcext:value-type="float">
            <text:p>21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250</text:p>
          </table:table-cell>
          <table:table-cell table:style-name="ce177" office:value-type="float" office:value="212" calcext:value-type="float">
            <text:p>21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240</text:p>
          </table:table-cell>
          <table:table-cell table:style-name="ce177" office:value-type="float" office:value="213" calcext:value-type="float">
            <text:p>21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60T</text:p>
          </table:table-cell>
          <table:table-cell table:style-name="ce177" office:value-type="float" office:value="214" calcext:value-type="float">
            <text:p>21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220</text:p>
          </table:table-cell>
          <table:table-cell table:style-name="ce177" office:value-type="float" office:value="215" calcext:value-type="float">
            <text:p>21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450T</text:p>
          </table:table-cell>
          <table:table-cell table:style-name="ce177" office:value-type="float" office:value="216" calcext:value-type="float">
            <text:p>21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2" office:value-type="string" calcext:value-type="string">
            <text:p>LGA 1150</text:p>
          </table:table-cell>
          <table:table-cell table:style-name="ce275" office:value-type="string" calcext:value-type="string">
            <text:p>Pentium</text:p>
          </table:table-cell>
          <table:table-cell table:style-name="ce183" office:value-type="string" calcext:value-type="string">
            <text:p>Pentium G3260T</text:p>
          </table:table-cell>
          <table:table-cell table:style-name="ce177" office:value-type="float" office:value="217" calcext:value-type="float">
            <text:p>21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6" office:value-type="string" calcext:value-type="string">
            <text:p>Core i7-9700T </text:p>
          </table:table-cell>
          <table:table-cell table:style-name="ce177" office:value-type="float" office:value="218" calcext:value-type="float">
            <text:p>218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9700KF </text:p>
          </table:table-cell>
          <table:table-cell table:style-name="ce177" office:value-type="float" office:value="219" calcext:value-type="float">
            <text:p>219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9700K</text:p>
          </table:table-cell>
          <table:table-cell table:style-name="ce177" office:value-type="float" office:value="220" calcext:value-type="float">
            <text:p>220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9700F</text:p>
          </table:table-cell>
          <table:table-cell table:style-name="ce177" office:value-type="float" office:value="221" calcext:value-type="float">
            <text:p>221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9700E</text:p>
          </table:table-cell>
          <table:table-cell table:style-name="ce177" office:value-type="float" office:value="222" calcext:value-type="float">
            <text:p>222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9700</text:p>
          </table:table-cell>
          <table:table-cell table:style-name="ce177" office:value-type="float" office:value="223" calcext:value-type="float">
            <text:p>223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8700T</text:p>
          </table:table-cell>
          <table:table-cell table:style-name="ce177" office:value-type="float" office:value="224" calcext:value-type="float">
            <text:p>224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8700K</text:p>
          </table:table-cell>
          <table:table-cell table:style-name="ce177" office:value-type="float" office:value="225" calcext:value-type="float">
            <text:p>225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8700</text:p>
          </table:table-cell>
          <table:table-cell table:style-name="ce177" office:value-type="float" office:value="226" calcext:value-type="float">
            <text:p>22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8086K</text:p>
          </table:table-cell>
          <table:table-cell table:style-name="ce177" office:value-type="float" office:value="227" calcext:value-type="float">
            <text:p>227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7700T</text:p>
          </table:table-cell>
          <table:table-cell table:style-name="ce177" office:value-type="float" office:value="228" calcext:value-type="float">
            <text:p>228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7700K</text:p>
          </table:table-cell>
          <table:table-cell table:style-name="ce177" office:value-type="float" office:value="229" calcext:value-type="float">
            <text:p>229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7700</text:p>
          </table:table-cell>
          <table:table-cell table:style-name="ce177" office:value-type="float" office:value="230" calcext:value-type="float">
            <text:p>230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6700TE</text:p>
          </table:table-cell>
          <table:table-cell table:style-name="ce177" office:value-type="float" office:value="231" calcext:value-type="float">
            <text:p>231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6700T</text:p>
          </table:table-cell>
          <table:table-cell table:style-name="ce177" office:value-type="float" office:value="232" calcext:value-type="float">
            <text:p>232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6700K</text:p>
          </table:table-cell>
          <table:table-cell table:style-name="ce177" office:value-type="float" office:value="233" calcext:value-type="float">
            <text:p>233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Core i7-6700</text:p>
          </table:table-cell>
          <table:table-cell table:style-name="ce177" office:value-type="float" office:value="234" calcext:value-type="float">
            <text:p>234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600T</text:p>
          </table:table-cell>
          <table:table-cell table:style-name="ce177" office:value-type="float" office:value="235" calcext:value-type="float">
            <text:p>235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600K</text:p>
          </table:table-cell>
          <table:table-cell table:style-name="ce177" office:value-type="float" office:value="236" calcext:value-type="float">
            <text:p>23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600</text:p>
          </table:table-cell>
          <table:table-cell table:style-name="ce177" office:value-type="float" office:value="237" calcext:value-type="float">
            <text:p>237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500TE</text:p>
          </table:table-cell>
          <table:table-cell table:style-name="ce177" office:value-type="float" office:value="238" calcext:value-type="float">
            <text:p>238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500F</text:p>
          </table:table-cell>
          <table:table-cell table:style-name="ce177" office:value-type="float" office:value="239" calcext:value-type="float">
            <text:p>239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500E</text:p>
          </table:table-cell>
          <table:table-cell table:style-name="ce177" office:value-type="float" office:value="240" calcext:value-type="float">
            <text:p>240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500</text:p>
          </table:table-cell>
          <table:table-cell table:style-name="ce177" office:value-type="float" office:value="241" calcext:value-type="float">
            <text:p>241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400T</text:p>
          </table:table-cell>
          <table:table-cell table:style-name="ce177" office:value-type="float" office:value="242" calcext:value-type="float">
            <text:p>242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400F</text:p>
          </table:table-cell>
          <table:table-cell table:style-name="ce177" office:value-type="float" office:value="243" calcext:value-type="float">
            <text:p>243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9400</text:p>
          </table:table-cell>
          <table:table-cell table:style-name="ce177" office:value-type="float" office:value="244" calcext:value-type="float">
            <text:p>244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600T</text:p>
          </table:table-cell>
          <table:table-cell table:style-name="ce177" office:value-type="float" office:value="245" calcext:value-type="float">
            <text:p>245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600K</text:p>
          </table:table-cell>
          <table:table-cell table:style-name="ce177" office:value-type="float" office:value="246" calcext:value-type="float">
            <text:p>24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600</text:p>
          </table:table-cell>
          <table:table-cell table:style-name="ce177" office:value-type="float" office:value="247" calcext:value-type="float">
            <text:p>247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500T</text:p>
          </table:table-cell>
          <table:table-cell table:style-name="ce177" office:value-type="float" office:value="248" calcext:value-type="float">
            <text:p>248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500</text:p>
          </table:table-cell>
          <table:table-cell table:style-name="ce177" office:value-type="float" office:value="249" calcext:value-type="float">
            <text:p>249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400T</text:p>
          </table:table-cell>
          <table:table-cell table:style-name="ce177" office:value-type="float" office:value="250" calcext:value-type="float">
            <text:p>250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8400</text:p>
          </table:table-cell>
          <table:table-cell table:style-name="ce177" office:value-type="float" office:value="251" calcext:value-type="float">
            <text:p>251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7600T</text:p>
          </table:table-cell>
          <table:table-cell table:style-name="ce177" office:value-type="float" office:value="252" calcext:value-type="float">
            <text:p>252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7600K</text:p>
          </table:table-cell>
          <table:table-cell table:style-name="ce177" office:value-type="float" office:value="253" calcext:value-type="float">
            <text:p>253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7600</text:p>
          </table:table-cell>
          <table:table-cell table:style-name="ce177" office:value-type="float" office:value="254" calcext:value-type="float">
            <text:p>254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7500T</text:p>
          </table:table-cell>
          <table:table-cell table:style-name="ce177" office:value-type="float" office:value="255" calcext:value-type="float">
            <text:p>255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7500</text:p>
          </table:table-cell>
          <table:table-cell table:style-name="ce177" office:value-type="float" office:value="256" calcext:value-type="float">
            <text:p>25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7400</text:p>
          </table:table-cell>
          <table:table-cell table:style-name="ce177" office:value-type="float" office:value="257" calcext:value-type="float">
            <text:p>257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6600T</text:p>
          </table:table-cell>
          <table:table-cell table:style-name="ce177" office:value-type="float" office:value="258" calcext:value-type="float">
            <text:p>258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600K</text:p>
          </table:table-cell>
          <table:table-cell table:style-name="ce177" office:value-type="float" office:value="259" calcext:value-type="float">
            <text:p>259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600</text:p>
          </table:table-cell>
          <table:table-cell table:style-name="ce177" office:value-type="float" office:value="260" calcext:value-type="float">
            <text:p>260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500TE</text:p>
          </table:table-cell>
          <table:table-cell table:style-name="ce177" office:value-type="float" office:value="261" calcext:value-type="float">
            <text:p>261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500T</text:p>
          </table:table-cell>
          <table:table-cell table:style-name="ce177" office:value-type="float" office:value="262" calcext:value-type="float">
            <text:p>262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500</text:p>
          </table:table-cell>
          <table:table-cell table:style-name="ce177" office:value-type="float" office:value="263" calcext:value-type="float">
            <text:p>263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402P</text:p>
          </table:table-cell>
          <table:table-cell table:style-name="ce177" office:value-type="float" office:value="264" calcext:value-type="float">
            <text:p>264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6400T</text:p>
          </table:table-cell>
          <table:table-cell table:style-name="ce177" office:value-type="float" office:value="265" calcext:value-type="float">
            <text:p>265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Core i5-6400</text:p>
          </table:table-cell>
          <table:table-cell table:style-name="ce177" office:value-type="float" office:value="266" calcext:value-type="float">
            <text:p>26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350KF</text:p>
          </table:table-cell>
          <table:table-cell table:style-name="ce177" office:value-type="float" office:value="267" calcext:value-type="float">
            <text:p>267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350K</text:p>
          </table:table-cell>
          <table:table-cell table:style-name="ce177" office:value-type="float" office:value="268" calcext:value-type="float">
            <text:p>268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<text:s/>Core i3-9320</text:p>
          </table:table-cell>
          <table:table-cell table:style-name="ce177" office:value-type="float" office:value="269" calcext:value-type="float">
            <text:p>269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300T</text:p>
          </table:table-cell>
          <table:table-cell table:style-name="ce177" office:value-type="float" office:value="270" calcext:value-type="float">
            <text:p>270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300</text:p>
          </table:table-cell>
          <table:table-cell table:style-name="ce177" office:value-type="float" office:value="271" calcext:value-type="float">
            <text:p>271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100TE</text:p>
          </table:table-cell>
          <table:table-cell table:style-name="ce177" office:value-type="float" office:value="272" calcext:value-type="float">
            <text:p>272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100T</text:p>
          </table:table-cell>
          <table:table-cell table:style-name="ce177" office:value-type="float" office:value="273" calcext:value-type="float">
            <text:p>273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100F</text:p>
          </table:table-cell>
          <table:table-cell table:style-name="ce177" office:value-type="float" office:value="274" calcext:value-type="float">
            <text:p>274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<text:s/>Core i3-9100E</text:p>
          </table:table-cell>
          <table:table-cell table:style-name="ce177" office:value-type="float" office:value="275" calcext:value-type="float">
            <text:p>275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9100</text:p>
          </table:table-cell>
          <table:table-cell table:style-name="ce177" office:value-type="float" office:value="276" calcext:value-type="float">
            <text:p>27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8350K</text:p>
          </table:table-cell>
          <table:table-cell table:style-name="ce177" office:value-type="float" office:value="277" calcext:value-type="float">
            <text:p>277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8300T</text:p>
          </table:table-cell>
          <table:table-cell table:style-name="ce177" office:value-type="float" office:value="278" calcext:value-type="float">
            <text:p>278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<text:s/>Core i3-8300</text:p>
          </table:table-cell>
          <table:table-cell table:style-name="ce177" office:value-type="float" office:value="279" calcext:value-type="float">
            <text:p>279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8100T</text:p>
          </table:table-cell>
          <table:table-cell table:style-name="ce177" office:value-type="float" office:value="280" calcext:value-type="float">
            <text:p>280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8100F</text:p>
          </table:table-cell>
          <table:table-cell table:style-name="ce177" office:value-type="float" office:value="281" calcext:value-type="float">
            <text:p>281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8100</text:p>
          </table:table-cell>
          <table:table-cell table:style-name="ce177" office:value-type="float" office:value="282" calcext:value-type="float">
            <text:p>282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7350K</text:p>
          </table:table-cell>
          <table:table-cell table:style-name="ce177" office:value-type="float" office:value="283" calcext:value-type="float">
            <text:p>283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7320</text:p>
          </table:table-cell>
          <table:table-cell table:style-name="ce177" office:value-type="float" office:value="284" calcext:value-type="float">
            <text:p>284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220" office:value-type="string" calcext:value-type="string">
            <text:p>Core i3-7300T</text:p>
          </table:table-cell>
          <table:table-cell table:style-name="ce177" office:value-type="float" office:value="285" calcext:value-type="float">
            <text:p>285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7300</text:p>
          </table:table-cell>
          <table:table-cell table:style-name="ce177" office:value-type="float" office:value="286" calcext:value-type="float">
            <text:p>28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7101TE</text:p>
          </table:table-cell>
          <table:table-cell table:style-name="ce177" office:value-type="float" office:value="287" calcext:value-type="float">
            <text:p>287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7101E</text:p>
          </table:table-cell>
          <table:table-cell table:style-name="ce177" office:value-type="float" office:value="288" calcext:value-type="float">
            <text:p>288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7100T</text:p>
          </table:table-cell>
          <table:table-cell table:style-name="ce177" office:value-type="float" office:value="289" calcext:value-type="float">
            <text:p>289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7100</text:p>
          </table:table-cell>
          <table:table-cell table:style-name="ce177" office:value-type="float" office:value="290" calcext:value-type="float">
            <text:p>290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320T</text:p>
          </table:table-cell>
          <table:table-cell table:style-name="ce177" office:value-type="float" office:value="291" calcext:value-type="float">
            <text:p>291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320</text:p>
          </table:table-cell>
          <table:table-cell table:style-name="ce177" office:value-type="float" office:value="292" calcext:value-type="float">
            <text:p>292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300T</text:p>
          </table:table-cell>
          <table:table-cell table:style-name="ce177" office:value-type="float" office:value="293" calcext:value-type="float">
            <text:p>293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300</text:p>
          </table:table-cell>
          <table:table-cell table:style-name="ce177" office:value-type="float" office:value="294" calcext:value-type="float">
            <text:p>294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100TE</text:p>
          </table:table-cell>
          <table:table-cell table:style-name="ce177" office:value-type="float" office:value="295" calcext:value-type="float">
            <text:p>295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100T</text:p>
          </table:table-cell>
          <table:table-cell table:style-name="ce177" office:value-type="float" office:value="296" calcext:value-type="float">
            <text:p>296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100</text:p>
          </table:table-cell>
          <table:table-cell table:style-name="ce177" office:value-type="float" office:value="297" calcext:value-type="float">
            <text:p>297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8">
          <table:table-cell/>
          <table:table-cell table:style-name="ce253" office:value-type="float" office:value="1151" calcext:value-type="float">
            <text:p>1151</text:p>
          </table:table-cell>
          <table:table-cell table:style-name="ce279" office:value-type="string" calcext:value-type="string">
            <text:p>Core i3</text:p>
          </table:table-cell>
          <table:table-cell table:style-name="ce192" office:value-type="string" calcext:value-type="string">
            <text:p>Core i3-6098P</text:p>
          </table:table-cell>
          <table:table-cell table:style-name="ce177" office:value-type="float" office:value="298" calcext:value-type="float">
            <text:p>298</text:p>
          </table:table-cell>
          <table:table-cell table:style-name="ce85" office:value-type="string" calcext:value-type="string">
            <text:p>medi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2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950</text:p>
          </table:table-cell>
          <table:table-cell table:style-name="ce177" office:value-type="float" office:value="299" calcext:value-type="float">
            <text:p>29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930T</text:p>
          </table:table-cell>
          <table:table-cell table:style-name="ce177" office:value-type="float" office:value="300" calcext:value-type="float">
            <text:p>30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930</text:p>
          </table:table-cell>
          <table:table-cell table:style-name="ce177" office:value-type="float" office:value="301" calcext:value-type="float">
            <text:p>30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4920</text:p>
          </table:table-cell>
          <table:table-cell table:style-name="ce177" office:value-type="float" office:value="302" calcext:value-type="float">
            <text:p>30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4900T</text:p>
          </table:table-cell>
          <table:table-cell table:style-name="ce177" office:value-type="float" office:value="303" calcext:value-type="float">
            <text:p>30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4900</text:p>
          </table:table-cell>
          <table:table-cell table:style-name="ce177" office:value-type="float" office:value="304" calcext:value-type="float">
            <text:p>30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50 </text:p>
          </table:table-cell>
          <table:table-cell table:style-name="ce177" office:value-type="float" office:value="305" calcext:value-type="float">
            <text:p>30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30TE</text:p>
          </table:table-cell>
          <table:table-cell table:style-name="ce177" office:value-type="float" office:value="306" calcext:value-type="float">
            <text:p>30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30T</text:p>
          </table:table-cell>
          <table:table-cell table:style-name="ce177" office:value-type="float" office:value="307" calcext:value-type="float">
            <text:p>30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30E </text:p>
          </table:table-cell>
          <table:table-cell table:style-name="ce177" office:value-type="float" office:value="308" calcext:value-type="float">
            <text:p>308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30</text:p>
          </table:table-cell>
          <table:table-cell table:style-name="ce177" office:value-type="float" office:value="309" calcext:value-type="float">
            <text:p>309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20</text:p>
          </table:table-cell>
          <table:table-cell table:style-name="ce177" office:value-type="float" office:value="310" calcext:value-type="float">
            <text:p>310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00TE</text:p>
          </table:table-cell>
          <table:table-cell table:style-name="ce177" office:value-type="float" office:value="311" calcext:value-type="float">
            <text:p>311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00T</text:p>
          </table:table-cell>
          <table:table-cell table:style-name="ce177" office:value-type="float" office:value="312" calcext:value-type="float">
            <text:p>31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3" office:value-type="float" office:value="1151" calcext:value-type="float">
            <text:p>1151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Celeron G3900</text:p>
          </table:table-cell>
          <table:table-cell table:style-name="ce177" office:value-type="float" office:value="313" calcext:value-type="float">
            <text:p>31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6" office:value-type="string" calcext:value-type="string">
            <text:p><text:s/>Core i7-11700T</text:p>
          </table:table-cell>
          <table:table-cell table:style-name="ce177" office:value-type="float" office:value="314" calcext:value-type="float">
            <text:p>314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1700KF</text:p>
          </table:table-cell>
          <table:table-cell table:style-name="ce177" office:value-type="float" office:value="315" calcext:value-type="float">
            <text:p>315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1700K</text:p>
          </table:table-cell>
          <table:table-cell table:style-name="ce177" office:value-type="float" office:value="316" calcext:value-type="float">
            <text:p>31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1700F</text:p>
          </table:table-cell>
          <table:table-cell table:style-name="ce177" office:value-type="float" office:value="317" calcext:value-type="float">
            <text:p>317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1700B</text:p>
          </table:table-cell>
          <table:table-cell table:style-name="ce177" office:value-type="float" office:value="318" calcext:value-type="float">
            <text:p>318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1700</text:p>
          </table:table-cell>
          <table:table-cell table:style-name="ce177" office:value-type="float" office:value="319" calcext:value-type="float">
            <text:p>319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0700TE</text:p>
          </table:table-cell>
          <table:table-cell table:style-name="ce177" office:value-type="float" office:value="320" calcext:value-type="float">
            <text:p>320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0700T</text:p>
          </table:table-cell>
          <table:table-cell table:style-name="ce177" office:value-type="float" office:value="321" calcext:value-type="float">
            <text:p>321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0700KF</text:p>
          </table:table-cell>
          <table:table-cell table:style-name="ce177" office:value-type="float" office:value="322" calcext:value-type="float">
            <text:p>322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0700K</text:p>
          </table:table-cell>
          <table:table-cell table:style-name="ce177" office:value-type="float" office:value="323" calcext:value-type="float">
            <text:p>323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0700F</text:p>
          </table:table-cell>
          <table:table-cell table:style-name="ce177" office:value-type="float" office:value="324" calcext:value-type="float">
            <text:p>324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8" office:value-type="string" calcext:value-type="string">
            <text:p><text:s/>Core i7-10700E</text:p>
          </table:table-cell>
          <table:table-cell table:style-name="ce177" office:value-type="float" office:value="325" calcext:value-type="float">
            <text:p>325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7" office:value-type="string" calcext:value-type="string">
            <text:p>Core i7</text:p>
          </table:table-cell>
          <table:table-cell table:style-name="ce216" office:value-type="string" calcext:value-type="string">
            <text:p><text:s/>Core i7-10700</text:p>
          </table:table-cell>
          <table:table-cell table:style-name="ce177" office:value-type="float" office:value="326" calcext:value-type="float">
            <text:p>326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8" office:value-type="string" calcext:value-type="string">
            <text:p><text:s/>Core i5-11600T</text:p>
          </table:table-cell>
          <table:table-cell table:style-name="ce177" office:value-type="float" office:value="327" calcext:value-type="float">
            <text:p>327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8" office:value-type="string" calcext:value-type="string">
            <text:p><text:s/>Core i5-11600KF</text:p>
          </table:table-cell>
          <table:table-cell table:style-name="ce177" office:value-type="float" office:value="328" calcext:value-type="float">
            <text:p>328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8" office:value-type="string" calcext:value-type="string">
            <text:p><text:s/>Core i5-11600K</text:p>
          </table:table-cell>
          <table:table-cell table:style-name="ce177" office:value-type="float" office:value="329" calcext:value-type="float">
            <text:p>329</text:p>
          </table:table-cell>
          <table:table-cell table:style-name="ce85" office:value-type="string" calcext:value-type="string">
            <text:p>Alt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600</text:p>
          </table:table-cell>
          <table:table-cell table:style-name="ce177" office:value-type="float" office:value="330" calcext:value-type="float">
            <text:p>330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500T</text:p>
          </table:table-cell>
          <table:table-cell table:style-name="ce177" office:value-type="float" office:value="331" calcext:value-type="float">
            <text:p>331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500B</text:p>
          </table:table-cell>
          <table:table-cell table:style-name="ce177" office:value-type="float" office:value="332" calcext:value-type="float">
            <text:p>332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500</text:p>
          </table:table-cell>
          <table:table-cell table:style-name="ce177" office:value-type="float" office:value="333" calcext:value-type="float">
            <text:p>333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400T</text:p>
          </table:table-cell>
          <table:table-cell table:style-name="ce177" office:value-type="float" office:value="334" calcext:value-type="float">
            <text:p>334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400F</text:p>
          </table:table-cell>
          <table:table-cell table:style-name="ce177" office:value-type="float" office:value="335" calcext:value-type="float">
            <text:p>335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1400</text:p>
          </table:table-cell>
          <table:table-cell table:style-name="ce177" office:value-type="float" office:value="336" calcext:value-type="float">
            <text:p>33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600T</text:p>
          </table:table-cell>
          <table:table-cell table:style-name="ce177" office:value-type="float" office:value="337" calcext:value-type="float">
            <text:p>337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600KF</text:p>
          </table:table-cell>
          <table:table-cell table:style-name="ce177" office:value-type="float" office:value="338" calcext:value-type="float">
            <text:p>338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600K</text:p>
          </table:table-cell>
          <table:table-cell table:style-name="ce177" office:value-type="float" office:value="339" calcext:value-type="float">
            <text:p>339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600</text:p>
          </table:table-cell>
          <table:table-cell table:style-name="ce177" office:value-type="float" office:value="340" calcext:value-type="float">
            <text:p>340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505</text:p>
          </table:table-cell>
          <table:table-cell table:style-name="ce177" office:value-type="float" office:value="341" calcext:value-type="float">
            <text:p>341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500TE</text:p>
          </table:table-cell>
          <table:table-cell table:style-name="ce177" office:value-type="float" office:value="342" calcext:value-type="float">
            <text:p>342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500T</text:p>
          </table:table-cell>
          <table:table-cell table:style-name="ce177" office:value-type="float" office:value="343" calcext:value-type="float">
            <text:p>343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500E</text:p>
          </table:table-cell>
          <table:table-cell table:style-name="ce177" office:value-type="float" office:value="344" calcext:value-type="float">
            <text:p>344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500</text:p>
          </table:table-cell>
          <table:table-cell table:style-name="ce177" office:value-type="float" office:value="345" calcext:value-type="float">
            <text:p>345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400T </text:p>
          </table:table-cell>
          <table:table-cell table:style-name="ce177" office:value-type="float" office:value="346" calcext:value-type="float">
            <text:p>346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19" office:value-type="string" calcext:value-type="string">
            <text:p><text:s/>Core i5-10400F</text:p>
          </table:table-cell>
          <table:table-cell table:style-name="ce177" office:value-type="float" office:value="347" calcext:value-type="float">
            <text:p>347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8" office:value-type="string" calcext:value-type="string">
            <text:p>core i5</text:p>
          </table:table-cell>
          <table:table-cell table:style-name="ce221" office:value-type="string" calcext:value-type="string">
            <text:p><text:s/>Core i5-10400</text:p>
          </table:table-cell>
          <table:table-cell table:style-name="ce177" office:value-type="float" office:value="348" calcext:value-type="float">
            <text:p>348</text:p>
          </table:table-cell>
          <table:table-cell table:style-name="ce85" office:value-type="string" calcext:value-type="string">
            <text:p>Alta-Medi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1340</text:p>
          </table:table-cell>
          <table:table-cell table:style-name="ce177" office:value-type="float" office:value="349" calcext:value-type="float">
            <text:p>349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1100B</text:p>
          </table:table-cell>
          <table:table-cell table:style-name="ce177" office:value-type="float" office:value="350" calcext:value-type="float">
            <text:p>350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25</text:p>
          </table:table-cell>
          <table:table-cell table:style-name="ce177" office:value-type="float" office:value="351" calcext:value-type="float">
            <text:p>351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20</text:p>
          </table:table-cell>
          <table:table-cell table:style-name="ce177" office:value-type="float" office:value="352" calcext:value-type="float">
            <text:p>352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05T</text:p>
          </table:table-cell>
          <table:table-cell table:style-name="ce177" office:value-type="float" office:value="353" calcext:value-type="float">
            <text:p>353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05</text:p>
          </table:table-cell>
          <table:table-cell table:style-name="ce177" office:value-type="float" office:value="354" calcext:value-type="float">
            <text:p>354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00T</text:p>
          </table:table-cell>
          <table:table-cell table:style-name="ce177" office:value-type="float" office:value="355" calcext:value-type="float">
            <text:p>355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00</text:p>
          </table:table-cell>
          <table:table-cell table:style-name="ce177" office:value-type="float" office:value="356" calcext:value-type="float">
            <text:p>35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5T </text:p>
          </table:table-cell>
          <table:table-cell table:style-name="ce177" office:value-type="float" office:value="357" calcext:value-type="float">
            <text:p>357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5F </text:p>
          </table:table-cell>
          <table:table-cell table:style-name="ce177" office:value-type="float" office:value="358" calcext:value-type="float">
            <text:p>358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5</text:p>
          </table:table-cell>
          <table:table-cell table:style-name="ce177" office:value-type="float" office:value="359" calcext:value-type="float">
            <text:p>359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TE</text:p>
          </table:table-cell>
          <table:table-cell table:style-name="ce177" office:value-type="float" office:value="360" calcext:value-type="float">
            <text:p>360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T</text:p>
          </table:table-cell>
          <table:table-cell table:style-name="ce177" office:value-type="float" office:value="361" calcext:value-type="float">
            <text:p>361</text:p>
          </table:table-cell>
          <table:table-cell table:style-name="ce85" office:value-type="string" calcext:value-type="string">
            <text:p>Alta-Baja</text:p>
          </table:table-cell>
          <table:table-cell table:style-name="ce177"/>
          <table:table-cell table:style-name="ce293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F</text:p>
          </table:table-cell>
          <table:table-cell table:style-name="ce177" office:value-type="float" office:value="362" calcext:value-type="float">
            <text:p>362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00T</text:p>
          </table:table-cell>
          <table:table-cell table:style-name="ce177" office:value-type="float" office:value="363" calcext:value-type="float">
            <text:p>363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300</text:p>
          </table:table-cell>
          <table:table-cell table:style-name="ce177" office:value-type="float" office:value="364" calcext:value-type="float">
            <text:p>364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5T</text:p>
          </table:table-cell>
          <table:table-cell table:style-name="ce177" office:value-type="float" office:value="365" calcext:value-type="float">
            <text:p>365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5F</text:p>
          </table:table-cell>
          <table:table-cell table:style-name="ce177" office:value-type="float" office:value="366" calcext:value-type="float">
            <text:p>366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5</text:p>
          </table:table-cell>
          <table:table-cell table:style-name="ce177" office:value-type="float" office:value="367" calcext:value-type="float">
            <text:p>367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TE</text:p>
          </table:table-cell>
          <table:table-cell table:style-name="ce177" office:value-type="float" office:value="368" calcext:value-type="float">
            <text:p>368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T</text:p>
          </table:table-cell>
          <table:table-cell table:style-name="ce177" office:value-type="float" office:value="369" calcext:value-type="float">
            <text:p>369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F</text:p>
          </table:table-cell>
          <table:table-cell table:style-name="ce177" office:value-type="float" office:value="370" calcext:value-type="float">
            <text:p>370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2" office:value-type="string" calcext:value-type="string">
            <text:p><text:s/>Core i3-10100E</text:p>
          </table:table-cell>
          <table:table-cell table:style-name="ce177" office:value-type="float" office:value="371" calcext:value-type="float">
            <text:p>371</text:p>
          </table:table-cell>
          <table:table-cell table:style-name="ce85" office:value-type="string" calcext:value-type="string">
            <text:p>Alta-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79" office:value-type="string" calcext:value-type="string">
            <text:p>Core i3</text:p>
          </table:table-cell>
          <table:table-cell table:style-name="ce223" office:value-type="string" calcext:value-type="string">
            <text:p><text:s/>Core i3-10100</text:p>
          </table:table-cell>
          <table:table-cell table:style-name="ce177" office:value-type="float" office:value="372" calcext:value-type="float">
            <text:p>372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5925</text:p>
          </table:table-cell>
          <table:table-cell table:style-name="ce177" office:value-type="float" office:value="373" calcext:value-type="float">
            <text:p>373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5905T</text:p>
          </table:table-cell>
          <table:table-cell table:style-name="ce177" office:value-type="float" office:value="374" calcext:value-type="float">
            <text:p>374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5920</text:p>
          </table:table-cell>
          <table:table-cell table:style-name="ce177" office:value-type="float" office:value="375" calcext:value-type="float">
            <text:p>375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80" office:value-type="string" calcext:value-type="string">
            <text:p>Celeron</text:p>
          </table:table-cell>
          <table:table-cell table:style-name="ce183" office:value-type="string" calcext:value-type="string">
            <text:p><text:s/>Celeron G5905</text:p>
          </table:table-cell>
          <table:table-cell table:style-name="ce177" office:value-type="float" office:value="376" calcext:value-type="float">
            <text:p>376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>
          <table:table-cell/>
          <table:table-cell table:style-name="ce254" office:value-type="string" calcext:value-type="string">
            <text:p>LGA 1200</text:p>
          </table:table-cell>
          <table:table-cell table:style-name="ce280" office:value-type="string" calcext:value-type="string">
            <text:p>Celeron</text:p>
          </table:table-cell>
          <table:table-cell table:style-name="ce187" office:value-type="string" calcext:value-type="string">
            <text:p><text:s/>Celeron G5900TE</text:p>
          </table:table-cell>
          <table:table-cell table:style-name="ce177" office:value-type="float" office:value="377" calcext:value-type="float">
            <text:p>377</text:p>
          </table:table-cell>
          <table:table-cell table:style-name="ce85" office:value-type="string" calcext:value-type="string">
            <text:p>baja</text:p>
          </table:table-cell>
          <table:table-cell table:style-name="ce177" table:number-columns-repeated="2"/>
          <table:table-cell table:style-name="ce269"/>
          <table:table-cell table:number-columns-repeated="16369"/>
        </table:table-row>
        <table:table-row table:style-name="ro1" table:number-rows-repeated="1048196">
          <table:table-cell table:number-columns-repeated="16378"/>
        </table:table-row>
        <table:table-row table:style-name="ro1">
          <table:table-cell table:number-columns-repeated="16378"/>
        </table:table-row>
      </table:table>
      <table:named-expressions/>
      <table:database-ranges>
        <table:database-range table:name="__Anonymous_Sheet_DB__3" table:target-range-address="Hoja3.B2:Hoja3.M379"/>
        <table:database-range table:name="__Anonymous_Sheet_DB__5" table:target-range-address="Hoja6.B2:Hoja6.I379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text> </number:text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8:06:22.8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irArthur</meta:initial-creator>
    <meta:print-date>2023-11-16T20:40:10</meta:print-date>
    <meta:creation-date>2023-10-05T23:14:26</meta:creation-date>
    <dc:date>2023-11-16T18:45:24.120000000</dc:date>
    <meta:generator>LibreOffice/7.6.2.1$Windows_X86_64 LibreOffice_project/56f7684011345957bbf33a7ee678afaf4d2ba333</meta:generator>
    <meta:editing-duration>PT1H8M46S</meta:editing-duration>
    <meta:editing-cycles>13</meta:editing-cycles>
    <meta:document-statistic meta:table-count="6" meta:cell-count="6236" meta:object-count="146"/>
    <meta:user-defined meta:name="AppVersion">16.0300</meta:user-defined>
  </office:meta>
</office:document-meta>
</file>